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35" table:default-cell-style-name="Default"/>
        <table:table-row table:style-name="ro1">
          <table:table-cell/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>f</text:p>
          </table:table-cell>
          <table:table-cell office:value-type="string">
            <text:p>g</text:p>
          </table:table-cell>
          <table:table-cell office:value-type="string">
            <text:p>h</text:p>
          </table:table-cell>
          <table:table-cell office:value-type="string">
            <text:p>I</text:p>
          </table:table-cell>
          <table:table-cell office:value-type="string">
            <text:p>j</text:p>
          </table:table-cell>
          <table:table-cell office:value-type="string">
            <text:p>k</text:p>
          </table:table-cell>
          <table:table-cell office:value-type="string">
            <text:p>l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o</text:p>
          </table:table-cell>
          <table:table-cell office:value-type="string">
            <text:p>p</text:p>
          </table:table-cell>
          <table:table-cell office:value-type="string">
            <text:p>q</text:p>
          </table:table-cell>
          <table:table-cell office:value-type="string">
            <text:p>r</text:p>
          </table:table-cell>
          <table:table-cell office:value-type="string">
            <text:p>s</text:p>
          </table:table-cell>
          <table:table-cell office:value-type="string">
            <text:p>t</text:p>
          </table:table-cell>
          <table:table-cell office:value-type="string">
            <text:p>u</text:p>
          </table:table-cell>
          <table:table-cell office:value-type="string">
            <text:p>v</text:p>
          </table:table-cell>
          <table:table-cell office:value-type="string">
            <text:p>w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 office:value-type="string">
            <text:p>á</text:p>
          </table:table-cell>
          <table:table-cell office:value-type="string">
            <text:p>é</text:p>
          </table:table-cell>
          <table:table-cell office:value-type="string">
            <text:p>ë</text:p>
          </table:table-cell>
          <table:table-cell office:value-type="string">
            <text:p>í</text:p>
          </table:table-cell>
          <table:table-cell office:value-type="string">
            <text:p>ó</text:p>
          </table:table-cell>
          <table:table-cell office:value-type="string">
            <text:p>ú</text:p>
          </table:table-cell>
          <table:table-cell office:value-type="string">
            <text:p>æ</text:p>
          </table:table-cell>
          <table:table-cell office:value-type="string">
            <text:p>ý</text:p>
          </table:table-cell>
        </table:table-row>
        <table:table-row table:style-name="ro1">
          <table:table-cell office:value-type="string">
            <text:p>a</text:p>
          </table:table-cell>
          <table:table-cell table:formula="oooc:=&quot;.&quot;&amp;[.$A2]&amp;&quot;1&quot;&amp;[.B$1]&amp;&quot;.&quot;" office:value-type="string" office:string-value=".a1a.">
            <text:p>.a1a.</text:p>
          </table:table-cell>
          <table:table-cell table:formula="oooc:=&quot;.&quot;&amp;[.$A2]&amp;&quot;1&quot;&amp;[.C$1]&amp;&quot;.&quot;" office:value-type="string" office:string-value=".a1b.">
            <text:p>.a1b.</text:p>
          </table:table-cell>
          <table:table-cell table:formula="oooc:=&quot;.&quot;&amp;[.$A2]&amp;&quot;1&quot;&amp;[.D$1]&amp;&quot;.&quot;" office:value-type="string" office:string-value=".a1c.">
            <text:p>.a1c.</text:p>
          </table:table-cell>
          <table:table-cell table:formula="oooc:=&quot;.&quot;&amp;[.$A2]&amp;&quot;1&quot;&amp;[.E$1]&amp;&quot;.&quot;" office:value-type="string" office:string-value=".a1d.">
            <text:p>.a1d.</text:p>
          </table:table-cell>
          <table:table-cell table:formula="oooc:=&quot;.&quot;&amp;[.$A2]&amp;&quot;1&quot;&amp;[.F$1]&amp;&quot;.&quot;" office:value-type="string" office:string-value=".a1e.">
            <text:p>.a1e.</text:p>
          </table:table-cell>
          <table:table-cell table:formula="oooc:=&quot;.&quot;&amp;[.$A2]&amp;&quot;1&quot;&amp;[.G$1]&amp;&quot;.&quot;" office:value-type="string" office:string-value=".a1f.">
            <text:p>.a1f.</text:p>
          </table:table-cell>
          <table:table-cell table:formula="oooc:=&quot;.&quot;&amp;[.$A2]&amp;&quot;1&quot;&amp;[.H$1]&amp;&quot;.&quot;" office:value-type="string" office:string-value=".a1g.">
            <text:p>.a1g.</text:p>
          </table:table-cell>
          <table:table-cell table:formula="oooc:=&quot;.&quot;&amp;[.$A2]&amp;&quot;1&quot;&amp;[.I$1]&amp;&quot;.&quot;" office:value-type="string" office:string-value=".a1h.">
            <text:p>.a1h.</text:p>
          </table:table-cell>
          <table:table-cell table:formula="oooc:=&quot;.&quot;&amp;[.$A2]&amp;&quot;1&quot;&amp;[.J$1]&amp;&quot;.&quot;" office:value-type="string" office:string-value=".a1I.">
            <text:p>.a1I.</text:p>
          </table:table-cell>
          <table:table-cell table:formula="oooc:=&quot;.&quot;&amp;[.$A2]&amp;&quot;1&quot;&amp;[.K$1]&amp;&quot;.&quot;" office:value-type="string" office:string-value=".a1j.">
            <text:p>.a1j.</text:p>
          </table:table-cell>
          <table:table-cell table:formula="oooc:=&quot;.&quot;&amp;[.$A2]&amp;&quot;1&quot;&amp;[.L$1]&amp;&quot;.&quot;" office:value-type="string" office:string-value=".a1k.">
            <text:p>.a1k.</text:p>
          </table:table-cell>
          <table:table-cell table:formula="oooc:=&quot;.&quot;&amp;[.$A2]&amp;&quot;1&quot;&amp;[.M$1]&amp;&quot;.&quot;" office:value-type="string" office:string-value=".a1l.">
            <text:p>.a1l.</text:p>
          </table:table-cell>
          <table:table-cell table:formula="oooc:=&quot;.&quot;&amp;[.$A2]&amp;&quot;1&quot;&amp;[.N$1]&amp;&quot;.&quot;" office:value-type="string" office:string-value=".a1m.">
            <text:p>.a1m.</text:p>
          </table:table-cell>
          <table:table-cell table:formula="oooc:=&quot;.&quot;&amp;[.$A2]&amp;&quot;1&quot;&amp;[.O$1]&amp;&quot;.&quot;" office:value-type="string" office:string-value=".a1n.">
            <text:p>.a1n.</text:p>
          </table:table-cell>
          <table:table-cell table:formula="oooc:=&quot;.&quot;&amp;[.$A2]&amp;&quot;1&quot;&amp;[.P$1]&amp;&quot;.&quot;" office:value-type="string" office:string-value=".a1o.">
            <text:p>.a1o.</text:p>
          </table:table-cell>
          <table:table-cell table:formula="oooc:=&quot;.&quot;&amp;[.$A2]&amp;&quot;1&quot;&amp;[.Q$1]&amp;&quot;.&quot;" office:value-type="string" office:string-value=".a1p.">
            <text:p>.a1p.</text:p>
          </table:table-cell>
          <table:table-cell table:formula="oooc:=&quot;.&quot;&amp;[.$A2]&amp;&quot;1&quot;&amp;[.R$1]&amp;&quot;.&quot;" office:value-type="string" office:string-value=".a1q.">
            <text:p>.a1q.</text:p>
          </table:table-cell>
          <table:table-cell table:formula="oooc:=&quot;.&quot;&amp;[.$A2]&amp;&quot;1&quot;&amp;[.S$1]&amp;&quot;.&quot;" office:value-type="string" office:string-value=".a1r.">
            <text:p>.a1r.</text:p>
          </table:table-cell>
          <table:table-cell table:formula="oooc:=&quot;.&quot;&amp;[.$A2]&amp;&quot;1&quot;&amp;[.T$1]&amp;&quot;.&quot;" office:value-type="string" office:string-value=".a1s.">
            <text:p>.a1s.</text:p>
          </table:table-cell>
          <table:table-cell table:formula="oooc:=&quot;.&quot;&amp;[.$A2]&amp;&quot;1&quot;&amp;[.U$1]&amp;&quot;.&quot;" office:value-type="string" office:string-value=".a1t.">
            <text:p>.a1t.</text:p>
          </table:table-cell>
          <table:table-cell table:formula="oooc:=&quot;.&quot;&amp;[.$A2]&amp;&quot;1&quot;&amp;[.V$1]&amp;&quot;.&quot;" office:value-type="string" office:string-value=".a1u.">
            <text:p>.a1u.</text:p>
          </table:table-cell>
          <table:table-cell table:formula="oooc:=&quot;.&quot;&amp;[.$A2]&amp;&quot;1&quot;&amp;[.W$1]&amp;&quot;.&quot;" office:value-type="string" office:string-value=".a1v.">
            <text:p>.a1v.</text:p>
          </table:table-cell>
          <table:table-cell table:formula="oooc:=&quot;.&quot;&amp;[.$A2]&amp;&quot;1&quot;&amp;[.X$1]&amp;&quot;.&quot;" office:value-type="string" office:string-value=".a1w.">
            <text:p>.a1w.</text:p>
          </table:table-cell>
          <table:table-cell table:formula="oooc:=&quot;.&quot;&amp;[.$A2]&amp;&quot;1&quot;&amp;[.Y$1]&amp;&quot;.&quot;" office:value-type="string" office:string-value=".a1x.">
            <text:p>.a1x.</text:p>
          </table:table-cell>
          <table:table-cell table:formula="oooc:=&quot;.&quot;&amp;[.$A2]&amp;&quot;1&quot;&amp;[.Z$1]&amp;&quot;.&quot;" office:value-type="string" office:string-value=".a1y.">
            <text:p>.a1y.</text:p>
          </table:table-cell>
          <table:table-cell table:formula="oooc:=&quot;.&quot;&amp;[.$A2]&amp;&quot;1&quot;&amp;[.AA$1]&amp;&quot;.&quot;" office:value-type="string" office:string-value=".a1z.">
            <text:p>.a1z.</text:p>
          </table:table-cell>
          <table:table-cell table:formula="oooc:=&quot;.&quot;&amp;[.$A2]&amp;&quot;1&quot;&amp;[.AB$1]&amp;&quot;.&quot;" office:value-type="string" office:string-value=".a1á.">
            <text:p>.a1á.</text:p>
          </table:table-cell>
          <table:table-cell table:formula="oooc:=&quot;.&quot;&amp;[.$A2]&amp;&quot;1&quot;&amp;[.AC$1]&amp;&quot;.&quot;" office:value-type="string" office:string-value=".a1é.">
            <text:p>.a1é.</text:p>
          </table:table-cell>
          <table:table-cell table:formula="oooc:=&quot;.&quot;&amp;[.$A2]&amp;&quot;1&quot;&amp;[.AD$1]&amp;&quot;.&quot;" office:value-type="string" office:string-value=".a1ë.">
            <text:p>.a1ë.</text:p>
          </table:table-cell>
          <table:table-cell table:formula="oooc:=&quot;.&quot;&amp;[.$A2]&amp;&quot;1&quot;&amp;[.AE$1]&amp;&quot;.&quot;" office:value-type="string" office:string-value=".a1í.">
            <text:p>.a1í.</text:p>
          </table:table-cell>
          <table:table-cell table:formula="oooc:=&quot;.&quot;&amp;[.$A2]&amp;&quot;1&quot;&amp;[.AF$1]&amp;&quot;.&quot;" office:value-type="string" office:string-value=".a1ó.">
            <text:p>.a1ó.</text:p>
          </table:table-cell>
          <table:table-cell table:formula="oooc:=&quot;.&quot;&amp;[.$A2]&amp;&quot;1&quot;&amp;[.AG$1]&amp;&quot;.&quot;" office:value-type="string" office:string-value=".a1ú.">
            <text:p>.a1ú.</text:p>
          </table:table-cell>
          <table:table-cell table:formula="oooc:=&quot;.&quot;&amp;[.$A2]&amp;&quot;1&quot;&amp;[.AH$1]&amp;&quot;.&quot;" office:value-type="string" office:string-value=".a1æ.">
            <text:p>.a1æ.</text:p>
          </table:table-cell>
          <table:table-cell table:formula="oooc:=&quot;.&quot;&amp;[.$A2]&amp;&quot;1&quot;&amp;[.AI$1]&amp;&quot;.&quot;" office:value-type="string" office:string-value=".a1ý.">
            <text:p>.a1ý.</text:p>
          </table:table-cell>
        </table:table-row>
        <table:table-row table:style-name="ro1">
          <table:table-cell office:value-type="string">
            <text:p>b</text:p>
          </table:table-cell>
          <table:table-cell table:formula="oooc:=&quot;.&quot;&amp;[.$A3]&amp;&quot;1&quot;&amp;[.B$1]&amp;&quot;.&quot;" office:value-type="string" office:string-value=".b1a.">
            <text:p>.b1a.</text:p>
          </table:table-cell>
          <table:table-cell table:formula="oooc:=&quot;.&quot;&amp;[.$A3]&amp;&quot;1&quot;&amp;[.C$1]&amp;&quot;.&quot;" office:value-type="string" office:string-value=".b1b.">
            <text:p>.b1b.</text:p>
          </table:table-cell>
          <table:table-cell table:formula="oooc:=&quot;.&quot;&amp;[.$A3]&amp;&quot;1&quot;&amp;[.D$1]&amp;&quot;.&quot;" office:value-type="string" office:string-value=".b1c.">
            <text:p>.b1c.</text:p>
          </table:table-cell>
          <table:table-cell table:formula="oooc:=&quot;.&quot;&amp;[.$A3]&amp;&quot;1&quot;&amp;[.E$1]&amp;&quot;.&quot;" office:value-type="string" office:string-value=".b1d.">
            <text:p>.b1d.</text:p>
          </table:table-cell>
          <table:table-cell table:formula="oooc:=&quot;.&quot;&amp;[.$A3]&amp;&quot;1&quot;&amp;[.F$1]&amp;&quot;.&quot;" office:value-type="string" office:string-value=".b1e.">
            <text:p>.b1e.</text:p>
          </table:table-cell>
          <table:table-cell table:formula="oooc:=&quot;.&quot;&amp;[.$A3]&amp;&quot;1&quot;&amp;[.G$1]&amp;&quot;.&quot;" office:value-type="string" office:string-value=".b1f.">
            <text:p>.b1f.</text:p>
          </table:table-cell>
          <table:table-cell table:formula="oooc:=&quot;.&quot;&amp;[.$A3]&amp;&quot;1&quot;&amp;[.H$1]&amp;&quot;.&quot;" office:value-type="string" office:string-value=".b1g.">
            <text:p>.b1g.</text:p>
          </table:table-cell>
          <table:table-cell table:formula="oooc:=&quot;.&quot;&amp;[.$A3]&amp;&quot;1&quot;&amp;[.I$1]&amp;&quot;.&quot;" office:value-type="string" office:string-value=".b1h.">
            <text:p>.b1h.</text:p>
          </table:table-cell>
          <table:table-cell table:formula="oooc:=&quot;.&quot;&amp;[.$A3]&amp;&quot;1&quot;&amp;[.J$1]&amp;&quot;.&quot;" office:value-type="string" office:string-value=".b1I.">
            <text:p>.b1I.</text:p>
          </table:table-cell>
          <table:table-cell table:formula="oooc:=&quot;.&quot;&amp;[.$A3]&amp;&quot;1&quot;&amp;[.K$1]&amp;&quot;.&quot;" office:value-type="string" office:string-value=".b1j.">
            <text:p>.b1j.</text:p>
          </table:table-cell>
          <table:table-cell table:formula="oooc:=&quot;.&quot;&amp;[.$A3]&amp;&quot;1&quot;&amp;[.L$1]&amp;&quot;.&quot;" office:value-type="string" office:string-value=".b1k.">
            <text:p>.b1k.</text:p>
          </table:table-cell>
          <table:table-cell table:formula="oooc:=&quot;.&quot;&amp;[.$A3]&amp;&quot;1&quot;&amp;[.M$1]&amp;&quot;.&quot;" office:value-type="string" office:string-value=".b1l.">
            <text:p>.b1l.</text:p>
          </table:table-cell>
          <table:table-cell table:formula="oooc:=&quot;.&quot;&amp;[.$A3]&amp;&quot;1&quot;&amp;[.N$1]&amp;&quot;.&quot;" office:value-type="string" office:string-value=".b1m.">
            <text:p>.b1m.</text:p>
          </table:table-cell>
          <table:table-cell table:formula="oooc:=&quot;.&quot;&amp;[.$A3]&amp;&quot;1&quot;&amp;[.O$1]&amp;&quot;.&quot;" office:value-type="string" office:string-value=".b1n.">
            <text:p>.b1n.</text:p>
          </table:table-cell>
          <table:table-cell table:formula="oooc:=&quot;.&quot;&amp;[.$A3]&amp;&quot;1&quot;&amp;[.P$1]&amp;&quot;.&quot;" office:value-type="string" office:string-value=".b1o.">
            <text:p>.b1o.</text:p>
          </table:table-cell>
          <table:table-cell table:formula="oooc:=&quot;.&quot;&amp;[.$A3]&amp;&quot;1&quot;&amp;[.Q$1]&amp;&quot;.&quot;" office:value-type="string" office:string-value=".b1p.">
            <text:p>.b1p.</text:p>
          </table:table-cell>
          <table:table-cell table:formula="oooc:=&quot;.&quot;&amp;[.$A3]&amp;&quot;1&quot;&amp;[.R$1]&amp;&quot;.&quot;" office:value-type="string" office:string-value=".b1q.">
            <text:p>.b1q.</text:p>
          </table:table-cell>
          <table:table-cell table:formula="oooc:=&quot;.&quot;&amp;[.$A3]&amp;&quot;1&quot;&amp;[.S$1]&amp;&quot;.&quot;" office:value-type="string" office:string-value=".b1r.">
            <text:p>.b1r.</text:p>
          </table:table-cell>
          <table:table-cell table:formula="oooc:=&quot;.&quot;&amp;[.$A3]&amp;&quot;1&quot;&amp;[.T$1]&amp;&quot;.&quot;" office:value-type="string" office:string-value=".b1s.">
            <text:p>.b1s.</text:p>
          </table:table-cell>
          <table:table-cell table:formula="oooc:=&quot;.&quot;&amp;[.$A3]&amp;&quot;1&quot;&amp;[.U$1]&amp;&quot;.&quot;" office:value-type="string" office:string-value=".b1t.">
            <text:p>.b1t.</text:p>
          </table:table-cell>
          <table:table-cell table:formula="oooc:=&quot;.&quot;&amp;[.$A3]&amp;&quot;1&quot;&amp;[.V$1]&amp;&quot;.&quot;" office:value-type="string" office:string-value=".b1u.">
            <text:p>.b1u.</text:p>
          </table:table-cell>
          <table:table-cell table:formula="oooc:=&quot;.&quot;&amp;[.$A3]&amp;&quot;1&quot;&amp;[.W$1]&amp;&quot;.&quot;" office:value-type="string" office:string-value=".b1v.">
            <text:p>.b1v.</text:p>
          </table:table-cell>
          <table:table-cell table:formula="oooc:=&quot;.&quot;&amp;[.$A3]&amp;&quot;1&quot;&amp;[.X$1]&amp;&quot;.&quot;" office:value-type="string" office:string-value=".b1w.">
            <text:p>.b1w.</text:p>
          </table:table-cell>
          <table:table-cell table:formula="oooc:=&quot;.&quot;&amp;[.$A3]&amp;&quot;1&quot;&amp;[.Y$1]&amp;&quot;.&quot;" office:value-type="string" office:string-value=".b1x.">
            <text:p>.b1x.</text:p>
          </table:table-cell>
          <table:table-cell table:formula="oooc:=&quot;.&quot;&amp;[.$A3]&amp;&quot;1&quot;&amp;[.Z$1]&amp;&quot;.&quot;" office:value-type="string" office:string-value=".b1y.">
            <text:p>.b1y.</text:p>
          </table:table-cell>
          <table:table-cell table:formula="oooc:=&quot;.&quot;&amp;[.$A3]&amp;&quot;1&quot;&amp;[.AA$1]&amp;&quot;.&quot;" office:value-type="string" office:string-value=".b1z.">
            <text:p>.b1z.</text:p>
          </table:table-cell>
          <table:table-cell table:formula="oooc:=&quot;.&quot;&amp;[.$A3]&amp;&quot;1&quot;&amp;[.AB$1]&amp;&quot;.&quot;" office:value-type="string" office:string-value=".b1á.">
            <text:p>.b1á.</text:p>
          </table:table-cell>
          <table:table-cell table:formula="oooc:=&quot;.&quot;&amp;[.$A3]&amp;&quot;1&quot;&amp;[.AC$1]&amp;&quot;.&quot;" office:value-type="string" office:string-value=".b1é.">
            <text:p>.b1é.</text:p>
          </table:table-cell>
          <table:table-cell table:formula="oooc:=&quot;.&quot;&amp;[.$A3]&amp;&quot;1&quot;&amp;[.AD$1]&amp;&quot;.&quot;" office:value-type="string" office:string-value=".b1ë.">
            <text:p>.b1ë.</text:p>
          </table:table-cell>
          <table:table-cell table:formula="oooc:=&quot;.&quot;&amp;[.$A3]&amp;&quot;1&quot;&amp;[.AE$1]&amp;&quot;.&quot;" office:value-type="string" office:string-value=".b1í.">
            <text:p>.b1í.</text:p>
          </table:table-cell>
          <table:table-cell table:formula="oooc:=&quot;.&quot;&amp;[.$A3]&amp;&quot;1&quot;&amp;[.AF$1]&amp;&quot;.&quot;" office:value-type="string" office:string-value=".b1ó.">
            <text:p>.b1ó.</text:p>
          </table:table-cell>
          <table:table-cell table:formula="oooc:=&quot;.&quot;&amp;[.$A3]&amp;&quot;1&quot;&amp;[.AG$1]&amp;&quot;.&quot;" office:value-type="string" office:string-value=".b1ú.">
            <text:p>.b1ú.</text:p>
          </table:table-cell>
          <table:table-cell table:formula="oooc:=&quot;.&quot;&amp;[.$A3]&amp;&quot;1&quot;&amp;[.AH$1]&amp;&quot;.&quot;" office:value-type="string" office:string-value=".b1æ.">
            <text:p>.b1æ.</text:p>
          </table:table-cell>
          <table:table-cell table:formula="oooc:=&quot;.&quot;&amp;[.$A3]&amp;&quot;1&quot;&amp;[.AI$1]&amp;&quot;.&quot;" office:value-type="string" office:string-value=".b1ý.">
            <text:p>.b1ý.</text:p>
          </table:table-cell>
        </table:table-row>
        <table:table-row table:style-name="ro1">
          <table:table-cell office:value-type="string">
            <text:p>c</text:p>
          </table:table-cell>
          <table:table-cell table:formula="oooc:=&quot;.&quot;&amp;[.$A4]&amp;&quot;1&quot;&amp;[.B$1]&amp;&quot;.&quot;" office:value-type="string" office:string-value=".c1a.">
            <text:p>.c1a.</text:p>
          </table:table-cell>
          <table:table-cell table:formula="oooc:=&quot;.&quot;&amp;[.$A4]&amp;&quot;1&quot;&amp;[.C$1]&amp;&quot;.&quot;" office:value-type="string" office:string-value=".c1b.">
            <text:p>.c1b.</text:p>
          </table:table-cell>
          <table:table-cell table:formula="oooc:=&quot;.&quot;&amp;[.$A4]&amp;&quot;1&quot;&amp;[.D$1]&amp;&quot;.&quot;" office:value-type="string" office:string-value=".c1c.">
            <text:p>.c1c.</text:p>
          </table:table-cell>
          <table:table-cell table:formula="oooc:=&quot;.&quot;&amp;[.$A4]&amp;&quot;1&quot;&amp;[.E$1]&amp;&quot;.&quot;" office:value-type="string" office:string-value=".c1d.">
            <text:p>.c1d.</text:p>
          </table:table-cell>
          <table:table-cell table:formula="oooc:=&quot;.&quot;&amp;[.$A4]&amp;&quot;1&quot;&amp;[.F$1]&amp;&quot;.&quot;" office:value-type="string" office:string-value=".c1e.">
            <text:p>.c1e.</text:p>
          </table:table-cell>
          <table:table-cell table:formula="oooc:=&quot;.&quot;&amp;[.$A4]&amp;&quot;1&quot;&amp;[.G$1]&amp;&quot;.&quot;" office:value-type="string" office:string-value=".c1f.">
            <text:p>.c1f.</text:p>
          </table:table-cell>
          <table:table-cell table:formula="oooc:=&quot;.&quot;&amp;[.$A4]&amp;&quot;1&quot;&amp;[.H$1]&amp;&quot;.&quot;" office:value-type="string" office:string-value=".c1g.">
            <text:p>.c1g.</text:p>
          </table:table-cell>
          <table:table-cell table:formula="oooc:=&quot;.&quot;&amp;[.$A4]&amp;&quot;1&quot;&amp;[.I$1]&amp;&quot;.&quot;" office:value-type="string" office:string-value=".c1h.">
            <text:p>.c1h.</text:p>
          </table:table-cell>
          <table:table-cell table:formula="oooc:=&quot;.&quot;&amp;[.$A4]&amp;&quot;1&quot;&amp;[.J$1]&amp;&quot;.&quot;" office:value-type="string" office:string-value=".c1I.">
            <text:p>.c1I.</text:p>
          </table:table-cell>
          <table:table-cell table:formula="oooc:=&quot;.&quot;&amp;[.$A4]&amp;&quot;1&quot;&amp;[.K$1]&amp;&quot;.&quot;" office:value-type="string" office:string-value=".c1j.">
            <text:p>.c1j.</text:p>
          </table:table-cell>
          <table:table-cell table:formula="oooc:=&quot;.&quot;&amp;[.$A4]&amp;&quot;1&quot;&amp;[.L$1]&amp;&quot;.&quot;" office:value-type="string" office:string-value=".c1k.">
            <text:p>.c1k.</text:p>
          </table:table-cell>
          <table:table-cell table:formula="oooc:=&quot;.&quot;&amp;[.$A4]&amp;&quot;1&quot;&amp;[.M$1]&amp;&quot;.&quot;" office:value-type="string" office:string-value=".c1l.">
            <text:p>.c1l.</text:p>
          </table:table-cell>
          <table:table-cell table:formula="oooc:=&quot;.&quot;&amp;[.$A4]&amp;&quot;1&quot;&amp;[.N$1]&amp;&quot;.&quot;" office:value-type="string" office:string-value=".c1m.">
            <text:p>.c1m.</text:p>
          </table:table-cell>
          <table:table-cell table:formula="oooc:=&quot;.&quot;&amp;[.$A4]&amp;&quot;1&quot;&amp;[.O$1]&amp;&quot;.&quot;" office:value-type="string" office:string-value=".c1n.">
            <text:p>.c1n.</text:p>
          </table:table-cell>
          <table:table-cell table:formula="oooc:=&quot;.&quot;&amp;[.$A4]&amp;&quot;1&quot;&amp;[.P$1]&amp;&quot;.&quot;" office:value-type="string" office:string-value=".c1o.">
            <text:p>.c1o.</text:p>
          </table:table-cell>
          <table:table-cell table:formula="oooc:=&quot;.&quot;&amp;[.$A4]&amp;&quot;1&quot;&amp;[.Q$1]&amp;&quot;.&quot;" office:value-type="string" office:string-value=".c1p.">
            <text:p>.c1p.</text:p>
          </table:table-cell>
          <table:table-cell table:formula="oooc:=&quot;.&quot;&amp;[.$A4]&amp;&quot;1&quot;&amp;[.R$1]&amp;&quot;.&quot;" office:value-type="string" office:string-value=".c1q.">
            <text:p>.c1q.</text:p>
          </table:table-cell>
          <table:table-cell table:formula="oooc:=&quot;.&quot;&amp;[.$A4]&amp;&quot;1&quot;&amp;[.S$1]&amp;&quot;.&quot;" office:value-type="string" office:string-value=".c1r.">
            <text:p>.c1r.</text:p>
          </table:table-cell>
          <table:table-cell table:formula="oooc:=&quot;.&quot;&amp;[.$A4]&amp;&quot;1&quot;&amp;[.T$1]&amp;&quot;.&quot;" office:value-type="string" office:string-value=".c1s.">
            <text:p>.c1s.</text:p>
          </table:table-cell>
          <table:table-cell table:formula="oooc:=&quot;.&quot;&amp;[.$A4]&amp;&quot;1&quot;&amp;[.U$1]&amp;&quot;.&quot;" office:value-type="string" office:string-value=".c1t.">
            <text:p>.c1t.</text:p>
          </table:table-cell>
          <table:table-cell table:formula="oooc:=&quot;.&quot;&amp;[.$A4]&amp;&quot;1&quot;&amp;[.V$1]&amp;&quot;.&quot;" office:value-type="string" office:string-value=".c1u.">
            <text:p>.c1u.</text:p>
          </table:table-cell>
          <table:table-cell table:formula="oooc:=&quot;.&quot;&amp;[.$A4]&amp;&quot;1&quot;&amp;[.W$1]&amp;&quot;.&quot;" office:value-type="string" office:string-value=".c1v.">
            <text:p>.c1v.</text:p>
          </table:table-cell>
          <table:table-cell table:formula="oooc:=&quot;.&quot;&amp;[.$A4]&amp;&quot;1&quot;&amp;[.X$1]&amp;&quot;.&quot;" office:value-type="string" office:string-value=".c1w.">
            <text:p>.c1w.</text:p>
          </table:table-cell>
          <table:table-cell table:formula="oooc:=&quot;.&quot;&amp;[.$A4]&amp;&quot;1&quot;&amp;[.Y$1]&amp;&quot;.&quot;" office:value-type="string" office:string-value=".c1x.">
            <text:p>.c1x.</text:p>
          </table:table-cell>
          <table:table-cell table:formula="oooc:=&quot;.&quot;&amp;[.$A4]&amp;&quot;1&quot;&amp;[.Z$1]&amp;&quot;.&quot;" office:value-type="string" office:string-value=".c1y.">
            <text:p>.c1y.</text:p>
          </table:table-cell>
          <table:table-cell table:formula="oooc:=&quot;.&quot;&amp;[.$A4]&amp;&quot;1&quot;&amp;[.AA$1]&amp;&quot;.&quot;" office:value-type="string" office:string-value=".c1z.">
            <text:p>.c1z.</text:p>
          </table:table-cell>
          <table:table-cell table:formula="oooc:=&quot;.&quot;&amp;[.$A4]&amp;&quot;1&quot;&amp;[.AB$1]&amp;&quot;.&quot;" office:value-type="string" office:string-value=".c1á.">
            <text:p>.c1á.</text:p>
          </table:table-cell>
          <table:table-cell table:formula="oooc:=&quot;.&quot;&amp;[.$A4]&amp;&quot;1&quot;&amp;[.AC$1]&amp;&quot;.&quot;" office:value-type="string" office:string-value=".c1é.">
            <text:p>.c1é.</text:p>
          </table:table-cell>
          <table:table-cell table:formula="oooc:=&quot;.&quot;&amp;[.$A4]&amp;&quot;1&quot;&amp;[.AD$1]&amp;&quot;.&quot;" office:value-type="string" office:string-value=".c1ë.">
            <text:p>.c1ë.</text:p>
          </table:table-cell>
          <table:table-cell table:formula="oooc:=&quot;.&quot;&amp;[.$A4]&amp;&quot;1&quot;&amp;[.AE$1]&amp;&quot;.&quot;" office:value-type="string" office:string-value=".c1í.">
            <text:p>.c1í.</text:p>
          </table:table-cell>
          <table:table-cell table:formula="oooc:=&quot;.&quot;&amp;[.$A4]&amp;&quot;1&quot;&amp;[.AF$1]&amp;&quot;.&quot;" office:value-type="string" office:string-value=".c1ó.">
            <text:p>.c1ó.</text:p>
          </table:table-cell>
          <table:table-cell table:formula="oooc:=&quot;.&quot;&amp;[.$A4]&amp;&quot;1&quot;&amp;[.AG$1]&amp;&quot;.&quot;" office:value-type="string" office:string-value=".c1ú.">
            <text:p>.c1ú.</text:p>
          </table:table-cell>
          <table:table-cell table:formula="oooc:=&quot;.&quot;&amp;[.$A4]&amp;&quot;1&quot;&amp;[.AH$1]&amp;&quot;.&quot;" office:value-type="string" office:string-value=".c1æ.">
            <text:p>.c1æ.</text:p>
          </table:table-cell>
          <table:table-cell table:formula="oooc:=&quot;.&quot;&amp;[.$A4]&amp;&quot;1&quot;&amp;[.AI$1]&amp;&quot;.&quot;" office:value-type="string" office:string-value=".c1ý.">
            <text:p>.c1ý.</text:p>
          </table:table-cell>
        </table:table-row>
        <table:table-row table:style-name="ro1">
          <table:table-cell office:value-type="string">
            <text:p>d</text:p>
          </table:table-cell>
          <table:table-cell table:formula="oooc:=&quot;.&quot;&amp;[.$A5]&amp;&quot;1&quot;&amp;[.B$1]&amp;&quot;.&quot;" office:value-type="string" office:string-value=".d1a.">
            <text:p>.d1a.</text:p>
          </table:table-cell>
          <table:table-cell table:formula="oooc:=&quot;.&quot;&amp;[.$A5]&amp;&quot;1&quot;&amp;[.C$1]&amp;&quot;.&quot;" office:value-type="string" office:string-value=".d1b.">
            <text:p>.d1b.</text:p>
          </table:table-cell>
          <table:table-cell table:formula="oooc:=&quot;.&quot;&amp;[.$A5]&amp;&quot;1&quot;&amp;[.D$1]&amp;&quot;.&quot;" office:value-type="string" office:string-value=".d1c.">
            <text:p>.d1c.</text:p>
          </table:table-cell>
          <table:table-cell table:formula="oooc:=&quot;.&quot;&amp;[.$A5]&amp;&quot;1&quot;&amp;[.E$1]&amp;&quot;.&quot;" office:value-type="string" office:string-value=".d1d.">
            <text:p>.d1d.</text:p>
          </table:table-cell>
          <table:table-cell table:formula="oooc:=&quot;.&quot;&amp;[.$A5]&amp;&quot;1&quot;&amp;[.F$1]&amp;&quot;.&quot;" office:value-type="string" office:string-value=".d1e.">
            <text:p>.d1e.</text:p>
          </table:table-cell>
          <table:table-cell table:formula="oooc:=&quot;.&quot;&amp;[.$A5]&amp;&quot;1&quot;&amp;[.G$1]&amp;&quot;.&quot;" office:value-type="string" office:string-value=".d1f.">
            <text:p>.d1f.</text:p>
          </table:table-cell>
          <table:table-cell table:formula="oooc:=&quot;.&quot;&amp;[.$A5]&amp;&quot;1&quot;&amp;[.H$1]&amp;&quot;.&quot;" office:value-type="string" office:string-value=".d1g.">
            <text:p>.d1g.</text:p>
          </table:table-cell>
          <table:table-cell table:formula="oooc:=&quot;.&quot;&amp;[.$A5]&amp;&quot;1&quot;&amp;[.I$1]&amp;&quot;.&quot;" office:value-type="string" office:string-value=".d1h.">
            <text:p>.d1h.</text:p>
          </table:table-cell>
          <table:table-cell table:formula="oooc:=&quot;.&quot;&amp;[.$A5]&amp;&quot;1&quot;&amp;[.J$1]&amp;&quot;.&quot;" office:value-type="string" office:string-value=".d1I.">
            <text:p>.d1I.</text:p>
          </table:table-cell>
          <table:table-cell table:formula="oooc:=&quot;.&quot;&amp;[.$A5]&amp;&quot;1&quot;&amp;[.K$1]&amp;&quot;.&quot;" office:value-type="string" office:string-value=".d1j.">
            <text:p>.d1j.</text:p>
          </table:table-cell>
          <table:table-cell table:formula="oooc:=&quot;.&quot;&amp;[.$A5]&amp;&quot;1&quot;&amp;[.L$1]&amp;&quot;.&quot;" office:value-type="string" office:string-value=".d1k.">
            <text:p>.d1k.</text:p>
          </table:table-cell>
          <table:table-cell table:formula="oooc:=&quot;.&quot;&amp;[.$A5]&amp;&quot;1&quot;&amp;[.M$1]&amp;&quot;.&quot;" office:value-type="string" office:string-value=".d1l.">
            <text:p>.d1l.</text:p>
          </table:table-cell>
          <table:table-cell table:formula="oooc:=&quot;.&quot;&amp;[.$A5]&amp;&quot;1&quot;&amp;[.N$1]&amp;&quot;.&quot;" office:value-type="string" office:string-value=".d1m.">
            <text:p>.d1m.</text:p>
          </table:table-cell>
          <table:table-cell table:formula="oooc:=&quot;.&quot;&amp;[.$A5]&amp;&quot;1&quot;&amp;[.O$1]&amp;&quot;.&quot;" office:value-type="string" office:string-value=".d1n.">
            <text:p>.d1n.</text:p>
          </table:table-cell>
          <table:table-cell table:formula="oooc:=&quot;.&quot;&amp;[.$A5]&amp;&quot;1&quot;&amp;[.P$1]&amp;&quot;.&quot;" office:value-type="string" office:string-value=".d1o.">
            <text:p>.d1o.</text:p>
          </table:table-cell>
          <table:table-cell table:formula="oooc:=&quot;.&quot;&amp;[.$A5]&amp;&quot;1&quot;&amp;[.Q$1]&amp;&quot;.&quot;" office:value-type="string" office:string-value=".d1p.">
            <text:p>.d1p.</text:p>
          </table:table-cell>
          <table:table-cell table:formula="oooc:=&quot;.&quot;&amp;[.$A5]&amp;&quot;1&quot;&amp;[.R$1]&amp;&quot;.&quot;" office:value-type="string" office:string-value=".d1q.">
            <text:p>.d1q.</text:p>
          </table:table-cell>
          <table:table-cell table:formula="oooc:=&quot;.&quot;&amp;[.$A5]&amp;&quot;1&quot;&amp;[.S$1]&amp;&quot;.&quot;" office:value-type="string" office:string-value=".d1r.">
            <text:p>.d1r.</text:p>
          </table:table-cell>
          <table:table-cell table:formula="oooc:=&quot;.&quot;&amp;[.$A5]&amp;&quot;1&quot;&amp;[.T$1]&amp;&quot;.&quot;" office:value-type="string" office:string-value=".d1s.">
            <text:p>.d1s.</text:p>
          </table:table-cell>
          <table:table-cell table:formula="oooc:=&quot;.&quot;&amp;[.$A5]&amp;&quot;1&quot;&amp;[.U$1]&amp;&quot;.&quot;" office:value-type="string" office:string-value=".d1t.">
            <text:p>.d1t.</text:p>
          </table:table-cell>
          <table:table-cell table:formula="oooc:=&quot;.&quot;&amp;[.$A5]&amp;&quot;1&quot;&amp;[.V$1]&amp;&quot;.&quot;" office:value-type="string" office:string-value=".d1u.">
            <text:p>.d1u.</text:p>
          </table:table-cell>
          <table:table-cell table:formula="oooc:=&quot;.&quot;&amp;[.$A5]&amp;&quot;1&quot;&amp;[.W$1]&amp;&quot;.&quot;" office:value-type="string" office:string-value=".d1v.">
            <text:p>.d1v.</text:p>
          </table:table-cell>
          <table:table-cell table:formula="oooc:=&quot;.&quot;&amp;[.$A5]&amp;&quot;1&quot;&amp;[.X$1]&amp;&quot;.&quot;" office:value-type="string" office:string-value=".d1w.">
            <text:p>.d1w.</text:p>
          </table:table-cell>
          <table:table-cell table:formula="oooc:=&quot;.&quot;&amp;[.$A5]&amp;&quot;1&quot;&amp;[.Y$1]&amp;&quot;.&quot;" office:value-type="string" office:string-value=".d1x.">
            <text:p>.d1x.</text:p>
          </table:table-cell>
          <table:table-cell table:formula="oooc:=&quot;.&quot;&amp;[.$A5]&amp;&quot;1&quot;&amp;[.Z$1]&amp;&quot;.&quot;" office:value-type="string" office:string-value=".d1y.">
            <text:p>.d1y.</text:p>
          </table:table-cell>
          <table:table-cell table:formula="oooc:=&quot;.&quot;&amp;[.$A5]&amp;&quot;1&quot;&amp;[.AA$1]&amp;&quot;.&quot;" office:value-type="string" office:string-value=".d1z.">
            <text:p>.d1z.</text:p>
          </table:table-cell>
          <table:table-cell table:formula="oooc:=&quot;.&quot;&amp;[.$A5]&amp;&quot;1&quot;&amp;[.AB$1]&amp;&quot;.&quot;" office:value-type="string" office:string-value=".d1á.">
            <text:p>.d1á.</text:p>
          </table:table-cell>
          <table:table-cell table:formula="oooc:=&quot;.&quot;&amp;[.$A5]&amp;&quot;1&quot;&amp;[.AC$1]&amp;&quot;.&quot;" office:value-type="string" office:string-value=".d1é.">
            <text:p>.d1é.</text:p>
          </table:table-cell>
          <table:table-cell table:formula="oooc:=&quot;.&quot;&amp;[.$A5]&amp;&quot;1&quot;&amp;[.AD$1]&amp;&quot;.&quot;" office:value-type="string" office:string-value=".d1ë.">
            <text:p>.d1ë.</text:p>
          </table:table-cell>
          <table:table-cell table:formula="oooc:=&quot;.&quot;&amp;[.$A5]&amp;&quot;1&quot;&amp;[.AE$1]&amp;&quot;.&quot;" office:value-type="string" office:string-value=".d1í.">
            <text:p>.d1í.</text:p>
          </table:table-cell>
          <table:table-cell table:formula="oooc:=&quot;.&quot;&amp;[.$A5]&amp;&quot;1&quot;&amp;[.AF$1]&amp;&quot;.&quot;" office:value-type="string" office:string-value=".d1ó.">
            <text:p>.d1ó.</text:p>
          </table:table-cell>
          <table:table-cell table:formula="oooc:=&quot;.&quot;&amp;[.$A5]&amp;&quot;1&quot;&amp;[.AG$1]&amp;&quot;.&quot;" office:value-type="string" office:string-value=".d1ú.">
            <text:p>.d1ú.</text:p>
          </table:table-cell>
          <table:table-cell table:formula="oooc:=&quot;.&quot;&amp;[.$A5]&amp;&quot;1&quot;&amp;[.AH$1]&amp;&quot;.&quot;" office:value-type="string" office:string-value=".d1æ.">
            <text:p>.d1æ.</text:p>
          </table:table-cell>
          <table:table-cell table:formula="oooc:=&quot;.&quot;&amp;[.$A5]&amp;&quot;1&quot;&amp;[.AI$1]&amp;&quot;.&quot;" office:value-type="string" office:string-value=".d1ý.">
            <text:p>.d1ý.</text:p>
          </table:table-cell>
        </table:table-row>
        <table:table-row table:style-name="ro1">
          <table:table-cell office:value-type="string">
            <text:p>e</text:p>
          </table:table-cell>
          <table:table-cell table:formula="oooc:=&quot;.&quot;&amp;[.$A6]&amp;&quot;1&quot;&amp;[.B$1]&amp;&quot;.&quot;" office:value-type="string" office:string-value=".e1a.">
            <text:p>.e1a.</text:p>
          </table:table-cell>
          <table:table-cell table:formula="oooc:=&quot;.&quot;&amp;[.$A6]&amp;&quot;1&quot;&amp;[.C$1]&amp;&quot;.&quot;" office:value-type="string" office:string-value=".e1b.">
            <text:p>.e1b.</text:p>
          </table:table-cell>
          <table:table-cell table:formula="oooc:=&quot;.&quot;&amp;[.$A6]&amp;&quot;1&quot;&amp;[.D$1]&amp;&quot;.&quot;" office:value-type="string" office:string-value=".e1c.">
            <text:p>.e1c.</text:p>
          </table:table-cell>
          <table:table-cell table:formula="oooc:=&quot;.&quot;&amp;[.$A6]&amp;&quot;1&quot;&amp;[.E$1]&amp;&quot;.&quot;" office:value-type="string" office:string-value=".e1d.">
            <text:p>.e1d.</text:p>
          </table:table-cell>
          <table:table-cell table:formula="oooc:=&quot;.&quot;&amp;[.$A6]&amp;&quot;1&quot;&amp;[.F$1]&amp;&quot;.&quot;" office:value-type="string" office:string-value=".e1e.">
            <text:p>.e1e.</text:p>
          </table:table-cell>
          <table:table-cell table:formula="oooc:=&quot;.&quot;&amp;[.$A6]&amp;&quot;1&quot;&amp;[.G$1]&amp;&quot;.&quot;" office:value-type="string" office:string-value=".e1f.">
            <text:p>.e1f.</text:p>
          </table:table-cell>
          <table:table-cell table:formula="oooc:=&quot;.&quot;&amp;[.$A6]&amp;&quot;1&quot;&amp;[.H$1]&amp;&quot;.&quot;" office:value-type="string" office:string-value=".e1g.">
            <text:p>.e1g.</text:p>
          </table:table-cell>
          <table:table-cell table:formula="oooc:=&quot;.&quot;&amp;[.$A6]&amp;&quot;1&quot;&amp;[.I$1]&amp;&quot;.&quot;" office:value-type="string" office:string-value=".e1h.">
            <text:p>.e1h.</text:p>
          </table:table-cell>
          <table:table-cell table:formula="oooc:=&quot;.&quot;&amp;[.$A6]&amp;&quot;1&quot;&amp;[.J$1]&amp;&quot;.&quot;" office:value-type="string" office:string-value=".e1I.">
            <text:p>.e1I.</text:p>
          </table:table-cell>
          <table:table-cell table:formula="oooc:=&quot;.&quot;&amp;[.$A6]&amp;&quot;1&quot;&amp;[.K$1]&amp;&quot;.&quot;" office:value-type="string" office:string-value=".e1j.">
            <text:p>.e1j.</text:p>
          </table:table-cell>
          <table:table-cell table:formula="oooc:=&quot;.&quot;&amp;[.$A6]&amp;&quot;1&quot;&amp;[.L$1]&amp;&quot;.&quot;" office:value-type="string" office:string-value=".e1k.">
            <text:p>.e1k.</text:p>
          </table:table-cell>
          <table:table-cell table:formula="oooc:=&quot;.&quot;&amp;[.$A6]&amp;&quot;1&quot;&amp;[.M$1]&amp;&quot;.&quot;" office:value-type="string" office:string-value=".e1l.">
            <text:p>.e1l.</text:p>
          </table:table-cell>
          <table:table-cell table:formula="oooc:=&quot;.&quot;&amp;[.$A6]&amp;&quot;1&quot;&amp;[.N$1]&amp;&quot;.&quot;" office:value-type="string" office:string-value=".e1m.">
            <text:p>.e1m.</text:p>
          </table:table-cell>
          <table:table-cell table:formula="oooc:=&quot;.&quot;&amp;[.$A6]&amp;&quot;1&quot;&amp;[.O$1]&amp;&quot;.&quot;" office:value-type="string" office:string-value=".e1n.">
            <text:p>.e1n.</text:p>
          </table:table-cell>
          <table:table-cell table:formula="oooc:=&quot;.&quot;&amp;[.$A6]&amp;&quot;1&quot;&amp;[.P$1]&amp;&quot;.&quot;" office:value-type="string" office:string-value=".e1o.">
            <text:p>.e1o.</text:p>
          </table:table-cell>
          <table:table-cell table:formula="oooc:=&quot;.&quot;&amp;[.$A6]&amp;&quot;1&quot;&amp;[.Q$1]&amp;&quot;.&quot;" office:value-type="string" office:string-value=".e1p.">
            <text:p>.e1p.</text:p>
          </table:table-cell>
          <table:table-cell table:formula="oooc:=&quot;.&quot;&amp;[.$A6]&amp;&quot;1&quot;&amp;[.R$1]&amp;&quot;.&quot;" office:value-type="string" office:string-value=".e1q.">
            <text:p>.e1q.</text:p>
          </table:table-cell>
          <table:table-cell table:formula="oooc:=&quot;.&quot;&amp;[.$A6]&amp;&quot;1&quot;&amp;[.S$1]&amp;&quot;.&quot;" office:value-type="string" office:string-value=".e1r.">
            <text:p>.e1r.</text:p>
          </table:table-cell>
          <table:table-cell table:formula="oooc:=&quot;.&quot;&amp;[.$A6]&amp;&quot;1&quot;&amp;[.T$1]&amp;&quot;.&quot;" office:value-type="string" office:string-value=".e1s.">
            <text:p>.e1s.</text:p>
          </table:table-cell>
          <table:table-cell table:formula="oooc:=&quot;.&quot;&amp;[.$A6]&amp;&quot;1&quot;&amp;[.U$1]&amp;&quot;.&quot;" office:value-type="string" office:string-value=".e1t.">
            <text:p>.e1t.</text:p>
          </table:table-cell>
          <table:table-cell table:formula="oooc:=&quot;.&quot;&amp;[.$A6]&amp;&quot;1&quot;&amp;[.V$1]&amp;&quot;.&quot;" office:value-type="string" office:string-value=".e1u.">
            <text:p>.e1u.</text:p>
          </table:table-cell>
          <table:table-cell table:formula="oooc:=&quot;.&quot;&amp;[.$A6]&amp;&quot;1&quot;&amp;[.W$1]&amp;&quot;.&quot;" office:value-type="string" office:string-value=".e1v.">
            <text:p>.e1v.</text:p>
          </table:table-cell>
          <table:table-cell table:formula="oooc:=&quot;.&quot;&amp;[.$A6]&amp;&quot;1&quot;&amp;[.X$1]&amp;&quot;.&quot;" office:value-type="string" office:string-value=".e1w.">
            <text:p>.e1w.</text:p>
          </table:table-cell>
          <table:table-cell table:formula="oooc:=&quot;.&quot;&amp;[.$A6]&amp;&quot;1&quot;&amp;[.Y$1]&amp;&quot;.&quot;" office:value-type="string" office:string-value=".e1x.">
            <text:p>.e1x.</text:p>
          </table:table-cell>
          <table:table-cell table:formula="oooc:=&quot;.&quot;&amp;[.$A6]&amp;&quot;1&quot;&amp;[.Z$1]&amp;&quot;.&quot;" office:value-type="string" office:string-value=".e1y.">
            <text:p>.e1y.</text:p>
          </table:table-cell>
          <table:table-cell table:formula="oooc:=&quot;.&quot;&amp;[.$A6]&amp;&quot;1&quot;&amp;[.AA$1]&amp;&quot;.&quot;" office:value-type="string" office:string-value=".e1z.">
            <text:p>.e1z.</text:p>
          </table:table-cell>
          <table:table-cell table:formula="oooc:=&quot;.&quot;&amp;[.$A6]&amp;&quot;1&quot;&amp;[.AB$1]&amp;&quot;.&quot;" office:value-type="string" office:string-value=".e1á.">
            <text:p>.e1á.</text:p>
          </table:table-cell>
          <table:table-cell table:formula="oooc:=&quot;.&quot;&amp;[.$A6]&amp;&quot;1&quot;&amp;[.AC$1]&amp;&quot;.&quot;" office:value-type="string" office:string-value=".e1é.">
            <text:p>.e1é.</text:p>
          </table:table-cell>
          <table:table-cell table:formula="oooc:=&quot;.&quot;&amp;[.$A6]&amp;&quot;1&quot;&amp;[.AD$1]&amp;&quot;.&quot;" office:value-type="string" office:string-value=".e1ë.">
            <text:p>.e1ë.</text:p>
          </table:table-cell>
          <table:table-cell table:formula="oooc:=&quot;.&quot;&amp;[.$A6]&amp;&quot;1&quot;&amp;[.AE$1]&amp;&quot;.&quot;" office:value-type="string" office:string-value=".e1í.">
            <text:p>.e1í.</text:p>
          </table:table-cell>
          <table:table-cell table:formula="oooc:=&quot;.&quot;&amp;[.$A6]&amp;&quot;1&quot;&amp;[.AF$1]&amp;&quot;.&quot;" office:value-type="string" office:string-value=".e1ó.">
            <text:p>.e1ó.</text:p>
          </table:table-cell>
          <table:table-cell table:formula="oooc:=&quot;.&quot;&amp;[.$A6]&amp;&quot;1&quot;&amp;[.AG$1]&amp;&quot;.&quot;" office:value-type="string" office:string-value=".e1ú.">
            <text:p>.e1ú.</text:p>
          </table:table-cell>
          <table:table-cell table:formula="oooc:=&quot;.&quot;&amp;[.$A6]&amp;&quot;1&quot;&amp;[.AH$1]&amp;&quot;.&quot;" office:value-type="string" office:string-value=".e1æ.">
            <text:p>.e1æ.</text:p>
          </table:table-cell>
          <table:table-cell table:formula="oooc:=&quot;.&quot;&amp;[.$A6]&amp;&quot;1&quot;&amp;[.AI$1]&amp;&quot;.&quot;" office:value-type="string" office:string-value=".e1ý.">
            <text:p>.e1ý.</text:p>
          </table:table-cell>
        </table:table-row>
        <table:table-row table:style-name="ro1">
          <table:table-cell office:value-type="string">
            <text:p>f</text:p>
          </table:table-cell>
          <table:table-cell table:formula="oooc:=&quot;.&quot;&amp;[.$A7]&amp;&quot;1&quot;&amp;[.B$1]&amp;&quot;.&quot;" office:value-type="string" office:string-value=".f1a.">
            <text:p>.f1a.</text:p>
          </table:table-cell>
          <table:table-cell table:formula="oooc:=&quot;.&quot;&amp;[.$A7]&amp;&quot;1&quot;&amp;[.C$1]&amp;&quot;.&quot;" office:value-type="string" office:string-value=".f1b.">
            <text:p>.f1b.</text:p>
          </table:table-cell>
          <table:table-cell table:formula="oooc:=&quot;.&quot;&amp;[.$A7]&amp;&quot;1&quot;&amp;[.D$1]&amp;&quot;.&quot;" office:value-type="string" office:string-value=".f1c.">
            <text:p>.f1c.</text:p>
          </table:table-cell>
          <table:table-cell table:formula="oooc:=&quot;.&quot;&amp;[.$A7]&amp;&quot;1&quot;&amp;[.E$1]&amp;&quot;.&quot;" office:value-type="string" office:string-value=".f1d.">
            <text:p>.f1d.</text:p>
          </table:table-cell>
          <table:table-cell table:formula="oooc:=&quot;.&quot;&amp;[.$A7]&amp;&quot;1&quot;&amp;[.F$1]&amp;&quot;.&quot;" office:value-type="string" office:string-value=".f1e.">
            <text:p>.f1e.</text:p>
          </table:table-cell>
          <table:table-cell table:formula="oooc:=&quot;.&quot;&amp;[.$A7]&amp;&quot;1&quot;&amp;[.G$1]&amp;&quot;.&quot;" office:value-type="string" office:string-value=".f1f.">
            <text:p>.f1f.</text:p>
          </table:table-cell>
          <table:table-cell table:formula="oooc:=&quot;.&quot;&amp;[.$A7]&amp;&quot;1&quot;&amp;[.H$1]&amp;&quot;.&quot;" office:value-type="string" office:string-value=".f1g.">
            <text:p>.f1g.</text:p>
          </table:table-cell>
          <table:table-cell table:formula="oooc:=&quot;.&quot;&amp;[.$A7]&amp;&quot;1&quot;&amp;[.I$1]&amp;&quot;.&quot;" office:value-type="string" office:string-value=".f1h.">
            <text:p>.f1h.</text:p>
          </table:table-cell>
          <table:table-cell table:formula="oooc:=&quot;.&quot;&amp;[.$A7]&amp;&quot;1&quot;&amp;[.J$1]&amp;&quot;.&quot;" office:value-type="string" office:string-value=".f1I.">
            <text:p>.f1I.</text:p>
          </table:table-cell>
          <table:table-cell table:formula="oooc:=&quot;.&quot;&amp;[.$A7]&amp;&quot;1&quot;&amp;[.K$1]&amp;&quot;.&quot;" office:value-type="string" office:string-value=".f1j.">
            <text:p>.f1j.</text:p>
          </table:table-cell>
          <table:table-cell table:formula="oooc:=&quot;.&quot;&amp;[.$A7]&amp;&quot;1&quot;&amp;[.L$1]&amp;&quot;.&quot;" office:value-type="string" office:string-value=".f1k.">
            <text:p>.f1k.</text:p>
          </table:table-cell>
          <table:table-cell table:formula="oooc:=&quot;.&quot;&amp;[.$A7]&amp;&quot;1&quot;&amp;[.M$1]&amp;&quot;.&quot;" office:value-type="string" office:string-value=".f1l.">
            <text:p>.f1l.</text:p>
          </table:table-cell>
          <table:table-cell table:formula="oooc:=&quot;.&quot;&amp;[.$A7]&amp;&quot;1&quot;&amp;[.N$1]&amp;&quot;.&quot;" office:value-type="string" office:string-value=".f1m.">
            <text:p>.f1m.</text:p>
          </table:table-cell>
          <table:table-cell table:formula="oooc:=&quot;.&quot;&amp;[.$A7]&amp;&quot;1&quot;&amp;[.O$1]&amp;&quot;.&quot;" office:value-type="string" office:string-value=".f1n.">
            <text:p>.f1n.</text:p>
          </table:table-cell>
          <table:table-cell table:formula="oooc:=&quot;.&quot;&amp;[.$A7]&amp;&quot;1&quot;&amp;[.P$1]&amp;&quot;.&quot;" office:value-type="string" office:string-value=".f1o.">
            <text:p>.f1o.</text:p>
          </table:table-cell>
          <table:table-cell table:formula="oooc:=&quot;.&quot;&amp;[.$A7]&amp;&quot;1&quot;&amp;[.Q$1]&amp;&quot;.&quot;" office:value-type="string" office:string-value=".f1p.">
            <text:p>.f1p.</text:p>
          </table:table-cell>
          <table:table-cell table:formula="oooc:=&quot;.&quot;&amp;[.$A7]&amp;&quot;1&quot;&amp;[.R$1]&amp;&quot;.&quot;" office:value-type="string" office:string-value=".f1q.">
            <text:p>.f1q.</text:p>
          </table:table-cell>
          <table:table-cell table:formula="oooc:=&quot;.&quot;&amp;[.$A7]&amp;&quot;1&quot;&amp;[.S$1]&amp;&quot;.&quot;" office:value-type="string" office:string-value=".f1r.">
            <text:p>.f1r.</text:p>
          </table:table-cell>
          <table:table-cell table:formula="oooc:=&quot;.&quot;&amp;[.$A7]&amp;&quot;1&quot;&amp;[.T$1]&amp;&quot;.&quot;" office:value-type="string" office:string-value=".f1s.">
            <text:p>.f1s.</text:p>
          </table:table-cell>
          <table:table-cell table:formula="oooc:=&quot;.&quot;&amp;[.$A7]&amp;&quot;1&quot;&amp;[.U$1]&amp;&quot;.&quot;" office:value-type="string" office:string-value=".f1t.">
            <text:p>.f1t.</text:p>
          </table:table-cell>
          <table:table-cell table:formula="oooc:=&quot;.&quot;&amp;[.$A7]&amp;&quot;1&quot;&amp;[.V$1]&amp;&quot;.&quot;" office:value-type="string" office:string-value=".f1u.">
            <text:p>.f1u.</text:p>
          </table:table-cell>
          <table:table-cell table:formula="oooc:=&quot;.&quot;&amp;[.$A7]&amp;&quot;1&quot;&amp;[.W$1]&amp;&quot;.&quot;" office:value-type="string" office:string-value=".f1v.">
            <text:p>.f1v.</text:p>
          </table:table-cell>
          <table:table-cell table:formula="oooc:=&quot;.&quot;&amp;[.$A7]&amp;&quot;1&quot;&amp;[.X$1]&amp;&quot;.&quot;" office:value-type="string" office:string-value=".f1w.">
            <text:p>.f1w.</text:p>
          </table:table-cell>
          <table:table-cell table:formula="oooc:=&quot;.&quot;&amp;[.$A7]&amp;&quot;1&quot;&amp;[.Y$1]&amp;&quot;.&quot;" office:value-type="string" office:string-value=".f1x.">
            <text:p>.f1x.</text:p>
          </table:table-cell>
          <table:table-cell table:formula="oooc:=&quot;.&quot;&amp;[.$A7]&amp;&quot;1&quot;&amp;[.Z$1]&amp;&quot;.&quot;" office:value-type="string" office:string-value=".f1y.">
            <text:p>.f1y.</text:p>
          </table:table-cell>
          <table:table-cell table:formula="oooc:=&quot;.&quot;&amp;[.$A7]&amp;&quot;1&quot;&amp;[.AA$1]&amp;&quot;.&quot;" office:value-type="string" office:string-value=".f1z.">
            <text:p>.f1z.</text:p>
          </table:table-cell>
          <table:table-cell table:formula="oooc:=&quot;.&quot;&amp;[.$A7]&amp;&quot;1&quot;&amp;[.AB$1]&amp;&quot;.&quot;" office:value-type="string" office:string-value=".f1á.">
            <text:p>.f1á.</text:p>
          </table:table-cell>
          <table:table-cell table:formula="oooc:=&quot;.&quot;&amp;[.$A7]&amp;&quot;1&quot;&amp;[.AC$1]&amp;&quot;.&quot;" office:value-type="string" office:string-value=".f1é.">
            <text:p>.f1é.</text:p>
          </table:table-cell>
          <table:table-cell table:formula="oooc:=&quot;.&quot;&amp;[.$A7]&amp;&quot;1&quot;&amp;[.AD$1]&amp;&quot;.&quot;" office:value-type="string" office:string-value=".f1ë.">
            <text:p>.f1ë.</text:p>
          </table:table-cell>
          <table:table-cell table:formula="oooc:=&quot;.&quot;&amp;[.$A7]&amp;&quot;1&quot;&amp;[.AE$1]&amp;&quot;.&quot;" office:value-type="string" office:string-value=".f1í.">
            <text:p>.f1í.</text:p>
          </table:table-cell>
          <table:table-cell table:formula="oooc:=&quot;.&quot;&amp;[.$A7]&amp;&quot;1&quot;&amp;[.AF$1]&amp;&quot;.&quot;" office:value-type="string" office:string-value=".f1ó.">
            <text:p>.f1ó.</text:p>
          </table:table-cell>
          <table:table-cell table:formula="oooc:=&quot;.&quot;&amp;[.$A7]&amp;&quot;1&quot;&amp;[.AG$1]&amp;&quot;.&quot;" office:value-type="string" office:string-value=".f1ú.">
            <text:p>.f1ú.</text:p>
          </table:table-cell>
          <table:table-cell table:formula="oooc:=&quot;.&quot;&amp;[.$A7]&amp;&quot;1&quot;&amp;[.AH$1]&amp;&quot;.&quot;" office:value-type="string" office:string-value=".f1æ.">
            <text:p>.f1æ.</text:p>
          </table:table-cell>
          <table:table-cell table:formula="oooc:=&quot;.&quot;&amp;[.$A7]&amp;&quot;1&quot;&amp;[.AI$1]&amp;&quot;.&quot;" office:value-type="string" office:string-value=".f1ý.">
            <text:p>.f1ý.</text:p>
          </table:table-cell>
        </table:table-row>
        <table:table-row table:style-name="ro1">
          <table:table-cell office:value-type="string">
            <text:p>g</text:p>
          </table:table-cell>
          <table:table-cell table:formula="oooc:=&quot;.&quot;&amp;[.$A8]&amp;&quot;1&quot;&amp;[.B$1]&amp;&quot;.&quot;" office:value-type="string" office:string-value=".g1a.">
            <text:p>.g1a.</text:p>
          </table:table-cell>
          <table:table-cell table:formula="oooc:=&quot;.&quot;&amp;[.$A8]&amp;&quot;1&quot;&amp;[.C$1]&amp;&quot;.&quot;" office:value-type="string" office:string-value=".g1b.">
            <text:p>.g1b.</text:p>
          </table:table-cell>
          <table:table-cell table:formula="oooc:=&quot;.&quot;&amp;[.$A8]&amp;&quot;1&quot;&amp;[.D$1]&amp;&quot;.&quot;" office:value-type="string" office:string-value=".g1c.">
            <text:p>.g1c.</text:p>
          </table:table-cell>
          <table:table-cell table:formula="oooc:=&quot;.&quot;&amp;[.$A8]&amp;&quot;1&quot;&amp;[.E$1]&amp;&quot;.&quot;" office:value-type="string" office:string-value=".g1d.">
            <text:p>.g1d.</text:p>
          </table:table-cell>
          <table:table-cell table:formula="oooc:=&quot;.&quot;&amp;[.$A8]&amp;&quot;1&quot;&amp;[.F$1]&amp;&quot;.&quot;" office:value-type="string" office:string-value=".g1e.">
            <text:p>.g1e.</text:p>
          </table:table-cell>
          <table:table-cell table:formula="oooc:=&quot;.&quot;&amp;[.$A8]&amp;&quot;1&quot;&amp;[.G$1]&amp;&quot;.&quot;" office:value-type="string" office:string-value=".g1f.">
            <text:p>.g1f.</text:p>
          </table:table-cell>
          <table:table-cell table:formula="oooc:=&quot;.&quot;&amp;[.$A8]&amp;&quot;1&quot;&amp;[.H$1]&amp;&quot;.&quot;" office:value-type="string" office:string-value=".g1g.">
            <text:p>.g1g.</text:p>
          </table:table-cell>
          <table:table-cell table:formula="oooc:=&quot;.&quot;&amp;[.$A8]&amp;&quot;1&quot;&amp;[.I$1]&amp;&quot;.&quot;" office:value-type="string" office:string-value=".g1h.">
            <text:p>.g1h.</text:p>
          </table:table-cell>
          <table:table-cell table:formula="oooc:=&quot;.&quot;&amp;[.$A8]&amp;&quot;1&quot;&amp;[.J$1]&amp;&quot;.&quot;" office:value-type="string" office:string-value=".g1I.">
            <text:p>.g1I.</text:p>
          </table:table-cell>
          <table:table-cell table:formula="oooc:=&quot;.&quot;&amp;[.$A8]&amp;&quot;1&quot;&amp;[.K$1]&amp;&quot;.&quot;" office:value-type="string" office:string-value=".g1j.">
            <text:p>.g1j.</text:p>
          </table:table-cell>
          <table:table-cell table:formula="oooc:=&quot;.&quot;&amp;[.$A8]&amp;&quot;1&quot;&amp;[.L$1]&amp;&quot;.&quot;" office:value-type="string" office:string-value=".g1k.">
            <text:p>.g1k.</text:p>
          </table:table-cell>
          <table:table-cell table:formula="oooc:=&quot;.&quot;&amp;[.$A8]&amp;&quot;1&quot;&amp;[.M$1]&amp;&quot;.&quot;" office:value-type="string" office:string-value=".g1l.">
            <text:p>.g1l.</text:p>
          </table:table-cell>
          <table:table-cell table:formula="oooc:=&quot;.&quot;&amp;[.$A8]&amp;&quot;1&quot;&amp;[.N$1]&amp;&quot;.&quot;" office:value-type="string" office:string-value=".g1m.">
            <text:p>.g1m.</text:p>
          </table:table-cell>
          <table:table-cell table:formula="oooc:=&quot;.&quot;&amp;[.$A8]&amp;&quot;1&quot;&amp;[.O$1]&amp;&quot;.&quot;" office:value-type="string" office:string-value=".g1n.">
            <text:p>.g1n.</text:p>
          </table:table-cell>
          <table:table-cell table:formula="oooc:=&quot;.&quot;&amp;[.$A8]&amp;&quot;1&quot;&amp;[.P$1]&amp;&quot;.&quot;" office:value-type="string" office:string-value=".g1o.">
            <text:p>.g1o.</text:p>
          </table:table-cell>
          <table:table-cell table:formula="oooc:=&quot;.&quot;&amp;[.$A8]&amp;&quot;1&quot;&amp;[.Q$1]&amp;&quot;.&quot;" office:value-type="string" office:string-value=".g1p.">
            <text:p>.g1p.</text:p>
          </table:table-cell>
          <table:table-cell table:formula="oooc:=&quot;.&quot;&amp;[.$A8]&amp;&quot;1&quot;&amp;[.R$1]&amp;&quot;.&quot;" office:value-type="string" office:string-value=".g1q.">
            <text:p>.g1q.</text:p>
          </table:table-cell>
          <table:table-cell table:formula="oooc:=&quot;.&quot;&amp;[.$A8]&amp;&quot;1&quot;&amp;[.S$1]&amp;&quot;.&quot;" office:value-type="string" office:string-value=".g1r.">
            <text:p>.g1r.</text:p>
          </table:table-cell>
          <table:table-cell table:formula="oooc:=&quot;.&quot;&amp;[.$A8]&amp;&quot;1&quot;&amp;[.T$1]&amp;&quot;.&quot;" office:value-type="string" office:string-value=".g1s.">
            <text:p>.g1s.</text:p>
          </table:table-cell>
          <table:table-cell table:formula="oooc:=&quot;.&quot;&amp;[.$A8]&amp;&quot;1&quot;&amp;[.U$1]&amp;&quot;.&quot;" office:value-type="string" office:string-value=".g1t.">
            <text:p>.g1t.</text:p>
          </table:table-cell>
          <table:table-cell table:formula="oooc:=&quot;.&quot;&amp;[.$A8]&amp;&quot;1&quot;&amp;[.V$1]&amp;&quot;.&quot;" office:value-type="string" office:string-value=".g1u.">
            <text:p>.g1u.</text:p>
          </table:table-cell>
          <table:table-cell table:formula="oooc:=&quot;.&quot;&amp;[.$A8]&amp;&quot;1&quot;&amp;[.W$1]&amp;&quot;.&quot;" office:value-type="string" office:string-value=".g1v.">
            <text:p>.g1v.</text:p>
          </table:table-cell>
          <table:table-cell table:formula="oooc:=&quot;.&quot;&amp;[.$A8]&amp;&quot;1&quot;&amp;[.X$1]&amp;&quot;.&quot;" office:value-type="string" office:string-value=".g1w.">
            <text:p>.g1w.</text:p>
          </table:table-cell>
          <table:table-cell table:formula="oooc:=&quot;.&quot;&amp;[.$A8]&amp;&quot;1&quot;&amp;[.Y$1]&amp;&quot;.&quot;" office:value-type="string" office:string-value=".g1x.">
            <text:p>.g1x.</text:p>
          </table:table-cell>
          <table:table-cell table:formula="oooc:=&quot;.&quot;&amp;[.$A8]&amp;&quot;1&quot;&amp;[.Z$1]&amp;&quot;.&quot;" office:value-type="string" office:string-value=".g1y.">
            <text:p>.g1y.</text:p>
          </table:table-cell>
          <table:table-cell table:formula="oooc:=&quot;.&quot;&amp;[.$A8]&amp;&quot;1&quot;&amp;[.AA$1]&amp;&quot;.&quot;" office:value-type="string" office:string-value=".g1z.">
            <text:p>.g1z.</text:p>
          </table:table-cell>
          <table:table-cell table:formula="oooc:=&quot;.&quot;&amp;[.$A8]&amp;&quot;1&quot;&amp;[.AB$1]&amp;&quot;.&quot;" office:value-type="string" office:string-value=".g1á.">
            <text:p>.g1á.</text:p>
          </table:table-cell>
          <table:table-cell table:formula="oooc:=&quot;.&quot;&amp;[.$A8]&amp;&quot;1&quot;&amp;[.AC$1]&amp;&quot;.&quot;" office:value-type="string" office:string-value=".g1é.">
            <text:p>.g1é.</text:p>
          </table:table-cell>
          <table:table-cell table:formula="oooc:=&quot;.&quot;&amp;[.$A8]&amp;&quot;1&quot;&amp;[.AD$1]&amp;&quot;.&quot;" office:value-type="string" office:string-value=".g1ë.">
            <text:p>.g1ë.</text:p>
          </table:table-cell>
          <table:table-cell table:formula="oooc:=&quot;.&quot;&amp;[.$A8]&amp;&quot;1&quot;&amp;[.AE$1]&amp;&quot;.&quot;" office:value-type="string" office:string-value=".g1í.">
            <text:p>.g1í.</text:p>
          </table:table-cell>
          <table:table-cell table:formula="oooc:=&quot;.&quot;&amp;[.$A8]&amp;&quot;1&quot;&amp;[.AF$1]&amp;&quot;.&quot;" office:value-type="string" office:string-value=".g1ó.">
            <text:p>.g1ó.</text:p>
          </table:table-cell>
          <table:table-cell table:formula="oooc:=&quot;.&quot;&amp;[.$A8]&amp;&quot;1&quot;&amp;[.AG$1]&amp;&quot;.&quot;" office:value-type="string" office:string-value=".g1ú.">
            <text:p>.g1ú.</text:p>
          </table:table-cell>
          <table:table-cell table:formula="oooc:=&quot;.&quot;&amp;[.$A8]&amp;&quot;1&quot;&amp;[.AH$1]&amp;&quot;.&quot;" office:value-type="string" office:string-value=".g1æ.">
            <text:p>.g1æ.</text:p>
          </table:table-cell>
          <table:table-cell table:formula="oooc:=&quot;.&quot;&amp;[.$A8]&amp;&quot;1&quot;&amp;[.AI$1]&amp;&quot;.&quot;" office:value-type="string" office:string-value=".g1ý.">
            <text:p>.g1ý.</text:p>
          </table:table-cell>
        </table:table-row>
        <table:table-row table:style-name="ro1">
          <table:table-cell office:value-type="string">
            <text:p>h</text:p>
          </table:table-cell>
          <table:table-cell table:formula="oooc:=&quot;.&quot;&amp;[.$A9]&amp;&quot;1&quot;&amp;[.B$1]&amp;&quot;.&quot;" office:value-type="string" office:string-value=".h1a.">
            <text:p>.h1a.</text:p>
          </table:table-cell>
          <table:table-cell table:formula="oooc:=&quot;.&quot;&amp;[.$A9]&amp;&quot;1&quot;&amp;[.C$1]&amp;&quot;.&quot;" office:value-type="string" office:string-value=".h1b.">
            <text:p>.h1b.</text:p>
          </table:table-cell>
          <table:table-cell table:formula="oooc:=&quot;.&quot;&amp;[.$A9]&amp;&quot;1&quot;&amp;[.D$1]&amp;&quot;.&quot;" office:value-type="string" office:string-value=".h1c.">
            <text:p>.h1c.</text:p>
          </table:table-cell>
          <table:table-cell table:formula="oooc:=&quot;.&quot;&amp;[.$A9]&amp;&quot;1&quot;&amp;[.E$1]&amp;&quot;.&quot;" office:value-type="string" office:string-value=".h1d.">
            <text:p>.h1d.</text:p>
          </table:table-cell>
          <table:table-cell table:formula="oooc:=&quot;.&quot;&amp;[.$A9]&amp;&quot;1&quot;&amp;[.F$1]&amp;&quot;.&quot;" office:value-type="string" office:string-value=".h1e.">
            <text:p>.h1e.</text:p>
          </table:table-cell>
          <table:table-cell table:formula="oooc:=&quot;.&quot;&amp;[.$A9]&amp;&quot;1&quot;&amp;[.G$1]&amp;&quot;.&quot;" office:value-type="string" office:string-value=".h1f.">
            <text:p>.h1f.</text:p>
          </table:table-cell>
          <table:table-cell table:formula="oooc:=&quot;.&quot;&amp;[.$A9]&amp;&quot;1&quot;&amp;[.H$1]&amp;&quot;.&quot;" office:value-type="string" office:string-value=".h1g.">
            <text:p>.h1g.</text:p>
          </table:table-cell>
          <table:table-cell table:formula="oooc:=&quot;.&quot;&amp;[.$A9]&amp;&quot;1&quot;&amp;[.I$1]&amp;&quot;.&quot;" office:value-type="string" office:string-value=".h1h.">
            <text:p>.h1h.</text:p>
          </table:table-cell>
          <table:table-cell table:formula="oooc:=&quot;.&quot;&amp;[.$A9]&amp;&quot;1&quot;&amp;[.J$1]&amp;&quot;.&quot;" office:value-type="string" office:string-value=".h1I.">
            <text:p>.h1I.</text:p>
          </table:table-cell>
          <table:table-cell table:formula="oooc:=&quot;.&quot;&amp;[.$A9]&amp;&quot;1&quot;&amp;[.K$1]&amp;&quot;.&quot;" office:value-type="string" office:string-value=".h1j.">
            <text:p>.h1j.</text:p>
          </table:table-cell>
          <table:table-cell table:formula="oooc:=&quot;.&quot;&amp;[.$A9]&amp;&quot;1&quot;&amp;[.L$1]&amp;&quot;.&quot;" office:value-type="string" office:string-value=".h1k.">
            <text:p>.h1k.</text:p>
          </table:table-cell>
          <table:table-cell table:formula="oooc:=&quot;.&quot;&amp;[.$A9]&amp;&quot;1&quot;&amp;[.M$1]&amp;&quot;.&quot;" office:value-type="string" office:string-value=".h1l.">
            <text:p>.h1l.</text:p>
          </table:table-cell>
          <table:table-cell table:formula="oooc:=&quot;.&quot;&amp;[.$A9]&amp;&quot;1&quot;&amp;[.N$1]&amp;&quot;.&quot;" office:value-type="string" office:string-value=".h1m.">
            <text:p>.h1m.</text:p>
          </table:table-cell>
          <table:table-cell table:formula="oooc:=&quot;.&quot;&amp;[.$A9]&amp;&quot;1&quot;&amp;[.O$1]&amp;&quot;.&quot;" office:value-type="string" office:string-value=".h1n.">
            <text:p>.h1n.</text:p>
          </table:table-cell>
          <table:table-cell table:formula="oooc:=&quot;.&quot;&amp;[.$A9]&amp;&quot;1&quot;&amp;[.P$1]&amp;&quot;.&quot;" office:value-type="string" office:string-value=".h1o.">
            <text:p>.h1o.</text:p>
          </table:table-cell>
          <table:table-cell table:formula="oooc:=&quot;.&quot;&amp;[.$A9]&amp;&quot;1&quot;&amp;[.Q$1]&amp;&quot;.&quot;" office:value-type="string" office:string-value=".h1p.">
            <text:p>.h1p.</text:p>
          </table:table-cell>
          <table:table-cell table:formula="oooc:=&quot;.&quot;&amp;[.$A9]&amp;&quot;1&quot;&amp;[.R$1]&amp;&quot;.&quot;" office:value-type="string" office:string-value=".h1q.">
            <text:p>.h1q.</text:p>
          </table:table-cell>
          <table:table-cell table:formula="oooc:=&quot;.&quot;&amp;[.$A9]&amp;&quot;1&quot;&amp;[.S$1]&amp;&quot;.&quot;" office:value-type="string" office:string-value=".h1r.">
            <text:p>.h1r.</text:p>
          </table:table-cell>
          <table:table-cell table:formula="oooc:=&quot;.&quot;&amp;[.$A9]&amp;&quot;1&quot;&amp;[.T$1]&amp;&quot;.&quot;" office:value-type="string" office:string-value=".h1s.">
            <text:p>.h1s.</text:p>
          </table:table-cell>
          <table:table-cell table:formula="oooc:=&quot;.&quot;&amp;[.$A9]&amp;&quot;1&quot;&amp;[.U$1]&amp;&quot;.&quot;" office:value-type="string" office:string-value=".h1t.">
            <text:p>.h1t.</text:p>
          </table:table-cell>
          <table:table-cell table:formula="oooc:=&quot;.&quot;&amp;[.$A9]&amp;&quot;1&quot;&amp;[.V$1]&amp;&quot;.&quot;" office:value-type="string" office:string-value=".h1u.">
            <text:p>.h1u.</text:p>
          </table:table-cell>
          <table:table-cell table:formula="oooc:=&quot;.&quot;&amp;[.$A9]&amp;&quot;1&quot;&amp;[.W$1]&amp;&quot;.&quot;" office:value-type="string" office:string-value=".h1v.">
            <text:p>.h1v.</text:p>
          </table:table-cell>
          <table:table-cell table:formula="oooc:=&quot;.&quot;&amp;[.$A9]&amp;&quot;1&quot;&amp;[.X$1]&amp;&quot;.&quot;" office:value-type="string" office:string-value=".h1w.">
            <text:p>.h1w.</text:p>
          </table:table-cell>
          <table:table-cell table:formula="oooc:=&quot;.&quot;&amp;[.$A9]&amp;&quot;1&quot;&amp;[.Y$1]&amp;&quot;.&quot;" office:value-type="string" office:string-value=".h1x.">
            <text:p>.h1x.</text:p>
          </table:table-cell>
          <table:table-cell table:formula="oooc:=&quot;.&quot;&amp;[.$A9]&amp;&quot;1&quot;&amp;[.Z$1]&amp;&quot;.&quot;" office:value-type="string" office:string-value=".h1y.">
            <text:p>.h1y.</text:p>
          </table:table-cell>
          <table:table-cell table:formula="oooc:=&quot;.&quot;&amp;[.$A9]&amp;&quot;1&quot;&amp;[.AA$1]&amp;&quot;.&quot;" office:value-type="string" office:string-value=".h1z.">
            <text:p>.h1z.</text:p>
          </table:table-cell>
          <table:table-cell table:formula="oooc:=&quot;.&quot;&amp;[.$A9]&amp;&quot;1&quot;&amp;[.AB$1]&amp;&quot;.&quot;" office:value-type="string" office:string-value=".h1á.">
            <text:p>.h1á.</text:p>
          </table:table-cell>
          <table:table-cell table:formula="oooc:=&quot;.&quot;&amp;[.$A9]&amp;&quot;1&quot;&amp;[.AC$1]&amp;&quot;.&quot;" office:value-type="string" office:string-value=".h1é.">
            <text:p>.h1é.</text:p>
          </table:table-cell>
          <table:table-cell table:formula="oooc:=&quot;.&quot;&amp;[.$A9]&amp;&quot;1&quot;&amp;[.AD$1]&amp;&quot;.&quot;" office:value-type="string" office:string-value=".h1ë.">
            <text:p>.h1ë.</text:p>
          </table:table-cell>
          <table:table-cell table:formula="oooc:=&quot;.&quot;&amp;[.$A9]&amp;&quot;1&quot;&amp;[.AE$1]&amp;&quot;.&quot;" office:value-type="string" office:string-value=".h1í.">
            <text:p>.h1í.</text:p>
          </table:table-cell>
          <table:table-cell table:formula="oooc:=&quot;.&quot;&amp;[.$A9]&amp;&quot;1&quot;&amp;[.AF$1]&amp;&quot;.&quot;" office:value-type="string" office:string-value=".h1ó.">
            <text:p>.h1ó.</text:p>
          </table:table-cell>
          <table:table-cell table:formula="oooc:=&quot;.&quot;&amp;[.$A9]&amp;&quot;1&quot;&amp;[.AG$1]&amp;&quot;.&quot;" office:value-type="string" office:string-value=".h1ú.">
            <text:p>.h1ú.</text:p>
          </table:table-cell>
          <table:table-cell table:formula="oooc:=&quot;.&quot;&amp;[.$A9]&amp;&quot;1&quot;&amp;[.AH$1]&amp;&quot;.&quot;" office:value-type="string" office:string-value=".h1æ.">
            <text:p>.h1æ.</text:p>
          </table:table-cell>
          <table:table-cell table:formula="oooc:=&quot;.&quot;&amp;[.$A9]&amp;&quot;1&quot;&amp;[.AI$1]&amp;&quot;.&quot;" office:value-type="string" office:string-value=".h1ý.">
            <text:p>.h1ý.</text:p>
          </table:table-cell>
        </table:table-row>
        <table:table-row table:style-name="ro1">
          <table:table-cell office:value-type="string">
            <text:p>I</text:p>
          </table:table-cell>
          <table:table-cell table:formula="oooc:=&quot;.&quot;&amp;[.$A10]&amp;&quot;1&quot;&amp;[.B$1]&amp;&quot;.&quot;" office:value-type="string" office:string-value=".I1a.">
            <text:p>.I1a.</text:p>
          </table:table-cell>
          <table:table-cell table:formula="oooc:=&quot;.&quot;&amp;[.$A10]&amp;&quot;1&quot;&amp;[.C$1]&amp;&quot;.&quot;" office:value-type="string" office:string-value=".I1b.">
            <text:p>.I1b.</text:p>
          </table:table-cell>
          <table:table-cell table:formula="oooc:=&quot;.&quot;&amp;[.$A10]&amp;&quot;1&quot;&amp;[.D$1]&amp;&quot;.&quot;" office:value-type="string" office:string-value=".I1c.">
            <text:p>.I1c.</text:p>
          </table:table-cell>
          <table:table-cell table:formula="oooc:=&quot;.&quot;&amp;[.$A10]&amp;&quot;1&quot;&amp;[.E$1]&amp;&quot;.&quot;" office:value-type="string" office:string-value=".I1d.">
            <text:p>.I1d.</text:p>
          </table:table-cell>
          <table:table-cell table:formula="oooc:=&quot;.&quot;&amp;[.$A10]&amp;&quot;1&quot;&amp;[.F$1]&amp;&quot;.&quot;" office:value-type="string" office:string-value=".I1e.">
            <text:p>.I1e.</text:p>
          </table:table-cell>
          <table:table-cell table:formula="oooc:=&quot;.&quot;&amp;[.$A10]&amp;&quot;1&quot;&amp;[.G$1]&amp;&quot;.&quot;" office:value-type="string" office:string-value=".I1f.">
            <text:p>.I1f.</text:p>
          </table:table-cell>
          <table:table-cell table:formula="oooc:=&quot;.&quot;&amp;[.$A10]&amp;&quot;1&quot;&amp;[.H$1]&amp;&quot;.&quot;" office:value-type="string" office:string-value=".I1g.">
            <text:p>.I1g.</text:p>
          </table:table-cell>
          <table:table-cell table:formula="oooc:=&quot;.&quot;&amp;[.$A10]&amp;&quot;1&quot;&amp;[.I$1]&amp;&quot;.&quot;" office:value-type="string" office:string-value=".I1h.">
            <text:p>.I1h.</text:p>
          </table:table-cell>
          <table:table-cell table:formula="oooc:=&quot;.&quot;&amp;[.$A10]&amp;&quot;1&quot;&amp;[.J$1]&amp;&quot;.&quot;" office:value-type="string" office:string-value=".I1I.">
            <text:p>.I1I.</text:p>
          </table:table-cell>
          <table:table-cell table:formula="oooc:=&quot;.&quot;&amp;[.$A10]&amp;&quot;1&quot;&amp;[.K$1]&amp;&quot;.&quot;" office:value-type="string" office:string-value=".I1j.">
            <text:p>.I1j.</text:p>
          </table:table-cell>
          <table:table-cell table:formula="oooc:=&quot;.&quot;&amp;[.$A10]&amp;&quot;1&quot;&amp;[.L$1]&amp;&quot;.&quot;" office:value-type="string" office:string-value=".I1k.">
            <text:p>.I1k.</text:p>
          </table:table-cell>
          <table:table-cell table:formula="oooc:=&quot;.&quot;&amp;[.$A10]&amp;&quot;1&quot;&amp;[.M$1]&amp;&quot;.&quot;" office:value-type="string" office:string-value=".I1l.">
            <text:p>.I1l.</text:p>
          </table:table-cell>
          <table:table-cell table:formula="oooc:=&quot;.&quot;&amp;[.$A10]&amp;&quot;1&quot;&amp;[.N$1]&amp;&quot;.&quot;" office:value-type="string" office:string-value=".I1m.">
            <text:p>.I1m.</text:p>
          </table:table-cell>
          <table:table-cell table:formula="oooc:=&quot;.&quot;&amp;[.$A10]&amp;&quot;1&quot;&amp;[.O$1]&amp;&quot;.&quot;" office:value-type="string" office:string-value=".I1n.">
            <text:p>.I1n.</text:p>
          </table:table-cell>
          <table:table-cell table:formula="oooc:=&quot;.&quot;&amp;[.$A10]&amp;&quot;1&quot;&amp;[.P$1]&amp;&quot;.&quot;" office:value-type="string" office:string-value=".I1o.">
            <text:p>.I1o.</text:p>
          </table:table-cell>
          <table:table-cell table:formula="oooc:=&quot;.&quot;&amp;[.$A10]&amp;&quot;1&quot;&amp;[.Q$1]&amp;&quot;.&quot;" office:value-type="string" office:string-value=".I1p.">
            <text:p>.I1p.</text:p>
          </table:table-cell>
          <table:table-cell table:formula="oooc:=&quot;.&quot;&amp;[.$A10]&amp;&quot;1&quot;&amp;[.R$1]&amp;&quot;.&quot;" office:value-type="string" office:string-value=".I1q.">
            <text:p>.I1q.</text:p>
          </table:table-cell>
          <table:table-cell table:formula="oooc:=&quot;.&quot;&amp;[.$A10]&amp;&quot;1&quot;&amp;[.S$1]&amp;&quot;.&quot;" office:value-type="string" office:string-value=".I1r.">
            <text:p>.I1r.</text:p>
          </table:table-cell>
          <table:table-cell table:formula="oooc:=&quot;.&quot;&amp;[.$A10]&amp;&quot;1&quot;&amp;[.T$1]&amp;&quot;.&quot;" office:value-type="string" office:string-value=".I1s.">
            <text:p>.I1s.</text:p>
          </table:table-cell>
          <table:table-cell table:formula="oooc:=&quot;.&quot;&amp;[.$A10]&amp;&quot;1&quot;&amp;[.U$1]&amp;&quot;.&quot;" office:value-type="string" office:string-value=".I1t.">
            <text:p>.I1t.</text:p>
          </table:table-cell>
          <table:table-cell table:formula="oooc:=&quot;.&quot;&amp;[.$A10]&amp;&quot;1&quot;&amp;[.V$1]&amp;&quot;.&quot;" office:value-type="string" office:string-value=".I1u.">
            <text:p>.I1u.</text:p>
          </table:table-cell>
          <table:table-cell table:formula="oooc:=&quot;.&quot;&amp;[.$A10]&amp;&quot;1&quot;&amp;[.W$1]&amp;&quot;.&quot;" office:value-type="string" office:string-value=".I1v.">
            <text:p>.I1v.</text:p>
          </table:table-cell>
          <table:table-cell table:formula="oooc:=&quot;.&quot;&amp;[.$A10]&amp;&quot;1&quot;&amp;[.X$1]&amp;&quot;.&quot;" office:value-type="string" office:string-value=".I1w.">
            <text:p>.I1w.</text:p>
          </table:table-cell>
          <table:table-cell table:formula="oooc:=&quot;.&quot;&amp;[.$A10]&amp;&quot;1&quot;&amp;[.Y$1]&amp;&quot;.&quot;" office:value-type="string" office:string-value=".I1x.">
            <text:p>.I1x.</text:p>
          </table:table-cell>
          <table:table-cell table:formula="oooc:=&quot;.&quot;&amp;[.$A10]&amp;&quot;1&quot;&amp;[.Z$1]&amp;&quot;.&quot;" office:value-type="string" office:string-value=".I1y.">
            <text:p>.I1y.</text:p>
          </table:table-cell>
          <table:table-cell table:formula="oooc:=&quot;.&quot;&amp;[.$A10]&amp;&quot;1&quot;&amp;[.AA$1]&amp;&quot;.&quot;" office:value-type="string" office:string-value=".I1z.">
            <text:p>.I1z.</text:p>
          </table:table-cell>
          <table:table-cell table:formula="oooc:=&quot;.&quot;&amp;[.$A10]&amp;&quot;1&quot;&amp;[.AB$1]&amp;&quot;.&quot;" office:value-type="string" office:string-value=".I1á.">
            <text:p>.I1á.</text:p>
          </table:table-cell>
          <table:table-cell table:formula="oooc:=&quot;.&quot;&amp;[.$A10]&amp;&quot;1&quot;&amp;[.AC$1]&amp;&quot;.&quot;" office:value-type="string" office:string-value=".I1é.">
            <text:p>.I1é.</text:p>
          </table:table-cell>
          <table:table-cell table:formula="oooc:=&quot;.&quot;&amp;[.$A10]&amp;&quot;1&quot;&amp;[.AD$1]&amp;&quot;.&quot;" office:value-type="string" office:string-value=".I1ë.">
            <text:p>.I1ë.</text:p>
          </table:table-cell>
          <table:table-cell table:formula="oooc:=&quot;.&quot;&amp;[.$A10]&amp;&quot;1&quot;&amp;[.AE$1]&amp;&quot;.&quot;" office:value-type="string" office:string-value=".I1í.">
            <text:p>.I1í.</text:p>
          </table:table-cell>
          <table:table-cell table:formula="oooc:=&quot;.&quot;&amp;[.$A10]&amp;&quot;1&quot;&amp;[.AF$1]&amp;&quot;.&quot;" office:value-type="string" office:string-value=".I1ó.">
            <text:p>.I1ó.</text:p>
          </table:table-cell>
          <table:table-cell table:formula="oooc:=&quot;.&quot;&amp;[.$A10]&amp;&quot;1&quot;&amp;[.AG$1]&amp;&quot;.&quot;" office:value-type="string" office:string-value=".I1ú.">
            <text:p>.I1ú.</text:p>
          </table:table-cell>
          <table:table-cell table:formula="oooc:=&quot;.&quot;&amp;[.$A10]&amp;&quot;1&quot;&amp;[.AH$1]&amp;&quot;.&quot;" office:value-type="string" office:string-value=".I1æ.">
            <text:p>.I1æ.</text:p>
          </table:table-cell>
          <table:table-cell table:formula="oooc:=&quot;.&quot;&amp;[.$A10]&amp;&quot;1&quot;&amp;[.AI$1]&amp;&quot;.&quot;" office:value-type="string" office:string-value=".I1ý.">
            <text:p>.I1ý.</text:p>
          </table:table-cell>
        </table:table-row>
        <table:table-row table:style-name="ro1">
          <table:table-cell office:value-type="string">
            <text:p>j</text:p>
          </table:table-cell>
          <table:table-cell table:formula="oooc:=&quot;.&quot;&amp;[.$A11]&amp;&quot;1&quot;&amp;[.B$1]&amp;&quot;.&quot;" office:value-type="string" office:string-value=".j1a.">
            <text:p>.j1a.</text:p>
          </table:table-cell>
          <table:table-cell table:formula="oooc:=&quot;.&quot;&amp;[.$A11]&amp;&quot;1&quot;&amp;[.C$1]&amp;&quot;.&quot;" office:value-type="string" office:string-value=".j1b.">
            <text:p>.j1b.</text:p>
          </table:table-cell>
          <table:table-cell table:formula="oooc:=&quot;.&quot;&amp;[.$A11]&amp;&quot;1&quot;&amp;[.D$1]&amp;&quot;.&quot;" office:value-type="string" office:string-value=".j1c.">
            <text:p>.j1c.</text:p>
          </table:table-cell>
          <table:table-cell table:formula="oooc:=&quot;.&quot;&amp;[.$A11]&amp;&quot;1&quot;&amp;[.E$1]&amp;&quot;.&quot;" office:value-type="string" office:string-value=".j1d.">
            <text:p>.j1d.</text:p>
          </table:table-cell>
          <table:table-cell table:formula="oooc:=&quot;.&quot;&amp;[.$A11]&amp;&quot;1&quot;&amp;[.F$1]&amp;&quot;.&quot;" office:value-type="string" office:string-value=".j1e.">
            <text:p>.j1e.</text:p>
          </table:table-cell>
          <table:table-cell table:formula="oooc:=&quot;.&quot;&amp;[.$A11]&amp;&quot;1&quot;&amp;[.G$1]&amp;&quot;.&quot;" office:value-type="string" office:string-value=".j1f.">
            <text:p>.j1f.</text:p>
          </table:table-cell>
          <table:table-cell table:formula="oooc:=&quot;.&quot;&amp;[.$A11]&amp;&quot;1&quot;&amp;[.H$1]&amp;&quot;.&quot;" office:value-type="string" office:string-value=".j1g.">
            <text:p>.j1g.</text:p>
          </table:table-cell>
          <table:table-cell table:formula="oooc:=&quot;.&quot;&amp;[.$A11]&amp;&quot;1&quot;&amp;[.I$1]&amp;&quot;.&quot;" office:value-type="string" office:string-value=".j1h.">
            <text:p>.j1h.</text:p>
          </table:table-cell>
          <table:table-cell table:formula="oooc:=&quot;.&quot;&amp;[.$A11]&amp;&quot;1&quot;&amp;[.J$1]&amp;&quot;.&quot;" office:value-type="string" office:string-value=".j1I.">
            <text:p>.j1I.</text:p>
          </table:table-cell>
          <table:table-cell table:formula="oooc:=&quot;.&quot;&amp;[.$A11]&amp;&quot;1&quot;&amp;[.K$1]&amp;&quot;.&quot;" office:value-type="string" office:string-value=".j1j.">
            <text:p>.j1j.</text:p>
          </table:table-cell>
          <table:table-cell table:formula="oooc:=&quot;.&quot;&amp;[.$A11]&amp;&quot;1&quot;&amp;[.L$1]&amp;&quot;.&quot;" office:value-type="string" office:string-value=".j1k.">
            <text:p>.j1k.</text:p>
          </table:table-cell>
          <table:table-cell table:formula="oooc:=&quot;.&quot;&amp;[.$A11]&amp;&quot;1&quot;&amp;[.M$1]&amp;&quot;.&quot;" office:value-type="string" office:string-value=".j1l.">
            <text:p>.j1l.</text:p>
          </table:table-cell>
          <table:table-cell table:formula="oooc:=&quot;.&quot;&amp;[.$A11]&amp;&quot;1&quot;&amp;[.N$1]&amp;&quot;.&quot;" office:value-type="string" office:string-value=".j1m.">
            <text:p>.j1m.</text:p>
          </table:table-cell>
          <table:table-cell table:formula="oooc:=&quot;.&quot;&amp;[.$A11]&amp;&quot;1&quot;&amp;[.O$1]&amp;&quot;.&quot;" office:value-type="string" office:string-value=".j1n.">
            <text:p>.j1n.</text:p>
          </table:table-cell>
          <table:table-cell table:formula="oooc:=&quot;.&quot;&amp;[.$A11]&amp;&quot;1&quot;&amp;[.P$1]&amp;&quot;.&quot;" office:value-type="string" office:string-value=".j1o.">
            <text:p>.j1o.</text:p>
          </table:table-cell>
          <table:table-cell table:formula="oooc:=&quot;.&quot;&amp;[.$A11]&amp;&quot;1&quot;&amp;[.Q$1]&amp;&quot;.&quot;" office:value-type="string" office:string-value=".j1p.">
            <text:p>.j1p.</text:p>
          </table:table-cell>
          <table:table-cell table:formula="oooc:=&quot;.&quot;&amp;[.$A11]&amp;&quot;1&quot;&amp;[.R$1]&amp;&quot;.&quot;" office:value-type="string" office:string-value=".j1q.">
            <text:p>.j1q.</text:p>
          </table:table-cell>
          <table:table-cell table:formula="oooc:=&quot;.&quot;&amp;[.$A11]&amp;&quot;1&quot;&amp;[.S$1]&amp;&quot;.&quot;" office:value-type="string" office:string-value=".j1r.">
            <text:p>.j1r.</text:p>
          </table:table-cell>
          <table:table-cell table:formula="oooc:=&quot;.&quot;&amp;[.$A11]&amp;&quot;1&quot;&amp;[.T$1]&amp;&quot;.&quot;" office:value-type="string" office:string-value=".j1s.">
            <text:p>.j1s.</text:p>
          </table:table-cell>
          <table:table-cell table:formula="oooc:=&quot;.&quot;&amp;[.$A11]&amp;&quot;1&quot;&amp;[.U$1]&amp;&quot;.&quot;" office:value-type="string" office:string-value=".j1t.">
            <text:p>.j1t.</text:p>
          </table:table-cell>
          <table:table-cell table:formula="oooc:=&quot;.&quot;&amp;[.$A11]&amp;&quot;1&quot;&amp;[.V$1]&amp;&quot;.&quot;" office:value-type="string" office:string-value=".j1u.">
            <text:p>.j1u.</text:p>
          </table:table-cell>
          <table:table-cell table:formula="oooc:=&quot;.&quot;&amp;[.$A11]&amp;&quot;1&quot;&amp;[.W$1]&amp;&quot;.&quot;" office:value-type="string" office:string-value=".j1v.">
            <text:p>.j1v.</text:p>
          </table:table-cell>
          <table:table-cell table:formula="oooc:=&quot;.&quot;&amp;[.$A11]&amp;&quot;1&quot;&amp;[.X$1]&amp;&quot;.&quot;" office:value-type="string" office:string-value=".j1w.">
            <text:p>.j1w.</text:p>
          </table:table-cell>
          <table:table-cell table:formula="oooc:=&quot;.&quot;&amp;[.$A11]&amp;&quot;1&quot;&amp;[.Y$1]&amp;&quot;.&quot;" office:value-type="string" office:string-value=".j1x.">
            <text:p>.j1x.</text:p>
          </table:table-cell>
          <table:table-cell table:formula="oooc:=&quot;.&quot;&amp;[.$A11]&amp;&quot;1&quot;&amp;[.Z$1]&amp;&quot;.&quot;" office:value-type="string" office:string-value=".j1y.">
            <text:p>.j1y.</text:p>
          </table:table-cell>
          <table:table-cell table:formula="oooc:=&quot;.&quot;&amp;[.$A11]&amp;&quot;1&quot;&amp;[.AA$1]&amp;&quot;.&quot;" office:value-type="string" office:string-value=".j1z.">
            <text:p>.j1z.</text:p>
          </table:table-cell>
          <table:table-cell table:formula="oooc:=&quot;.&quot;&amp;[.$A11]&amp;&quot;1&quot;&amp;[.AB$1]&amp;&quot;.&quot;" office:value-type="string" office:string-value=".j1á.">
            <text:p>.j1á.</text:p>
          </table:table-cell>
          <table:table-cell table:formula="oooc:=&quot;.&quot;&amp;[.$A11]&amp;&quot;1&quot;&amp;[.AC$1]&amp;&quot;.&quot;" office:value-type="string" office:string-value=".j1é.">
            <text:p>.j1é.</text:p>
          </table:table-cell>
          <table:table-cell table:formula="oooc:=&quot;.&quot;&amp;[.$A11]&amp;&quot;1&quot;&amp;[.AD$1]&amp;&quot;.&quot;" office:value-type="string" office:string-value=".j1ë.">
            <text:p>.j1ë.</text:p>
          </table:table-cell>
          <table:table-cell table:formula="oooc:=&quot;.&quot;&amp;[.$A11]&amp;&quot;1&quot;&amp;[.AE$1]&amp;&quot;.&quot;" office:value-type="string" office:string-value=".j1í.">
            <text:p>.j1í.</text:p>
          </table:table-cell>
          <table:table-cell table:formula="oooc:=&quot;.&quot;&amp;[.$A11]&amp;&quot;1&quot;&amp;[.AF$1]&amp;&quot;.&quot;" office:value-type="string" office:string-value=".j1ó.">
            <text:p>.j1ó.</text:p>
          </table:table-cell>
          <table:table-cell table:formula="oooc:=&quot;.&quot;&amp;[.$A11]&amp;&quot;1&quot;&amp;[.AG$1]&amp;&quot;.&quot;" office:value-type="string" office:string-value=".j1ú.">
            <text:p>.j1ú.</text:p>
          </table:table-cell>
          <table:table-cell table:formula="oooc:=&quot;.&quot;&amp;[.$A11]&amp;&quot;1&quot;&amp;[.AH$1]&amp;&quot;.&quot;" office:value-type="string" office:string-value=".j1æ.">
            <text:p>.j1æ.</text:p>
          </table:table-cell>
          <table:table-cell table:formula="oooc:=&quot;.&quot;&amp;[.$A11]&amp;&quot;1&quot;&amp;[.AI$1]&amp;&quot;.&quot;" office:value-type="string" office:string-value=".j1ý.">
            <text:p>.j1ý.</text:p>
          </table:table-cell>
        </table:table-row>
        <table:table-row table:style-name="ro1">
          <table:table-cell office:value-type="string">
            <text:p>k</text:p>
          </table:table-cell>
          <table:table-cell table:formula="oooc:=&quot;.&quot;&amp;[.$A12]&amp;&quot;1&quot;&amp;[.B$1]&amp;&quot;.&quot;" office:value-type="string" office:string-value=".k1a.">
            <text:p>.k1a.</text:p>
          </table:table-cell>
          <table:table-cell table:formula="oooc:=&quot;.&quot;&amp;[.$A12]&amp;&quot;1&quot;&amp;[.C$1]&amp;&quot;.&quot;" office:value-type="string" office:string-value=".k1b.">
            <text:p>.k1b.</text:p>
          </table:table-cell>
          <table:table-cell table:formula="oooc:=&quot;.&quot;&amp;[.$A12]&amp;&quot;1&quot;&amp;[.D$1]&amp;&quot;.&quot;" office:value-type="string" office:string-value=".k1c.">
            <text:p>.k1c.</text:p>
          </table:table-cell>
          <table:table-cell table:formula="oooc:=&quot;.&quot;&amp;[.$A12]&amp;&quot;1&quot;&amp;[.E$1]&amp;&quot;.&quot;" office:value-type="string" office:string-value=".k1d.">
            <text:p>.k1d.</text:p>
          </table:table-cell>
          <table:table-cell table:formula="oooc:=&quot;.&quot;&amp;[.$A12]&amp;&quot;1&quot;&amp;[.F$1]&amp;&quot;.&quot;" office:value-type="string" office:string-value=".k1e.">
            <text:p>.k1e.</text:p>
          </table:table-cell>
          <table:table-cell table:formula="oooc:=&quot;.&quot;&amp;[.$A12]&amp;&quot;1&quot;&amp;[.G$1]&amp;&quot;.&quot;" office:value-type="string" office:string-value=".k1f.">
            <text:p>.k1f.</text:p>
          </table:table-cell>
          <table:table-cell table:formula="oooc:=&quot;.&quot;&amp;[.$A12]&amp;&quot;1&quot;&amp;[.H$1]&amp;&quot;.&quot;" office:value-type="string" office:string-value=".k1g.">
            <text:p>.k1g.</text:p>
          </table:table-cell>
          <table:table-cell table:formula="oooc:=&quot;.&quot;&amp;[.$A12]&amp;&quot;1&quot;&amp;[.I$1]&amp;&quot;.&quot;" office:value-type="string" office:string-value=".k1h.">
            <text:p>.k1h.</text:p>
          </table:table-cell>
          <table:table-cell table:formula="oooc:=&quot;.&quot;&amp;[.$A12]&amp;&quot;1&quot;&amp;[.J$1]&amp;&quot;.&quot;" office:value-type="string" office:string-value=".k1I.">
            <text:p>.k1I.</text:p>
          </table:table-cell>
          <table:table-cell table:formula="oooc:=&quot;.&quot;&amp;[.$A12]&amp;&quot;1&quot;&amp;[.K$1]&amp;&quot;.&quot;" office:value-type="string" office:string-value=".k1j.">
            <text:p>.k1j.</text:p>
          </table:table-cell>
          <table:table-cell table:formula="oooc:=&quot;.&quot;&amp;[.$A12]&amp;&quot;1&quot;&amp;[.L$1]&amp;&quot;.&quot;" office:value-type="string" office:string-value=".k1k.">
            <text:p>.k1k.</text:p>
          </table:table-cell>
          <table:table-cell table:formula="oooc:=&quot;.&quot;&amp;[.$A12]&amp;&quot;1&quot;&amp;[.M$1]&amp;&quot;.&quot;" office:value-type="string" office:string-value=".k1l.">
            <text:p>.k1l.</text:p>
          </table:table-cell>
          <table:table-cell table:formula="oooc:=&quot;.&quot;&amp;[.$A12]&amp;&quot;1&quot;&amp;[.N$1]&amp;&quot;.&quot;" office:value-type="string" office:string-value=".k1m.">
            <text:p>.k1m.</text:p>
          </table:table-cell>
          <table:table-cell table:formula="oooc:=&quot;.&quot;&amp;[.$A12]&amp;&quot;1&quot;&amp;[.O$1]&amp;&quot;.&quot;" office:value-type="string" office:string-value=".k1n.">
            <text:p>.k1n.</text:p>
          </table:table-cell>
          <table:table-cell table:formula="oooc:=&quot;.&quot;&amp;[.$A12]&amp;&quot;1&quot;&amp;[.P$1]&amp;&quot;.&quot;" office:value-type="string" office:string-value=".k1o.">
            <text:p>.k1o.</text:p>
          </table:table-cell>
          <table:table-cell table:formula="oooc:=&quot;.&quot;&amp;[.$A12]&amp;&quot;1&quot;&amp;[.Q$1]&amp;&quot;.&quot;" office:value-type="string" office:string-value=".k1p.">
            <text:p>.k1p.</text:p>
          </table:table-cell>
          <table:table-cell table:formula="oooc:=&quot;.&quot;&amp;[.$A12]&amp;&quot;1&quot;&amp;[.R$1]&amp;&quot;.&quot;" office:value-type="string" office:string-value=".k1q.">
            <text:p>.k1q.</text:p>
          </table:table-cell>
          <table:table-cell table:formula="oooc:=&quot;.&quot;&amp;[.$A12]&amp;&quot;1&quot;&amp;[.S$1]&amp;&quot;.&quot;" office:value-type="string" office:string-value=".k1r.">
            <text:p>.k1r.</text:p>
          </table:table-cell>
          <table:table-cell table:formula="oooc:=&quot;.&quot;&amp;[.$A12]&amp;&quot;1&quot;&amp;[.T$1]&amp;&quot;.&quot;" office:value-type="string" office:string-value=".k1s.">
            <text:p>.k1s.</text:p>
          </table:table-cell>
          <table:table-cell table:formula="oooc:=&quot;.&quot;&amp;[.$A12]&amp;&quot;1&quot;&amp;[.U$1]&amp;&quot;.&quot;" office:value-type="string" office:string-value=".k1t.">
            <text:p>.k1t.</text:p>
          </table:table-cell>
          <table:table-cell table:formula="oooc:=&quot;.&quot;&amp;[.$A12]&amp;&quot;1&quot;&amp;[.V$1]&amp;&quot;.&quot;" office:value-type="string" office:string-value=".k1u.">
            <text:p>.k1u.</text:p>
          </table:table-cell>
          <table:table-cell table:formula="oooc:=&quot;.&quot;&amp;[.$A12]&amp;&quot;1&quot;&amp;[.W$1]&amp;&quot;.&quot;" office:value-type="string" office:string-value=".k1v.">
            <text:p>.k1v.</text:p>
          </table:table-cell>
          <table:table-cell table:formula="oooc:=&quot;.&quot;&amp;[.$A12]&amp;&quot;1&quot;&amp;[.X$1]&amp;&quot;.&quot;" office:value-type="string" office:string-value=".k1w.">
            <text:p>.k1w.</text:p>
          </table:table-cell>
          <table:table-cell table:formula="oooc:=&quot;.&quot;&amp;[.$A12]&amp;&quot;1&quot;&amp;[.Y$1]&amp;&quot;.&quot;" office:value-type="string" office:string-value=".k1x.">
            <text:p>.k1x.</text:p>
          </table:table-cell>
          <table:table-cell table:formula="oooc:=&quot;.&quot;&amp;[.$A12]&amp;&quot;1&quot;&amp;[.Z$1]&amp;&quot;.&quot;" office:value-type="string" office:string-value=".k1y.">
            <text:p>.k1y.</text:p>
          </table:table-cell>
          <table:table-cell table:formula="oooc:=&quot;.&quot;&amp;[.$A12]&amp;&quot;1&quot;&amp;[.AA$1]&amp;&quot;.&quot;" office:value-type="string" office:string-value=".k1z.">
            <text:p>.k1z.</text:p>
          </table:table-cell>
          <table:table-cell table:formula="oooc:=&quot;.&quot;&amp;[.$A12]&amp;&quot;1&quot;&amp;[.AB$1]&amp;&quot;.&quot;" office:value-type="string" office:string-value=".k1á.">
            <text:p>.k1á.</text:p>
          </table:table-cell>
          <table:table-cell table:formula="oooc:=&quot;.&quot;&amp;[.$A12]&amp;&quot;1&quot;&amp;[.AC$1]&amp;&quot;.&quot;" office:value-type="string" office:string-value=".k1é.">
            <text:p>.k1é.</text:p>
          </table:table-cell>
          <table:table-cell table:formula="oooc:=&quot;.&quot;&amp;[.$A12]&amp;&quot;1&quot;&amp;[.AD$1]&amp;&quot;.&quot;" office:value-type="string" office:string-value=".k1ë.">
            <text:p>.k1ë.</text:p>
          </table:table-cell>
          <table:table-cell table:formula="oooc:=&quot;.&quot;&amp;[.$A12]&amp;&quot;1&quot;&amp;[.AE$1]&amp;&quot;.&quot;" office:value-type="string" office:string-value=".k1í.">
            <text:p>.k1í.</text:p>
          </table:table-cell>
          <table:table-cell table:formula="oooc:=&quot;.&quot;&amp;[.$A12]&amp;&quot;1&quot;&amp;[.AF$1]&amp;&quot;.&quot;" office:value-type="string" office:string-value=".k1ó.">
            <text:p>.k1ó.</text:p>
          </table:table-cell>
          <table:table-cell table:formula="oooc:=&quot;.&quot;&amp;[.$A12]&amp;&quot;1&quot;&amp;[.AG$1]&amp;&quot;.&quot;" office:value-type="string" office:string-value=".k1ú.">
            <text:p>.k1ú.</text:p>
          </table:table-cell>
          <table:table-cell table:formula="oooc:=&quot;.&quot;&amp;[.$A12]&amp;&quot;1&quot;&amp;[.AH$1]&amp;&quot;.&quot;" office:value-type="string" office:string-value=".k1æ.">
            <text:p>.k1æ.</text:p>
          </table:table-cell>
          <table:table-cell table:formula="oooc:=&quot;.&quot;&amp;[.$A12]&amp;&quot;1&quot;&amp;[.AI$1]&amp;&quot;.&quot;" office:value-type="string" office:string-value=".k1ý.">
            <text:p>.k1ý.</text:p>
          </table:table-cell>
        </table:table-row>
        <table:table-row table:style-name="ro1">
          <table:table-cell office:value-type="string">
            <text:p>l</text:p>
          </table:table-cell>
          <table:table-cell table:formula="oooc:=&quot;.&quot;&amp;[.$A13]&amp;&quot;1&quot;&amp;[.B$1]&amp;&quot;.&quot;" office:value-type="string" office:string-value=".l1a.">
            <text:p>.l1a.</text:p>
          </table:table-cell>
          <table:table-cell table:formula="oooc:=&quot;.&quot;&amp;[.$A13]&amp;&quot;1&quot;&amp;[.C$1]&amp;&quot;.&quot;" office:value-type="string" office:string-value=".l1b.">
            <text:p>.l1b.</text:p>
          </table:table-cell>
          <table:table-cell table:formula="oooc:=&quot;.&quot;&amp;[.$A13]&amp;&quot;1&quot;&amp;[.D$1]&amp;&quot;.&quot;" office:value-type="string" office:string-value=".l1c.">
            <text:p>.l1c.</text:p>
          </table:table-cell>
          <table:table-cell table:formula="oooc:=&quot;.&quot;&amp;[.$A13]&amp;&quot;1&quot;&amp;[.E$1]&amp;&quot;.&quot;" office:value-type="string" office:string-value=".l1d.">
            <text:p>.l1d.</text:p>
          </table:table-cell>
          <table:table-cell table:formula="oooc:=&quot;.&quot;&amp;[.$A13]&amp;&quot;1&quot;&amp;[.F$1]&amp;&quot;.&quot;" office:value-type="string" office:string-value=".l1e.">
            <text:p>.l1e.</text:p>
          </table:table-cell>
          <table:table-cell table:formula="oooc:=&quot;.&quot;&amp;[.$A13]&amp;&quot;1&quot;&amp;[.G$1]&amp;&quot;.&quot;" office:value-type="string" office:string-value=".l1f.">
            <text:p>.l1f.</text:p>
          </table:table-cell>
          <table:table-cell table:formula="oooc:=&quot;.&quot;&amp;[.$A13]&amp;&quot;1&quot;&amp;[.H$1]&amp;&quot;.&quot;" office:value-type="string" office:string-value=".l1g.">
            <text:p>.l1g.</text:p>
          </table:table-cell>
          <table:table-cell table:formula="oooc:=&quot;.&quot;&amp;[.$A13]&amp;&quot;1&quot;&amp;[.I$1]&amp;&quot;.&quot;" office:value-type="string" office:string-value=".l1h.">
            <text:p>.l1h.</text:p>
          </table:table-cell>
          <table:table-cell table:formula="oooc:=&quot;.&quot;&amp;[.$A13]&amp;&quot;1&quot;&amp;[.J$1]&amp;&quot;.&quot;" office:value-type="string" office:string-value=".l1I.">
            <text:p>.l1I.</text:p>
          </table:table-cell>
          <table:table-cell table:formula="oooc:=&quot;.&quot;&amp;[.$A13]&amp;&quot;1&quot;&amp;[.K$1]&amp;&quot;.&quot;" office:value-type="string" office:string-value=".l1j.">
            <text:p>.l1j.</text:p>
          </table:table-cell>
          <table:table-cell table:formula="oooc:=&quot;.&quot;&amp;[.$A13]&amp;&quot;1&quot;&amp;[.L$1]&amp;&quot;.&quot;" office:value-type="string" office:string-value=".l1k.">
            <text:p>.l1k.</text:p>
          </table:table-cell>
          <table:table-cell table:formula="oooc:=&quot;.&quot;&amp;[.$A13]&amp;&quot;1&quot;&amp;[.M$1]&amp;&quot;.&quot;" office:value-type="string" office:string-value=".l1l.">
            <text:p>.l1l.</text:p>
          </table:table-cell>
          <table:table-cell table:formula="oooc:=&quot;.&quot;&amp;[.$A13]&amp;&quot;1&quot;&amp;[.N$1]&amp;&quot;.&quot;" office:value-type="string" office:string-value=".l1m.">
            <text:p>.l1m.</text:p>
          </table:table-cell>
          <table:table-cell table:formula="oooc:=&quot;.&quot;&amp;[.$A13]&amp;&quot;1&quot;&amp;[.O$1]&amp;&quot;.&quot;" office:value-type="string" office:string-value=".l1n.">
            <text:p>.l1n.</text:p>
          </table:table-cell>
          <table:table-cell table:formula="oooc:=&quot;.&quot;&amp;[.$A13]&amp;&quot;1&quot;&amp;[.P$1]&amp;&quot;.&quot;" office:value-type="string" office:string-value=".l1o.">
            <text:p>.l1o.</text:p>
          </table:table-cell>
          <table:table-cell table:formula="oooc:=&quot;.&quot;&amp;[.$A13]&amp;&quot;1&quot;&amp;[.Q$1]&amp;&quot;.&quot;" office:value-type="string" office:string-value=".l1p.">
            <text:p>.l1p.</text:p>
          </table:table-cell>
          <table:table-cell table:formula="oooc:=&quot;.&quot;&amp;[.$A13]&amp;&quot;1&quot;&amp;[.R$1]&amp;&quot;.&quot;" office:value-type="string" office:string-value=".l1q.">
            <text:p>.l1q.</text:p>
          </table:table-cell>
          <table:table-cell table:formula="oooc:=&quot;.&quot;&amp;[.$A13]&amp;&quot;1&quot;&amp;[.S$1]&amp;&quot;.&quot;" office:value-type="string" office:string-value=".l1r.">
            <text:p>.l1r.</text:p>
          </table:table-cell>
          <table:table-cell table:formula="oooc:=&quot;.&quot;&amp;[.$A13]&amp;&quot;1&quot;&amp;[.T$1]&amp;&quot;.&quot;" office:value-type="string" office:string-value=".l1s.">
            <text:p>.l1s.</text:p>
          </table:table-cell>
          <table:table-cell table:formula="oooc:=&quot;.&quot;&amp;[.$A13]&amp;&quot;1&quot;&amp;[.U$1]&amp;&quot;.&quot;" office:value-type="string" office:string-value=".l1t.">
            <text:p>.l1t.</text:p>
          </table:table-cell>
          <table:table-cell table:formula="oooc:=&quot;.&quot;&amp;[.$A13]&amp;&quot;1&quot;&amp;[.V$1]&amp;&quot;.&quot;" office:value-type="string" office:string-value=".l1u.">
            <text:p>.l1u.</text:p>
          </table:table-cell>
          <table:table-cell table:formula="oooc:=&quot;.&quot;&amp;[.$A13]&amp;&quot;1&quot;&amp;[.W$1]&amp;&quot;.&quot;" office:value-type="string" office:string-value=".l1v.">
            <text:p>.l1v.</text:p>
          </table:table-cell>
          <table:table-cell table:formula="oooc:=&quot;.&quot;&amp;[.$A13]&amp;&quot;1&quot;&amp;[.X$1]&amp;&quot;.&quot;" office:value-type="string" office:string-value=".l1w.">
            <text:p>.l1w.</text:p>
          </table:table-cell>
          <table:table-cell table:formula="oooc:=&quot;.&quot;&amp;[.$A13]&amp;&quot;1&quot;&amp;[.Y$1]&amp;&quot;.&quot;" office:value-type="string" office:string-value=".l1x.">
            <text:p>.l1x.</text:p>
          </table:table-cell>
          <table:table-cell table:formula="oooc:=&quot;.&quot;&amp;[.$A13]&amp;&quot;1&quot;&amp;[.Z$1]&amp;&quot;.&quot;" office:value-type="string" office:string-value=".l1y.">
            <text:p>.l1y.</text:p>
          </table:table-cell>
          <table:table-cell table:formula="oooc:=&quot;.&quot;&amp;[.$A13]&amp;&quot;1&quot;&amp;[.AA$1]&amp;&quot;.&quot;" office:value-type="string" office:string-value=".l1z.">
            <text:p>.l1z.</text:p>
          </table:table-cell>
          <table:table-cell table:formula="oooc:=&quot;.&quot;&amp;[.$A13]&amp;&quot;1&quot;&amp;[.AB$1]&amp;&quot;.&quot;" office:value-type="string" office:string-value=".l1á.">
            <text:p>.l1á.</text:p>
          </table:table-cell>
          <table:table-cell table:formula="oooc:=&quot;.&quot;&amp;[.$A13]&amp;&quot;1&quot;&amp;[.AC$1]&amp;&quot;.&quot;" office:value-type="string" office:string-value=".l1é.">
            <text:p>.l1é.</text:p>
          </table:table-cell>
          <table:table-cell table:formula="oooc:=&quot;.&quot;&amp;[.$A13]&amp;&quot;1&quot;&amp;[.AD$1]&amp;&quot;.&quot;" office:value-type="string" office:string-value=".l1ë.">
            <text:p>.l1ë.</text:p>
          </table:table-cell>
          <table:table-cell table:formula="oooc:=&quot;.&quot;&amp;[.$A13]&amp;&quot;1&quot;&amp;[.AE$1]&amp;&quot;.&quot;" office:value-type="string" office:string-value=".l1í.">
            <text:p>.l1í.</text:p>
          </table:table-cell>
          <table:table-cell table:formula="oooc:=&quot;.&quot;&amp;[.$A13]&amp;&quot;1&quot;&amp;[.AF$1]&amp;&quot;.&quot;" office:value-type="string" office:string-value=".l1ó.">
            <text:p>.l1ó.</text:p>
          </table:table-cell>
          <table:table-cell table:formula="oooc:=&quot;.&quot;&amp;[.$A13]&amp;&quot;1&quot;&amp;[.AG$1]&amp;&quot;.&quot;" office:value-type="string" office:string-value=".l1ú.">
            <text:p>.l1ú.</text:p>
          </table:table-cell>
          <table:table-cell table:formula="oooc:=&quot;.&quot;&amp;[.$A13]&amp;&quot;1&quot;&amp;[.AH$1]&amp;&quot;.&quot;" office:value-type="string" office:string-value=".l1æ.">
            <text:p>.l1æ.</text:p>
          </table:table-cell>
          <table:table-cell table:formula="oooc:=&quot;.&quot;&amp;[.$A13]&amp;&quot;1&quot;&amp;[.AI$1]&amp;&quot;.&quot;" office:value-type="string" office:string-value=".l1ý.">
            <text:p>.l1ý.</text:p>
          </table:table-cell>
        </table:table-row>
        <table:table-row table:style-name="ro1">
          <table:table-cell office:value-type="string">
            <text:p>m</text:p>
          </table:table-cell>
          <table:table-cell table:formula="oooc:=&quot;.&quot;&amp;[.$A14]&amp;&quot;1&quot;&amp;[.B$1]&amp;&quot;.&quot;" office:value-type="string" office:string-value=".m1a.">
            <text:p>.m1a.</text:p>
          </table:table-cell>
          <table:table-cell table:formula="oooc:=&quot;.&quot;&amp;[.$A14]&amp;&quot;1&quot;&amp;[.C$1]&amp;&quot;.&quot;" office:value-type="string" office:string-value=".m1b.">
            <text:p>.m1b.</text:p>
          </table:table-cell>
          <table:table-cell table:formula="oooc:=&quot;.&quot;&amp;[.$A14]&amp;&quot;1&quot;&amp;[.D$1]&amp;&quot;.&quot;" office:value-type="string" office:string-value=".m1c.">
            <text:p>.m1c.</text:p>
          </table:table-cell>
          <table:table-cell table:formula="oooc:=&quot;.&quot;&amp;[.$A14]&amp;&quot;1&quot;&amp;[.E$1]&amp;&quot;.&quot;" office:value-type="string" office:string-value=".m1d.">
            <text:p>.m1d.</text:p>
          </table:table-cell>
          <table:table-cell table:formula="oooc:=&quot;.&quot;&amp;[.$A14]&amp;&quot;1&quot;&amp;[.F$1]&amp;&quot;.&quot;" office:value-type="string" office:string-value=".m1e.">
            <text:p>.m1e.</text:p>
          </table:table-cell>
          <table:table-cell table:formula="oooc:=&quot;.&quot;&amp;[.$A14]&amp;&quot;1&quot;&amp;[.G$1]&amp;&quot;.&quot;" office:value-type="string" office:string-value=".m1f.">
            <text:p>.m1f.</text:p>
          </table:table-cell>
          <table:table-cell table:formula="oooc:=&quot;.&quot;&amp;[.$A14]&amp;&quot;1&quot;&amp;[.H$1]&amp;&quot;.&quot;" office:value-type="string" office:string-value=".m1g.">
            <text:p>.m1g.</text:p>
          </table:table-cell>
          <table:table-cell table:formula="oooc:=&quot;.&quot;&amp;[.$A14]&amp;&quot;1&quot;&amp;[.I$1]&amp;&quot;.&quot;" office:value-type="string" office:string-value=".m1h.">
            <text:p>.m1h.</text:p>
          </table:table-cell>
          <table:table-cell table:formula="oooc:=&quot;.&quot;&amp;[.$A14]&amp;&quot;1&quot;&amp;[.J$1]&amp;&quot;.&quot;" office:value-type="string" office:string-value=".m1I.">
            <text:p>.m1I.</text:p>
          </table:table-cell>
          <table:table-cell table:formula="oooc:=&quot;.&quot;&amp;[.$A14]&amp;&quot;1&quot;&amp;[.K$1]&amp;&quot;.&quot;" office:value-type="string" office:string-value=".m1j.">
            <text:p>.m1j.</text:p>
          </table:table-cell>
          <table:table-cell table:formula="oooc:=&quot;.&quot;&amp;[.$A14]&amp;&quot;1&quot;&amp;[.L$1]&amp;&quot;.&quot;" office:value-type="string" office:string-value=".m1k.">
            <text:p>.m1k.</text:p>
          </table:table-cell>
          <table:table-cell table:formula="oooc:=&quot;.&quot;&amp;[.$A14]&amp;&quot;1&quot;&amp;[.M$1]&amp;&quot;.&quot;" office:value-type="string" office:string-value=".m1l.">
            <text:p>.m1l.</text:p>
          </table:table-cell>
          <table:table-cell table:formula="oooc:=&quot;.&quot;&amp;[.$A14]&amp;&quot;1&quot;&amp;[.N$1]&amp;&quot;.&quot;" office:value-type="string" office:string-value=".m1m.">
            <text:p>.m1m.</text:p>
          </table:table-cell>
          <table:table-cell table:formula="oooc:=&quot;.&quot;&amp;[.$A14]&amp;&quot;1&quot;&amp;[.O$1]&amp;&quot;.&quot;" office:value-type="string" office:string-value=".m1n.">
            <text:p>.m1n.</text:p>
          </table:table-cell>
          <table:table-cell table:formula="oooc:=&quot;.&quot;&amp;[.$A14]&amp;&quot;1&quot;&amp;[.P$1]&amp;&quot;.&quot;" office:value-type="string" office:string-value=".m1o.">
            <text:p>.m1o.</text:p>
          </table:table-cell>
          <table:table-cell table:formula="oooc:=&quot;.&quot;&amp;[.$A14]&amp;&quot;1&quot;&amp;[.Q$1]&amp;&quot;.&quot;" office:value-type="string" office:string-value=".m1p.">
            <text:p>.m1p.</text:p>
          </table:table-cell>
          <table:table-cell table:formula="oooc:=&quot;.&quot;&amp;[.$A14]&amp;&quot;1&quot;&amp;[.R$1]&amp;&quot;.&quot;" office:value-type="string" office:string-value=".m1q.">
            <text:p>.m1q.</text:p>
          </table:table-cell>
          <table:table-cell table:formula="oooc:=&quot;.&quot;&amp;[.$A14]&amp;&quot;1&quot;&amp;[.S$1]&amp;&quot;.&quot;" office:value-type="string" office:string-value=".m1r.">
            <text:p>.m1r.</text:p>
          </table:table-cell>
          <table:table-cell table:formula="oooc:=&quot;.&quot;&amp;[.$A14]&amp;&quot;1&quot;&amp;[.T$1]&amp;&quot;.&quot;" office:value-type="string" office:string-value=".m1s.">
            <text:p>.m1s.</text:p>
          </table:table-cell>
          <table:table-cell table:formula="oooc:=&quot;.&quot;&amp;[.$A14]&amp;&quot;1&quot;&amp;[.U$1]&amp;&quot;.&quot;" office:value-type="string" office:string-value=".m1t.">
            <text:p>.m1t.</text:p>
          </table:table-cell>
          <table:table-cell table:formula="oooc:=&quot;.&quot;&amp;[.$A14]&amp;&quot;1&quot;&amp;[.V$1]&amp;&quot;.&quot;" office:value-type="string" office:string-value=".m1u.">
            <text:p>.m1u.</text:p>
          </table:table-cell>
          <table:table-cell table:formula="oooc:=&quot;.&quot;&amp;[.$A14]&amp;&quot;1&quot;&amp;[.W$1]&amp;&quot;.&quot;" office:value-type="string" office:string-value=".m1v.">
            <text:p>.m1v.</text:p>
          </table:table-cell>
          <table:table-cell table:formula="oooc:=&quot;.&quot;&amp;[.$A14]&amp;&quot;1&quot;&amp;[.X$1]&amp;&quot;.&quot;" office:value-type="string" office:string-value=".m1w.">
            <text:p>.m1w.</text:p>
          </table:table-cell>
          <table:table-cell table:formula="oooc:=&quot;.&quot;&amp;[.$A14]&amp;&quot;1&quot;&amp;[.Y$1]&amp;&quot;.&quot;" office:value-type="string" office:string-value=".m1x.">
            <text:p>.m1x.</text:p>
          </table:table-cell>
          <table:table-cell table:formula="oooc:=&quot;.&quot;&amp;[.$A14]&amp;&quot;1&quot;&amp;[.Z$1]&amp;&quot;.&quot;" office:value-type="string" office:string-value=".m1y.">
            <text:p>.m1y.</text:p>
          </table:table-cell>
          <table:table-cell table:formula="oooc:=&quot;.&quot;&amp;[.$A14]&amp;&quot;1&quot;&amp;[.AA$1]&amp;&quot;.&quot;" office:value-type="string" office:string-value=".m1z.">
            <text:p>.m1z.</text:p>
          </table:table-cell>
          <table:table-cell table:formula="oooc:=&quot;.&quot;&amp;[.$A14]&amp;&quot;1&quot;&amp;[.AB$1]&amp;&quot;.&quot;" office:value-type="string" office:string-value=".m1á.">
            <text:p>.m1á.</text:p>
          </table:table-cell>
          <table:table-cell table:formula="oooc:=&quot;.&quot;&amp;[.$A14]&amp;&quot;1&quot;&amp;[.AC$1]&amp;&quot;.&quot;" office:value-type="string" office:string-value=".m1é.">
            <text:p>.m1é.</text:p>
          </table:table-cell>
          <table:table-cell table:formula="oooc:=&quot;.&quot;&amp;[.$A14]&amp;&quot;1&quot;&amp;[.AD$1]&amp;&quot;.&quot;" office:value-type="string" office:string-value=".m1ë.">
            <text:p>.m1ë.</text:p>
          </table:table-cell>
          <table:table-cell table:formula="oooc:=&quot;.&quot;&amp;[.$A14]&amp;&quot;1&quot;&amp;[.AE$1]&amp;&quot;.&quot;" office:value-type="string" office:string-value=".m1í.">
            <text:p>.m1í.</text:p>
          </table:table-cell>
          <table:table-cell table:formula="oooc:=&quot;.&quot;&amp;[.$A14]&amp;&quot;1&quot;&amp;[.AF$1]&amp;&quot;.&quot;" office:value-type="string" office:string-value=".m1ó.">
            <text:p>.m1ó.</text:p>
          </table:table-cell>
          <table:table-cell table:formula="oooc:=&quot;.&quot;&amp;[.$A14]&amp;&quot;1&quot;&amp;[.AG$1]&amp;&quot;.&quot;" office:value-type="string" office:string-value=".m1ú.">
            <text:p>.m1ú.</text:p>
          </table:table-cell>
          <table:table-cell table:formula="oooc:=&quot;.&quot;&amp;[.$A14]&amp;&quot;1&quot;&amp;[.AH$1]&amp;&quot;.&quot;" office:value-type="string" office:string-value=".m1æ.">
            <text:p>.m1æ.</text:p>
          </table:table-cell>
          <table:table-cell table:formula="oooc:=&quot;.&quot;&amp;[.$A14]&amp;&quot;1&quot;&amp;[.AI$1]&amp;&quot;.&quot;" office:value-type="string" office:string-value=".m1ý.">
            <text:p>.m1ý.</text:p>
          </table:table-cell>
        </table:table-row>
        <table:table-row table:style-name="ro1">
          <table:table-cell office:value-type="string">
            <text:p>n</text:p>
          </table:table-cell>
          <table:table-cell table:formula="oooc:=&quot;.&quot;&amp;[.$A15]&amp;&quot;1&quot;&amp;[.B$1]&amp;&quot;.&quot;" office:value-type="string" office:string-value=".n1a.">
            <text:p>.n1a.</text:p>
          </table:table-cell>
          <table:table-cell table:formula="oooc:=&quot;.&quot;&amp;[.$A15]&amp;&quot;1&quot;&amp;[.C$1]&amp;&quot;.&quot;" office:value-type="string" office:string-value=".n1b.">
            <text:p>.n1b.</text:p>
          </table:table-cell>
          <table:table-cell table:formula="oooc:=&quot;.&quot;&amp;[.$A15]&amp;&quot;1&quot;&amp;[.D$1]&amp;&quot;.&quot;" office:value-type="string" office:string-value=".n1c.">
            <text:p>.n1c.</text:p>
          </table:table-cell>
          <table:table-cell table:formula="oooc:=&quot;.&quot;&amp;[.$A15]&amp;&quot;1&quot;&amp;[.E$1]&amp;&quot;.&quot;" office:value-type="string" office:string-value=".n1d.">
            <text:p>.n1d.</text:p>
          </table:table-cell>
          <table:table-cell table:formula="oooc:=&quot;.&quot;&amp;[.$A15]&amp;&quot;1&quot;&amp;[.F$1]&amp;&quot;.&quot;" office:value-type="string" office:string-value=".n1e.">
            <text:p>.n1e.</text:p>
          </table:table-cell>
          <table:table-cell table:formula="oooc:=&quot;.&quot;&amp;[.$A15]&amp;&quot;1&quot;&amp;[.G$1]&amp;&quot;.&quot;" office:value-type="string" office:string-value=".n1f.">
            <text:p>.n1f.</text:p>
          </table:table-cell>
          <table:table-cell table:formula="oooc:=&quot;.&quot;&amp;[.$A15]&amp;&quot;1&quot;&amp;[.H$1]&amp;&quot;.&quot;" office:value-type="string" office:string-value=".n1g.">
            <text:p>.n1g.</text:p>
          </table:table-cell>
          <table:table-cell table:formula="oooc:=&quot;.&quot;&amp;[.$A15]&amp;&quot;1&quot;&amp;[.I$1]&amp;&quot;.&quot;" office:value-type="string" office:string-value=".n1h.">
            <text:p>.n1h.</text:p>
          </table:table-cell>
          <table:table-cell table:formula="oooc:=&quot;.&quot;&amp;[.$A15]&amp;&quot;1&quot;&amp;[.J$1]&amp;&quot;.&quot;" office:value-type="string" office:string-value=".n1I.">
            <text:p>.n1I.</text:p>
          </table:table-cell>
          <table:table-cell table:formula="oooc:=&quot;.&quot;&amp;[.$A15]&amp;&quot;1&quot;&amp;[.K$1]&amp;&quot;.&quot;" office:value-type="string" office:string-value=".n1j.">
            <text:p>.n1j.</text:p>
          </table:table-cell>
          <table:table-cell table:formula="oooc:=&quot;.&quot;&amp;[.$A15]&amp;&quot;1&quot;&amp;[.L$1]&amp;&quot;.&quot;" office:value-type="string" office:string-value=".n1k.">
            <text:p>.n1k.</text:p>
          </table:table-cell>
          <table:table-cell table:formula="oooc:=&quot;.&quot;&amp;[.$A15]&amp;&quot;1&quot;&amp;[.M$1]&amp;&quot;.&quot;" office:value-type="string" office:string-value=".n1l.">
            <text:p>.n1l.</text:p>
          </table:table-cell>
          <table:table-cell table:formula="oooc:=&quot;.&quot;&amp;[.$A15]&amp;&quot;1&quot;&amp;[.N$1]&amp;&quot;.&quot;" office:value-type="string" office:string-value=".n1m.">
            <text:p>.n1m.</text:p>
          </table:table-cell>
          <table:table-cell table:formula="oooc:=&quot;.&quot;&amp;[.$A15]&amp;&quot;1&quot;&amp;[.O$1]&amp;&quot;.&quot;" office:value-type="string" office:string-value=".n1n.">
            <text:p>.n1n.</text:p>
          </table:table-cell>
          <table:table-cell table:formula="oooc:=&quot;.&quot;&amp;[.$A15]&amp;&quot;1&quot;&amp;[.P$1]&amp;&quot;.&quot;" office:value-type="string" office:string-value=".n1o.">
            <text:p>.n1o.</text:p>
          </table:table-cell>
          <table:table-cell table:formula="oooc:=&quot;.&quot;&amp;[.$A15]&amp;&quot;1&quot;&amp;[.Q$1]&amp;&quot;.&quot;" office:value-type="string" office:string-value=".n1p.">
            <text:p>.n1p.</text:p>
          </table:table-cell>
          <table:table-cell table:formula="oooc:=&quot;.&quot;&amp;[.$A15]&amp;&quot;1&quot;&amp;[.R$1]&amp;&quot;.&quot;" office:value-type="string" office:string-value=".n1q.">
            <text:p>.n1q.</text:p>
          </table:table-cell>
          <table:table-cell table:formula="oooc:=&quot;.&quot;&amp;[.$A15]&amp;&quot;1&quot;&amp;[.S$1]&amp;&quot;.&quot;" office:value-type="string" office:string-value=".n1r.">
            <text:p>.n1r.</text:p>
          </table:table-cell>
          <table:table-cell table:formula="oooc:=&quot;.&quot;&amp;[.$A15]&amp;&quot;1&quot;&amp;[.T$1]&amp;&quot;.&quot;" office:value-type="string" office:string-value=".n1s.">
            <text:p>.n1s.</text:p>
          </table:table-cell>
          <table:table-cell table:formula="oooc:=&quot;.&quot;&amp;[.$A15]&amp;&quot;1&quot;&amp;[.U$1]&amp;&quot;.&quot;" office:value-type="string" office:string-value=".n1t.">
            <text:p>.n1t.</text:p>
          </table:table-cell>
          <table:table-cell table:formula="oooc:=&quot;.&quot;&amp;[.$A15]&amp;&quot;1&quot;&amp;[.V$1]&amp;&quot;.&quot;" office:value-type="string" office:string-value=".n1u.">
            <text:p>.n1u.</text:p>
          </table:table-cell>
          <table:table-cell table:formula="oooc:=&quot;.&quot;&amp;[.$A15]&amp;&quot;1&quot;&amp;[.W$1]&amp;&quot;.&quot;" office:value-type="string" office:string-value=".n1v.">
            <text:p>.n1v.</text:p>
          </table:table-cell>
          <table:table-cell table:formula="oooc:=&quot;.&quot;&amp;[.$A15]&amp;&quot;1&quot;&amp;[.X$1]&amp;&quot;.&quot;" office:value-type="string" office:string-value=".n1w.">
            <text:p>.n1w.</text:p>
          </table:table-cell>
          <table:table-cell table:formula="oooc:=&quot;.&quot;&amp;[.$A15]&amp;&quot;1&quot;&amp;[.Y$1]&amp;&quot;.&quot;" office:value-type="string" office:string-value=".n1x.">
            <text:p>.n1x.</text:p>
          </table:table-cell>
          <table:table-cell table:formula="oooc:=&quot;.&quot;&amp;[.$A15]&amp;&quot;1&quot;&amp;[.Z$1]&amp;&quot;.&quot;" office:value-type="string" office:string-value=".n1y.">
            <text:p>.n1y.</text:p>
          </table:table-cell>
          <table:table-cell table:formula="oooc:=&quot;.&quot;&amp;[.$A15]&amp;&quot;1&quot;&amp;[.AA$1]&amp;&quot;.&quot;" office:value-type="string" office:string-value=".n1z.">
            <text:p>.n1z.</text:p>
          </table:table-cell>
          <table:table-cell table:formula="oooc:=&quot;.&quot;&amp;[.$A15]&amp;&quot;1&quot;&amp;[.AB$1]&amp;&quot;.&quot;" office:value-type="string" office:string-value=".n1á.">
            <text:p>.n1á.</text:p>
          </table:table-cell>
          <table:table-cell table:formula="oooc:=&quot;.&quot;&amp;[.$A15]&amp;&quot;1&quot;&amp;[.AC$1]&amp;&quot;.&quot;" office:value-type="string" office:string-value=".n1é.">
            <text:p>.n1é.</text:p>
          </table:table-cell>
          <table:table-cell table:formula="oooc:=&quot;.&quot;&amp;[.$A15]&amp;&quot;1&quot;&amp;[.AD$1]&amp;&quot;.&quot;" office:value-type="string" office:string-value=".n1ë.">
            <text:p>.n1ë.</text:p>
          </table:table-cell>
          <table:table-cell table:formula="oooc:=&quot;.&quot;&amp;[.$A15]&amp;&quot;1&quot;&amp;[.AE$1]&amp;&quot;.&quot;" office:value-type="string" office:string-value=".n1í.">
            <text:p>.n1í.</text:p>
          </table:table-cell>
          <table:table-cell table:formula="oooc:=&quot;.&quot;&amp;[.$A15]&amp;&quot;1&quot;&amp;[.AF$1]&amp;&quot;.&quot;" office:value-type="string" office:string-value=".n1ó.">
            <text:p>.n1ó.</text:p>
          </table:table-cell>
          <table:table-cell table:formula="oooc:=&quot;.&quot;&amp;[.$A15]&amp;&quot;1&quot;&amp;[.AG$1]&amp;&quot;.&quot;" office:value-type="string" office:string-value=".n1ú.">
            <text:p>.n1ú.</text:p>
          </table:table-cell>
          <table:table-cell table:formula="oooc:=&quot;.&quot;&amp;[.$A15]&amp;&quot;1&quot;&amp;[.AH$1]&amp;&quot;.&quot;" office:value-type="string" office:string-value=".n1æ.">
            <text:p>.n1æ.</text:p>
          </table:table-cell>
          <table:table-cell table:formula="oooc:=&quot;.&quot;&amp;[.$A15]&amp;&quot;1&quot;&amp;[.AI$1]&amp;&quot;.&quot;" office:value-type="string" office:string-value=".n1ý.">
            <text:p>.n1ý.</text:p>
          </table:table-cell>
        </table:table-row>
        <table:table-row table:style-name="ro1">
          <table:table-cell office:value-type="string">
            <text:p>o</text:p>
          </table:table-cell>
          <table:table-cell table:formula="oooc:=&quot;.&quot;&amp;[.$A16]&amp;&quot;1&quot;&amp;[.B$1]&amp;&quot;.&quot;" office:value-type="string" office:string-value=".o1a.">
            <text:p>.o1a.</text:p>
          </table:table-cell>
          <table:table-cell table:formula="oooc:=&quot;.&quot;&amp;[.$A16]&amp;&quot;1&quot;&amp;[.C$1]&amp;&quot;.&quot;" office:value-type="string" office:string-value=".o1b.">
            <text:p>.o1b.</text:p>
          </table:table-cell>
          <table:table-cell table:formula="oooc:=&quot;.&quot;&amp;[.$A16]&amp;&quot;1&quot;&amp;[.D$1]&amp;&quot;.&quot;" office:value-type="string" office:string-value=".o1c.">
            <text:p>.o1c.</text:p>
          </table:table-cell>
          <table:table-cell table:formula="oooc:=&quot;.&quot;&amp;[.$A16]&amp;&quot;1&quot;&amp;[.E$1]&amp;&quot;.&quot;" office:value-type="string" office:string-value=".o1d.">
            <text:p>.o1d.</text:p>
          </table:table-cell>
          <table:table-cell table:formula="oooc:=&quot;.&quot;&amp;[.$A16]&amp;&quot;1&quot;&amp;[.F$1]&amp;&quot;.&quot;" office:value-type="string" office:string-value=".o1e.">
            <text:p>.o1e.</text:p>
          </table:table-cell>
          <table:table-cell table:formula="oooc:=&quot;.&quot;&amp;[.$A16]&amp;&quot;1&quot;&amp;[.G$1]&amp;&quot;.&quot;" office:value-type="string" office:string-value=".o1f.">
            <text:p>.o1f.</text:p>
          </table:table-cell>
          <table:table-cell table:formula="oooc:=&quot;.&quot;&amp;[.$A16]&amp;&quot;1&quot;&amp;[.H$1]&amp;&quot;.&quot;" office:value-type="string" office:string-value=".o1g.">
            <text:p>.o1g.</text:p>
          </table:table-cell>
          <table:table-cell table:formula="oooc:=&quot;.&quot;&amp;[.$A16]&amp;&quot;1&quot;&amp;[.I$1]&amp;&quot;.&quot;" office:value-type="string" office:string-value=".o1h.">
            <text:p>.o1h.</text:p>
          </table:table-cell>
          <table:table-cell table:formula="oooc:=&quot;.&quot;&amp;[.$A16]&amp;&quot;1&quot;&amp;[.J$1]&amp;&quot;.&quot;" office:value-type="string" office:string-value=".o1I.">
            <text:p>.o1I.</text:p>
          </table:table-cell>
          <table:table-cell table:formula="oooc:=&quot;.&quot;&amp;[.$A16]&amp;&quot;1&quot;&amp;[.K$1]&amp;&quot;.&quot;" office:value-type="string" office:string-value=".o1j.">
            <text:p>.o1j.</text:p>
          </table:table-cell>
          <table:table-cell table:formula="oooc:=&quot;.&quot;&amp;[.$A16]&amp;&quot;1&quot;&amp;[.L$1]&amp;&quot;.&quot;" office:value-type="string" office:string-value=".o1k.">
            <text:p>.o1k.</text:p>
          </table:table-cell>
          <table:table-cell table:formula="oooc:=&quot;.&quot;&amp;[.$A16]&amp;&quot;1&quot;&amp;[.M$1]&amp;&quot;.&quot;" office:value-type="string" office:string-value=".o1l.">
            <text:p>.o1l.</text:p>
          </table:table-cell>
          <table:table-cell table:formula="oooc:=&quot;.&quot;&amp;[.$A16]&amp;&quot;1&quot;&amp;[.N$1]&amp;&quot;.&quot;" office:value-type="string" office:string-value=".o1m.">
            <text:p>.o1m.</text:p>
          </table:table-cell>
          <table:table-cell table:formula="oooc:=&quot;.&quot;&amp;[.$A16]&amp;&quot;1&quot;&amp;[.O$1]&amp;&quot;.&quot;" office:value-type="string" office:string-value=".o1n.">
            <text:p>.o1n.</text:p>
          </table:table-cell>
          <table:table-cell table:formula="oooc:=&quot;.&quot;&amp;[.$A16]&amp;&quot;1&quot;&amp;[.P$1]&amp;&quot;.&quot;" office:value-type="string" office:string-value=".o1o.">
            <text:p>.o1o.</text:p>
          </table:table-cell>
          <table:table-cell table:formula="oooc:=&quot;.&quot;&amp;[.$A16]&amp;&quot;1&quot;&amp;[.Q$1]&amp;&quot;.&quot;" office:value-type="string" office:string-value=".o1p.">
            <text:p>.o1p.</text:p>
          </table:table-cell>
          <table:table-cell table:formula="oooc:=&quot;.&quot;&amp;[.$A16]&amp;&quot;1&quot;&amp;[.R$1]&amp;&quot;.&quot;" office:value-type="string" office:string-value=".o1q.">
            <text:p>.o1q.</text:p>
          </table:table-cell>
          <table:table-cell table:formula="oooc:=&quot;.&quot;&amp;[.$A16]&amp;&quot;1&quot;&amp;[.S$1]&amp;&quot;.&quot;" office:value-type="string" office:string-value=".o1r.">
            <text:p>.o1r.</text:p>
          </table:table-cell>
          <table:table-cell table:formula="oooc:=&quot;.&quot;&amp;[.$A16]&amp;&quot;1&quot;&amp;[.T$1]&amp;&quot;.&quot;" office:value-type="string" office:string-value=".o1s.">
            <text:p>.o1s.</text:p>
          </table:table-cell>
          <table:table-cell table:formula="oooc:=&quot;.&quot;&amp;[.$A16]&amp;&quot;1&quot;&amp;[.U$1]&amp;&quot;.&quot;" office:value-type="string" office:string-value=".o1t.">
            <text:p>.o1t.</text:p>
          </table:table-cell>
          <table:table-cell table:formula="oooc:=&quot;.&quot;&amp;[.$A16]&amp;&quot;1&quot;&amp;[.V$1]&amp;&quot;.&quot;" office:value-type="string" office:string-value=".o1u.">
            <text:p>.o1u.</text:p>
          </table:table-cell>
          <table:table-cell table:formula="oooc:=&quot;.&quot;&amp;[.$A16]&amp;&quot;1&quot;&amp;[.W$1]&amp;&quot;.&quot;" office:value-type="string" office:string-value=".o1v.">
            <text:p>.o1v.</text:p>
          </table:table-cell>
          <table:table-cell table:formula="oooc:=&quot;.&quot;&amp;[.$A16]&amp;&quot;1&quot;&amp;[.X$1]&amp;&quot;.&quot;" office:value-type="string" office:string-value=".o1w.">
            <text:p>.o1w.</text:p>
          </table:table-cell>
          <table:table-cell table:formula="oooc:=&quot;.&quot;&amp;[.$A16]&amp;&quot;1&quot;&amp;[.Y$1]&amp;&quot;.&quot;" office:value-type="string" office:string-value=".o1x.">
            <text:p>.o1x.</text:p>
          </table:table-cell>
          <table:table-cell table:formula="oooc:=&quot;.&quot;&amp;[.$A16]&amp;&quot;1&quot;&amp;[.Z$1]&amp;&quot;.&quot;" office:value-type="string" office:string-value=".o1y.">
            <text:p>.o1y.</text:p>
          </table:table-cell>
          <table:table-cell table:formula="oooc:=&quot;.&quot;&amp;[.$A16]&amp;&quot;1&quot;&amp;[.AA$1]&amp;&quot;.&quot;" office:value-type="string" office:string-value=".o1z.">
            <text:p>.o1z.</text:p>
          </table:table-cell>
          <table:table-cell table:formula="oooc:=&quot;.&quot;&amp;[.$A16]&amp;&quot;1&quot;&amp;[.AB$1]&amp;&quot;.&quot;" office:value-type="string" office:string-value=".o1á.">
            <text:p>.o1á.</text:p>
          </table:table-cell>
          <table:table-cell table:formula="oooc:=&quot;.&quot;&amp;[.$A16]&amp;&quot;1&quot;&amp;[.AC$1]&amp;&quot;.&quot;" office:value-type="string" office:string-value=".o1é.">
            <text:p>.o1é.</text:p>
          </table:table-cell>
          <table:table-cell table:formula="oooc:=&quot;.&quot;&amp;[.$A16]&amp;&quot;1&quot;&amp;[.AD$1]&amp;&quot;.&quot;" office:value-type="string" office:string-value=".o1ë.">
            <text:p>.o1ë.</text:p>
          </table:table-cell>
          <table:table-cell table:formula="oooc:=&quot;.&quot;&amp;[.$A16]&amp;&quot;1&quot;&amp;[.AE$1]&amp;&quot;.&quot;" office:value-type="string" office:string-value=".o1í.">
            <text:p>.o1í.</text:p>
          </table:table-cell>
          <table:table-cell table:formula="oooc:=&quot;.&quot;&amp;[.$A16]&amp;&quot;1&quot;&amp;[.AF$1]&amp;&quot;.&quot;" office:value-type="string" office:string-value=".o1ó.">
            <text:p>.o1ó.</text:p>
          </table:table-cell>
          <table:table-cell table:formula="oooc:=&quot;.&quot;&amp;[.$A16]&amp;&quot;1&quot;&amp;[.AG$1]&amp;&quot;.&quot;" office:value-type="string" office:string-value=".o1ú.">
            <text:p>.o1ú.</text:p>
          </table:table-cell>
          <table:table-cell table:formula="oooc:=&quot;.&quot;&amp;[.$A16]&amp;&quot;1&quot;&amp;[.AH$1]&amp;&quot;.&quot;" office:value-type="string" office:string-value=".o1æ.">
            <text:p>.o1æ.</text:p>
          </table:table-cell>
          <table:table-cell table:formula="oooc:=&quot;.&quot;&amp;[.$A16]&amp;&quot;1&quot;&amp;[.AI$1]&amp;&quot;.&quot;" office:value-type="string" office:string-value=".o1ý.">
            <text:p>.o1ý.</text:p>
          </table:table-cell>
        </table:table-row>
        <table:table-row table:style-name="ro1">
          <table:table-cell office:value-type="string">
            <text:p>p</text:p>
          </table:table-cell>
          <table:table-cell table:formula="oooc:=&quot;.&quot;&amp;[.$A17]&amp;&quot;1&quot;&amp;[.B$1]&amp;&quot;.&quot;" office:value-type="string" office:string-value=".p1a.">
            <text:p>.p1a.</text:p>
          </table:table-cell>
          <table:table-cell table:formula="oooc:=&quot;.&quot;&amp;[.$A17]&amp;&quot;1&quot;&amp;[.C$1]&amp;&quot;.&quot;" office:value-type="string" office:string-value=".p1b.">
            <text:p>.p1b.</text:p>
          </table:table-cell>
          <table:table-cell table:formula="oooc:=&quot;.&quot;&amp;[.$A17]&amp;&quot;1&quot;&amp;[.D$1]&amp;&quot;.&quot;" office:value-type="string" office:string-value=".p1c.">
            <text:p>.p1c.</text:p>
          </table:table-cell>
          <table:table-cell table:formula="oooc:=&quot;.&quot;&amp;[.$A17]&amp;&quot;1&quot;&amp;[.E$1]&amp;&quot;.&quot;" office:value-type="string" office:string-value=".p1d.">
            <text:p>.p1d.</text:p>
          </table:table-cell>
          <table:table-cell table:formula="oooc:=&quot;.&quot;&amp;[.$A17]&amp;&quot;1&quot;&amp;[.F$1]&amp;&quot;.&quot;" office:value-type="string" office:string-value=".p1e.">
            <text:p>.p1e.</text:p>
          </table:table-cell>
          <table:table-cell table:formula="oooc:=&quot;.&quot;&amp;[.$A17]&amp;&quot;1&quot;&amp;[.G$1]&amp;&quot;.&quot;" office:value-type="string" office:string-value=".p1f.">
            <text:p>.p1f.</text:p>
          </table:table-cell>
          <table:table-cell table:formula="oooc:=&quot;.&quot;&amp;[.$A17]&amp;&quot;1&quot;&amp;[.H$1]&amp;&quot;.&quot;" office:value-type="string" office:string-value=".p1g.">
            <text:p>.p1g.</text:p>
          </table:table-cell>
          <table:table-cell table:formula="oooc:=&quot;.&quot;&amp;[.$A17]&amp;&quot;1&quot;&amp;[.I$1]&amp;&quot;.&quot;" office:value-type="string" office:string-value=".p1h.">
            <text:p>.p1h.</text:p>
          </table:table-cell>
          <table:table-cell table:formula="oooc:=&quot;.&quot;&amp;[.$A17]&amp;&quot;1&quot;&amp;[.J$1]&amp;&quot;.&quot;" office:value-type="string" office:string-value=".p1I.">
            <text:p>.p1I.</text:p>
          </table:table-cell>
          <table:table-cell table:formula="oooc:=&quot;.&quot;&amp;[.$A17]&amp;&quot;1&quot;&amp;[.K$1]&amp;&quot;.&quot;" office:value-type="string" office:string-value=".p1j.">
            <text:p>.p1j.</text:p>
          </table:table-cell>
          <table:table-cell table:formula="oooc:=&quot;.&quot;&amp;[.$A17]&amp;&quot;1&quot;&amp;[.L$1]&amp;&quot;.&quot;" office:value-type="string" office:string-value=".p1k.">
            <text:p>.p1k.</text:p>
          </table:table-cell>
          <table:table-cell table:formula="oooc:=&quot;.&quot;&amp;[.$A17]&amp;&quot;1&quot;&amp;[.M$1]&amp;&quot;.&quot;" office:value-type="string" office:string-value=".p1l.">
            <text:p>.p1l.</text:p>
          </table:table-cell>
          <table:table-cell table:formula="oooc:=&quot;.&quot;&amp;[.$A17]&amp;&quot;1&quot;&amp;[.N$1]&amp;&quot;.&quot;" office:value-type="string" office:string-value=".p1m.">
            <text:p>.p1m.</text:p>
          </table:table-cell>
          <table:table-cell table:formula="oooc:=&quot;.&quot;&amp;[.$A17]&amp;&quot;1&quot;&amp;[.O$1]&amp;&quot;.&quot;" office:value-type="string" office:string-value=".p1n.">
            <text:p>.p1n.</text:p>
          </table:table-cell>
          <table:table-cell table:formula="oooc:=&quot;.&quot;&amp;[.$A17]&amp;&quot;1&quot;&amp;[.P$1]&amp;&quot;.&quot;" office:value-type="string" office:string-value=".p1o.">
            <text:p>.p1o.</text:p>
          </table:table-cell>
          <table:table-cell table:formula="oooc:=&quot;.&quot;&amp;[.$A17]&amp;&quot;1&quot;&amp;[.Q$1]&amp;&quot;.&quot;" office:value-type="string" office:string-value=".p1p.">
            <text:p>.p1p.</text:p>
          </table:table-cell>
          <table:table-cell table:formula="oooc:=&quot;.&quot;&amp;[.$A17]&amp;&quot;1&quot;&amp;[.R$1]&amp;&quot;.&quot;" office:value-type="string" office:string-value=".p1q.">
            <text:p>.p1q.</text:p>
          </table:table-cell>
          <table:table-cell table:formula="oooc:=&quot;.&quot;&amp;[.$A17]&amp;&quot;1&quot;&amp;[.S$1]&amp;&quot;.&quot;" office:value-type="string" office:string-value=".p1r.">
            <text:p>.p1r.</text:p>
          </table:table-cell>
          <table:table-cell table:formula="oooc:=&quot;.&quot;&amp;[.$A17]&amp;&quot;1&quot;&amp;[.T$1]&amp;&quot;.&quot;" office:value-type="string" office:string-value=".p1s.">
            <text:p>.p1s.</text:p>
          </table:table-cell>
          <table:table-cell table:formula="oooc:=&quot;.&quot;&amp;[.$A17]&amp;&quot;1&quot;&amp;[.U$1]&amp;&quot;.&quot;" office:value-type="string" office:string-value=".p1t.">
            <text:p>.p1t.</text:p>
          </table:table-cell>
          <table:table-cell table:formula="oooc:=&quot;.&quot;&amp;[.$A17]&amp;&quot;1&quot;&amp;[.V$1]&amp;&quot;.&quot;" office:value-type="string" office:string-value=".p1u.">
            <text:p>.p1u.</text:p>
          </table:table-cell>
          <table:table-cell table:formula="oooc:=&quot;.&quot;&amp;[.$A17]&amp;&quot;1&quot;&amp;[.W$1]&amp;&quot;.&quot;" office:value-type="string" office:string-value=".p1v.">
            <text:p>.p1v.</text:p>
          </table:table-cell>
          <table:table-cell table:formula="oooc:=&quot;.&quot;&amp;[.$A17]&amp;&quot;1&quot;&amp;[.X$1]&amp;&quot;.&quot;" office:value-type="string" office:string-value=".p1w.">
            <text:p>.p1w.</text:p>
          </table:table-cell>
          <table:table-cell table:formula="oooc:=&quot;.&quot;&amp;[.$A17]&amp;&quot;1&quot;&amp;[.Y$1]&amp;&quot;.&quot;" office:value-type="string" office:string-value=".p1x.">
            <text:p>.p1x.</text:p>
          </table:table-cell>
          <table:table-cell table:formula="oooc:=&quot;.&quot;&amp;[.$A17]&amp;&quot;1&quot;&amp;[.Z$1]&amp;&quot;.&quot;" office:value-type="string" office:string-value=".p1y.">
            <text:p>.p1y.</text:p>
          </table:table-cell>
          <table:table-cell table:formula="oooc:=&quot;.&quot;&amp;[.$A17]&amp;&quot;1&quot;&amp;[.AA$1]&amp;&quot;.&quot;" office:value-type="string" office:string-value=".p1z.">
            <text:p>.p1z.</text:p>
          </table:table-cell>
          <table:table-cell table:formula="oooc:=&quot;.&quot;&amp;[.$A17]&amp;&quot;1&quot;&amp;[.AB$1]&amp;&quot;.&quot;" office:value-type="string" office:string-value=".p1á.">
            <text:p>.p1á.</text:p>
          </table:table-cell>
          <table:table-cell table:formula="oooc:=&quot;.&quot;&amp;[.$A17]&amp;&quot;1&quot;&amp;[.AC$1]&amp;&quot;.&quot;" office:value-type="string" office:string-value=".p1é.">
            <text:p>.p1é.</text:p>
          </table:table-cell>
          <table:table-cell table:formula="oooc:=&quot;.&quot;&amp;[.$A17]&amp;&quot;1&quot;&amp;[.AD$1]&amp;&quot;.&quot;" office:value-type="string" office:string-value=".p1ë.">
            <text:p>.p1ë.</text:p>
          </table:table-cell>
          <table:table-cell table:formula="oooc:=&quot;.&quot;&amp;[.$A17]&amp;&quot;1&quot;&amp;[.AE$1]&amp;&quot;.&quot;" office:value-type="string" office:string-value=".p1í.">
            <text:p>.p1í.</text:p>
          </table:table-cell>
          <table:table-cell table:formula="oooc:=&quot;.&quot;&amp;[.$A17]&amp;&quot;1&quot;&amp;[.AF$1]&amp;&quot;.&quot;" office:value-type="string" office:string-value=".p1ó.">
            <text:p>.p1ó.</text:p>
          </table:table-cell>
          <table:table-cell table:formula="oooc:=&quot;.&quot;&amp;[.$A17]&amp;&quot;1&quot;&amp;[.AG$1]&amp;&quot;.&quot;" office:value-type="string" office:string-value=".p1ú.">
            <text:p>.p1ú.</text:p>
          </table:table-cell>
          <table:table-cell table:formula="oooc:=&quot;.&quot;&amp;[.$A17]&amp;&quot;1&quot;&amp;[.AH$1]&amp;&quot;.&quot;" office:value-type="string" office:string-value=".p1æ.">
            <text:p>.p1æ.</text:p>
          </table:table-cell>
          <table:table-cell table:formula="oooc:=&quot;.&quot;&amp;[.$A17]&amp;&quot;1&quot;&amp;[.AI$1]&amp;&quot;.&quot;" office:value-type="string" office:string-value=".p1ý.">
            <text:p>.p1ý.</text:p>
          </table:table-cell>
        </table:table-row>
        <table:table-row table:style-name="ro1">
          <table:table-cell office:value-type="string">
            <text:p>q</text:p>
          </table:table-cell>
          <table:table-cell table:formula="oooc:=&quot;.&quot;&amp;[.$A18]&amp;&quot;1&quot;&amp;[.B$1]&amp;&quot;.&quot;" office:value-type="string" office:string-value=".q1a.">
            <text:p>.q1a.</text:p>
          </table:table-cell>
          <table:table-cell table:formula="oooc:=&quot;.&quot;&amp;[.$A18]&amp;&quot;1&quot;&amp;[.C$1]&amp;&quot;.&quot;" office:value-type="string" office:string-value=".q1b.">
            <text:p>.q1b.</text:p>
          </table:table-cell>
          <table:table-cell table:formula="oooc:=&quot;.&quot;&amp;[.$A18]&amp;&quot;1&quot;&amp;[.D$1]&amp;&quot;.&quot;" office:value-type="string" office:string-value=".q1c.">
            <text:p>.q1c.</text:p>
          </table:table-cell>
          <table:table-cell table:formula="oooc:=&quot;.&quot;&amp;[.$A18]&amp;&quot;1&quot;&amp;[.E$1]&amp;&quot;.&quot;" office:value-type="string" office:string-value=".q1d.">
            <text:p>.q1d.</text:p>
          </table:table-cell>
          <table:table-cell table:formula="oooc:=&quot;.&quot;&amp;[.$A18]&amp;&quot;1&quot;&amp;[.F$1]&amp;&quot;.&quot;" office:value-type="string" office:string-value=".q1e.">
            <text:p>.q1e.</text:p>
          </table:table-cell>
          <table:table-cell table:formula="oooc:=&quot;.&quot;&amp;[.$A18]&amp;&quot;1&quot;&amp;[.G$1]&amp;&quot;.&quot;" office:value-type="string" office:string-value=".q1f.">
            <text:p>.q1f.</text:p>
          </table:table-cell>
          <table:table-cell table:formula="oooc:=&quot;.&quot;&amp;[.$A18]&amp;&quot;1&quot;&amp;[.H$1]&amp;&quot;.&quot;" office:value-type="string" office:string-value=".q1g.">
            <text:p>.q1g.</text:p>
          </table:table-cell>
          <table:table-cell table:formula="oooc:=&quot;.&quot;&amp;[.$A18]&amp;&quot;1&quot;&amp;[.I$1]&amp;&quot;.&quot;" office:value-type="string" office:string-value=".q1h.">
            <text:p>.q1h.</text:p>
          </table:table-cell>
          <table:table-cell table:formula="oooc:=&quot;.&quot;&amp;[.$A18]&amp;&quot;1&quot;&amp;[.J$1]&amp;&quot;.&quot;" office:value-type="string" office:string-value=".q1I.">
            <text:p>.q1I.</text:p>
          </table:table-cell>
          <table:table-cell table:formula="oooc:=&quot;.&quot;&amp;[.$A18]&amp;&quot;1&quot;&amp;[.K$1]&amp;&quot;.&quot;" office:value-type="string" office:string-value=".q1j.">
            <text:p>.q1j.</text:p>
          </table:table-cell>
          <table:table-cell table:formula="oooc:=&quot;.&quot;&amp;[.$A18]&amp;&quot;1&quot;&amp;[.L$1]&amp;&quot;.&quot;" office:value-type="string" office:string-value=".q1k.">
            <text:p>.q1k.</text:p>
          </table:table-cell>
          <table:table-cell table:formula="oooc:=&quot;.&quot;&amp;[.$A18]&amp;&quot;1&quot;&amp;[.M$1]&amp;&quot;.&quot;" office:value-type="string" office:string-value=".q1l.">
            <text:p>.q1l.</text:p>
          </table:table-cell>
          <table:table-cell table:formula="oooc:=&quot;.&quot;&amp;[.$A18]&amp;&quot;1&quot;&amp;[.N$1]&amp;&quot;.&quot;" office:value-type="string" office:string-value=".q1m.">
            <text:p>.q1m.</text:p>
          </table:table-cell>
          <table:table-cell table:formula="oooc:=&quot;.&quot;&amp;[.$A18]&amp;&quot;1&quot;&amp;[.O$1]&amp;&quot;.&quot;" office:value-type="string" office:string-value=".q1n.">
            <text:p>.q1n.</text:p>
          </table:table-cell>
          <table:table-cell table:formula="oooc:=&quot;.&quot;&amp;[.$A18]&amp;&quot;1&quot;&amp;[.P$1]&amp;&quot;.&quot;" office:value-type="string" office:string-value=".q1o.">
            <text:p>.q1o.</text:p>
          </table:table-cell>
          <table:table-cell table:formula="oooc:=&quot;.&quot;&amp;[.$A18]&amp;&quot;1&quot;&amp;[.Q$1]&amp;&quot;.&quot;" office:value-type="string" office:string-value=".q1p.">
            <text:p>.q1p.</text:p>
          </table:table-cell>
          <table:table-cell table:formula="oooc:=&quot;.&quot;&amp;[.$A18]&amp;&quot;1&quot;&amp;[.R$1]&amp;&quot;.&quot;" office:value-type="string" office:string-value=".q1q.">
            <text:p>.q1q.</text:p>
          </table:table-cell>
          <table:table-cell table:formula="oooc:=&quot;.&quot;&amp;[.$A18]&amp;&quot;1&quot;&amp;[.S$1]&amp;&quot;.&quot;" office:value-type="string" office:string-value=".q1r.">
            <text:p>.q1r.</text:p>
          </table:table-cell>
          <table:table-cell table:formula="oooc:=&quot;.&quot;&amp;[.$A18]&amp;&quot;1&quot;&amp;[.T$1]&amp;&quot;.&quot;" office:value-type="string" office:string-value=".q1s.">
            <text:p>.q1s.</text:p>
          </table:table-cell>
          <table:table-cell table:formula="oooc:=&quot;.&quot;&amp;[.$A18]&amp;&quot;1&quot;&amp;[.U$1]&amp;&quot;.&quot;" office:value-type="string" office:string-value=".q1t.">
            <text:p>.q1t.</text:p>
          </table:table-cell>
          <table:table-cell table:formula="oooc:=&quot;.&quot;&amp;[.$A18]&amp;&quot;1&quot;&amp;[.V$1]&amp;&quot;.&quot;" office:value-type="string" office:string-value=".q1u.">
            <text:p>.q1u.</text:p>
          </table:table-cell>
          <table:table-cell table:formula="oooc:=&quot;.&quot;&amp;[.$A18]&amp;&quot;1&quot;&amp;[.W$1]&amp;&quot;.&quot;" office:value-type="string" office:string-value=".q1v.">
            <text:p>.q1v.</text:p>
          </table:table-cell>
          <table:table-cell table:formula="oooc:=&quot;.&quot;&amp;[.$A18]&amp;&quot;1&quot;&amp;[.X$1]&amp;&quot;.&quot;" office:value-type="string" office:string-value=".q1w.">
            <text:p>.q1w.</text:p>
          </table:table-cell>
          <table:table-cell table:formula="oooc:=&quot;.&quot;&amp;[.$A18]&amp;&quot;1&quot;&amp;[.Y$1]&amp;&quot;.&quot;" office:value-type="string" office:string-value=".q1x.">
            <text:p>.q1x.</text:p>
          </table:table-cell>
          <table:table-cell table:formula="oooc:=&quot;.&quot;&amp;[.$A18]&amp;&quot;1&quot;&amp;[.Z$1]&amp;&quot;.&quot;" office:value-type="string" office:string-value=".q1y.">
            <text:p>.q1y.</text:p>
          </table:table-cell>
          <table:table-cell table:formula="oooc:=&quot;.&quot;&amp;[.$A18]&amp;&quot;1&quot;&amp;[.AA$1]&amp;&quot;.&quot;" office:value-type="string" office:string-value=".q1z.">
            <text:p>.q1z.</text:p>
          </table:table-cell>
          <table:table-cell table:formula="oooc:=&quot;.&quot;&amp;[.$A18]&amp;&quot;1&quot;&amp;[.AB$1]&amp;&quot;.&quot;" office:value-type="string" office:string-value=".q1á.">
            <text:p>.q1á.</text:p>
          </table:table-cell>
          <table:table-cell table:formula="oooc:=&quot;.&quot;&amp;[.$A18]&amp;&quot;1&quot;&amp;[.AC$1]&amp;&quot;.&quot;" office:value-type="string" office:string-value=".q1é.">
            <text:p>.q1é.</text:p>
          </table:table-cell>
          <table:table-cell table:formula="oooc:=&quot;.&quot;&amp;[.$A18]&amp;&quot;1&quot;&amp;[.AD$1]&amp;&quot;.&quot;" office:value-type="string" office:string-value=".q1ë.">
            <text:p>.q1ë.</text:p>
          </table:table-cell>
          <table:table-cell table:formula="oooc:=&quot;.&quot;&amp;[.$A18]&amp;&quot;1&quot;&amp;[.AE$1]&amp;&quot;.&quot;" office:value-type="string" office:string-value=".q1í.">
            <text:p>.q1í.</text:p>
          </table:table-cell>
          <table:table-cell table:formula="oooc:=&quot;.&quot;&amp;[.$A18]&amp;&quot;1&quot;&amp;[.AF$1]&amp;&quot;.&quot;" office:value-type="string" office:string-value=".q1ó.">
            <text:p>.q1ó.</text:p>
          </table:table-cell>
          <table:table-cell table:formula="oooc:=&quot;.&quot;&amp;[.$A18]&amp;&quot;1&quot;&amp;[.AG$1]&amp;&quot;.&quot;" office:value-type="string" office:string-value=".q1ú.">
            <text:p>.q1ú.</text:p>
          </table:table-cell>
          <table:table-cell table:formula="oooc:=&quot;.&quot;&amp;[.$A18]&amp;&quot;1&quot;&amp;[.AH$1]&amp;&quot;.&quot;" office:value-type="string" office:string-value=".q1æ.">
            <text:p>.q1æ.</text:p>
          </table:table-cell>
          <table:table-cell table:formula="oooc:=&quot;.&quot;&amp;[.$A18]&amp;&quot;1&quot;&amp;[.AI$1]&amp;&quot;.&quot;" office:value-type="string" office:string-value=".q1ý.">
            <text:p>.q1ý.</text:p>
          </table:table-cell>
        </table:table-row>
        <table:table-row table:style-name="ro1">
          <table:table-cell office:value-type="string">
            <text:p>r</text:p>
          </table:table-cell>
          <table:table-cell table:formula="oooc:=&quot;.&quot;&amp;[.$A19]&amp;&quot;1&quot;&amp;[.B$1]&amp;&quot;.&quot;" office:value-type="string" office:string-value=".r1a.">
            <text:p>.r1a.</text:p>
          </table:table-cell>
          <table:table-cell table:formula="oooc:=&quot;.&quot;&amp;[.$A19]&amp;&quot;1&quot;&amp;[.C$1]&amp;&quot;.&quot;" office:value-type="string" office:string-value=".r1b.">
            <text:p>.r1b.</text:p>
          </table:table-cell>
          <table:table-cell table:formula="oooc:=&quot;.&quot;&amp;[.$A19]&amp;&quot;1&quot;&amp;[.D$1]&amp;&quot;.&quot;" office:value-type="string" office:string-value=".r1c.">
            <text:p>.r1c.</text:p>
          </table:table-cell>
          <table:table-cell table:formula="oooc:=&quot;.&quot;&amp;[.$A19]&amp;&quot;1&quot;&amp;[.E$1]&amp;&quot;.&quot;" office:value-type="string" office:string-value=".r1d.">
            <text:p>.r1d.</text:p>
          </table:table-cell>
          <table:table-cell table:formula="oooc:=&quot;.&quot;&amp;[.$A19]&amp;&quot;1&quot;&amp;[.F$1]&amp;&quot;.&quot;" office:value-type="string" office:string-value=".r1e.">
            <text:p>.r1e.</text:p>
          </table:table-cell>
          <table:table-cell table:formula="oooc:=&quot;.&quot;&amp;[.$A19]&amp;&quot;1&quot;&amp;[.G$1]&amp;&quot;.&quot;" office:value-type="string" office:string-value=".r1f.">
            <text:p>.r1f.</text:p>
          </table:table-cell>
          <table:table-cell table:formula="oooc:=&quot;.&quot;&amp;[.$A19]&amp;&quot;1&quot;&amp;[.H$1]&amp;&quot;.&quot;" office:value-type="string" office:string-value=".r1g.">
            <text:p>.r1g.</text:p>
          </table:table-cell>
          <table:table-cell table:formula="oooc:=&quot;.&quot;&amp;[.$A19]&amp;&quot;1&quot;&amp;[.I$1]&amp;&quot;.&quot;" office:value-type="string" office:string-value=".r1h.">
            <text:p>.r1h.</text:p>
          </table:table-cell>
          <table:table-cell table:formula="oooc:=&quot;.&quot;&amp;[.$A19]&amp;&quot;1&quot;&amp;[.J$1]&amp;&quot;.&quot;" office:value-type="string" office:string-value=".r1I.">
            <text:p>.r1I.</text:p>
          </table:table-cell>
          <table:table-cell table:formula="oooc:=&quot;.&quot;&amp;[.$A19]&amp;&quot;1&quot;&amp;[.K$1]&amp;&quot;.&quot;" office:value-type="string" office:string-value=".r1j.">
            <text:p>.r1j.</text:p>
          </table:table-cell>
          <table:table-cell table:formula="oooc:=&quot;.&quot;&amp;[.$A19]&amp;&quot;1&quot;&amp;[.L$1]&amp;&quot;.&quot;" office:value-type="string" office:string-value=".r1k.">
            <text:p>.r1k.</text:p>
          </table:table-cell>
          <table:table-cell table:formula="oooc:=&quot;.&quot;&amp;[.$A19]&amp;&quot;1&quot;&amp;[.M$1]&amp;&quot;.&quot;" office:value-type="string" office:string-value=".r1l.">
            <text:p>.r1l.</text:p>
          </table:table-cell>
          <table:table-cell table:formula="oooc:=&quot;.&quot;&amp;[.$A19]&amp;&quot;1&quot;&amp;[.N$1]&amp;&quot;.&quot;" office:value-type="string" office:string-value=".r1m.">
            <text:p>.r1m.</text:p>
          </table:table-cell>
          <table:table-cell table:formula="oooc:=&quot;.&quot;&amp;[.$A19]&amp;&quot;1&quot;&amp;[.O$1]&amp;&quot;.&quot;" office:value-type="string" office:string-value=".r1n.">
            <text:p>.r1n.</text:p>
          </table:table-cell>
          <table:table-cell table:formula="oooc:=&quot;.&quot;&amp;[.$A19]&amp;&quot;1&quot;&amp;[.P$1]&amp;&quot;.&quot;" office:value-type="string" office:string-value=".r1o.">
            <text:p>.r1o.</text:p>
          </table:table-cell>
          <table:table-cell table:formula="oooc:=&quot;.&quot;&amp;[.$A19]&amp;&quot;1&quot;&amp;[.Q$1]&amp;&quot;.&quot;" office:value-type="string" office:string-value=".r1p.">
            <text:p>.r1p.</text:p>
          </table:table-cell>
          <table:table-cell table:formula="oooc:=&quot;.&quot;&amp;[.$A19]&amp;&quot;1&quot;&amp;[.R$1]&amp;&quot;.&quot;" office:value-type="string" office:string-value=".r1q.">
            <text:p>.r1q.</text:p>
          </table:table-cell>
          <table:table-cell table:formula="oooc:=&quot;.&quot;&amp;[.$A19]&amp;&quot;1&quot;&amp;[.S$1]&amp;&quot;.&quot;" office:value-type="string" office:string-value=".r1r.">
            <text:p>.r1r.</text:p>
          </table:table-cell>
          <table:table-cell table:formula="oooc:=&quot;.&quot;&amp;[.$A19]&amp;&quot;1&quot;&amp;[.T$1]&amp;&quot;.&quot;" office:value-type="string" office:string-value=".r1s.">
            <text:p>.r1s.</text:p>
          </table:table-cell>
          <table:table-cell table:formula="oooc:=&quot;.&quot;&amp;[.$A19]&amp;&quot;1&quot;&amp;[.U$1]&amp;&quot;.&quot;" office:value-type="string" office:string-value=".r1t.">
            <text:p>.r1t.</text:p>
          </table:table-cell>
          <table:table-cell table:formula="oooc:=&quot;.&quot;&amp;[.$A19]&amp;&quot;1&quot;&amp;[.V$1]&amp;&quot;.&quot;" office:value-type="string" office:string-value=".r1u.">
            <text:p>.r1u.</text:p>
          </table:table-cell>
          <table:table-cell table:formula="oooc:=&quot;.&quot;&amp;[.$A19]&amp;&quot;1&quot;&amp;[.W$1]&amp;&quot;.&quot;" office:value-type="string" office:string-value=".r1v.">
            <text:p>.r1v.</text:p>
          </table:table-cell>
          <table:table-cell table:formula="oooc:=&quot;.&quot;&amp;[.$A19]&amp;&quot;1&quot;&amp;[.X$1]&amp;&quot;.&quot;" office:value-type="string" office:string-value=".r1w.">
            <text:p>.r1w.</text:p>
          </table:table-cell>
          <table:table-cell table:formula="oooc:=&quot;.&quot;&amp;[.$A19]&amp;&quot;1&quot;&amp;[.Y$1]&amp;&quot;.&quot;" office:value-type="string" office:string-value=".r1x.">
            <text:p>.r1x.</text:p>
          </table:table-cell>
          <table:table-cell table:formula="oooc:=&quot;.&quot;&amp;[.$A19]&amp;&quot;1&quot;&amp;[.Z$1]&amp;&quot;.&quot;" office:value-type="string" office:string-value=".r1y.">
            <text:p>.r1y.</text:p>
          </table:table-cell>
          <table:table-cell table:formula="oooc:=&quot;.&quot;&amp;[.$A19]&amp;&quot;1&quot;&amp;[.AA$1]&amp;&quot;.&quot;" office:value-type="string" office:string-value=".r1z.">
            <text:p>.r1z.</text:p>
          </table:table-cell>
          <table:table-cell table:formula="oooc:=&quot;.&quot;&amp;[.$A19]&amp;&quot;1&quot;&amp;[.AB$1]&amp;&quot;.&quot;" office:value-type="string" office:string-value=".r1á.">
            <text:p>.r1á.</text:p>
          </table:table-cell>
          <table:table-cell table:formula="oooc:=&quot;.&quot;&amp;[.$A19]&amp;&quot;1&quot;&amp;[.AC$1]&amp;&quot;.&quot;" office:value-type="string" office:string-value=".r1é.">
            <text:p>.r1é.</text:p>
          </table:table-cell>
          <table:table-cell table:formula="oooc:=&quot;.&quot;&amp;[.$A19]&amp;&quot;1&quot;&amp;[.AD$1]&amp;&quot;.&quot;" office:value-type="string" office:string-value=".r1ë.">
            <text:p>.r1ë.</text:p>
          </table:table-cell>
          <table:table-cell table:formula="oooc:=&quot;.&quot;&amp;[.$A19]&amp;&quot;1&quot;&amp;[.AE$1]&amp;&quot;.&quot;" office:value-type="string" office:string-value=".r1í.">
            <text:p>.r1í.</text:p>
          </table:table-cell>
          <table:table-cell table:formula="oooc:=&quot;.&quot;&amp;[.$A19]&amp;&quot;1&quot;&amp;[.AF$1]&amp;&quot;.&quot;" office:value-type="string" office:string-value=".r1ó.">
            <text:p>.r1ó.</text:p>
          </table:table-cell>
          <table:table-cell table:formula="oooc:=&quot;.&quot;&amp;[.$A19]&amp;&quot;1&quot;&amp;[.AG$1]&amp;&quot;.&quot;" office:value-type="string" office:string-value=".r1ú.">
            <text:p>.r1ú.</text:p>
          </table:table-cell>
          <table:table-cell table:formula="oooc:=&quot;.&quot;&amp;[.$A19]&amp;&quot;1&quot;&amp;[.AH$1]&amp;&quot;.&quot;" office:value-type="string" office:string-value=".r1æ.">
            <text:p>.r1æ.</text:p>
          </table:table-cell>
          <table:table-cell table:formula="oooc:=&quot;.&quot;&amp;[.$A19]&amp;&quot;1&quot;&amp;[.AI$1]&amp;&quot;.&quot;" office:value-type="string" office:string-value=".r1ý.">
            <text:p>.r1ý.</text:p>
          </table:table-cell>
        </table:table-row>
        <table:table-row table:style-name="ro1">
          <table:table-cell office:value-type="string">
            <text:p>s</text:p>
          </table:table-cell>
          <table:table-cell table:formula="oooc:=&quot;.&quot;&amp;[.$A20]&amp;&quot;1&quot;&amp;[.B$1]&amp;&quot;.&quot;" office:value-type="string" office:string-value=".s1a.">
            <text:p>.s1a.</text:p>
          </table:table-cell>
          <table:table-cell table:formula="oooc:=&quot;.&quot;&amp;[.$A20]&amp;&quot;1&quot;&amp;[.C$1]&amp;&quot;.&quot;" office:value-type="string" office:string-value=".s1b.">
            <text:p>.s1b.</text:p>
          </table:table-cell>
          <table:table-cell table:formula="oooc:=&quot;.&quot;&amp;[.$A20]&amp;&quot;1&quot;&amp;[.D$1]&amp;&quot;.&quot;" office:value-type="string" office:string-value=".s1c.">
            <text:p>.s1c.</text:p>
          </table:table-cell>
          <table:table-cell table:formula="oooc:=&quot;.&quot;&amp;[.$A20]&amp;&quot;1&quot;&amp;[.E$1]&amp;&quot;.&quot;" office:value-type="string" office:string-value=".s1d.">
            <text:p>.s1d.</text:p>
          </table:table-cell>
          <table:table-cell table:formula="oooc:=&quot;.&quot;&amp;[.$A20]&amp;&quot;1&quot;&amp;[.F$1]&amp;&quot;.&quot;" office:value-type="string" office:string-value=".s1e.">
            <text:p>.s1e.</text:p>
          </table:table-cell>
          <table:table-cell table:formula="oooc:=&quot;.&quot;&amp;[.$A20]&amp;&quot;1&quot;&amp;[.G$1]&amp;&quot;.&quot;" office:value-type="string" office:string-value=".s1f.">
            <text:p>.s1f.</text:p>
          </table:table-cell>
          <table:table-cell table:formula="oooc:=&quot;.&quot;&amp;[.$A20]&amp;&quot;1&quot;&amp;[.H$1]&amp;&quot;.&quot;" office:value-type="string" office:string-value=".s1g.">
            <text:p>.s1g.</text:p>
          </table:table-cell>
          <table:table-cell table:formula="oooc:=&quot;.&quot;&amp;[.$A20]&amp;&quot;1&quot;&amp;[.I$1]&amp;&quot;.&quot;" office:value-type="string" office:string-value=".s1h.">
            <text:p>.s1h.</text:p>
          </table:table-cell>
          <table:table-cell table:formula="oooc:=&quot;.&quot;&amp;[.$A20]&amp;&quot;1&quot;&amp;[.J$1]&amp;&quot;.&quot;" office:value-type="string" office:string-value=".s1I.">
            <text:p>.s1I.</text:p>
          </table:table-cell>
          <table:table-cell table:formula="oooc:=&quot;.&quot;&amp;[.$A20]&amp;&quot;1&quot;&amp;[.K$1]&amp;&quot;.&quot;" office:value-type="string" office:string-value=".s1j.">
            <text:p>.s1j.</text:p>
          </table:table-cell>
          <table:table-cell table:formula="oooc:=&quot;.&quot;&amp;[.$A20]&amp;&quot;1&quot;&amp;[.L$1]&amp;&quot;.&quot;" office:value-type="string" office:string-value=".s1k.">
            <text:p>.s1k.</text:p>
          </table:table-cell>
          <table:table-cell table:formula="oooc:=&quot;.&quot;&amp;[.$A20]&amp;&quot;1&quot;&amp;[.M$1]&amp;&quot;.&quot;" office:value-type="string" office:string-value=".s1l.">
            <text:p>.s1l.</text:p>
          </table:table-cell>
          <table:table-cell table:formula="oooc:=&quot;.&quot;&amp;[.$A20]&amp;&quot;1&quot;&amp;[.N$1]&amp;&quot;.&quot;" office:value-type="string" office:string-value=".s1m.">
            <text:p>.s1m.</text:p>
          </table:table-cell>
          <table:table-cell table:formula="oooc:=&quot;.&quot;&amp;[.$A20]&amp;&quot;1&quot;&amp;[.O$1]&amp;&quot;.&quot;" office:value-type="string" office:string-value=".s1n.">
            <text:p>.s1n.</text:p>
          </table:table-cell>
          <table:table-cell table:formula="oooc:=&quot;.&quot;&amp;[.$A20]&amp;&quot;1&quot;&amp;[.P$1]&amp;&quot;.&quot;" office:value-type="string" office:string-value=".s1o.">
            <text:p>.s1o.</text:p>
          </table:table-cell>
          <table:table-cell table:formula="oooc:=&quot;.&quot;&amp;[.$A20]&amp;&quot;1&quot;&amp;[.Q$1]&amp;&quot;.&quot;" office:value-type="string" office:string-value=".s1p.">
            <text:p>.s1p.</text:p>
          </table:table-cell>
          <table:table-cell table:formula="oooc:=&quot;.&quot;&amp;[.$A20]&amp;&quot;1&quot;&amp;[.R$1]&amp;&quot;.&quot;" office:value-type="string" office:string-value=".s1q.">
            <text:p>.s1q.</text:p>
          </table:table-cell>
          <table:table-cell table:formula="oooc:=&quot;.&quot;&amp;[.$A20]&amp;&quot;1&quot;&amp;[.S$1]&amp;&quot;.&quot;" office:value-type="string" office:string-value=".s1r.">
            <text:p>.s1r.</text:p>
          </table:table-cell>
          <table:table-cell table:formula="oooc:=&quot;.&quot;&amp;[.$A20]&amp;&quot;1&quot;&amp;[.T$1]&amp;&quot;.&quot;" office:value-type="string" office:string-value=".s1s.">
            <text:p>.s1s.</text:p>
          </table:table-cell>
          <table:table-cell table:formula="oooc:=&quot;.&quot;&amp;[.$A20]&amp;&quot;1&quot;&amp;[.U$1]&amp;&quot;.&quot;" office:value-type="string" office:string-value=".s1t.">
            <text:p>.s1t.</text:p>
          </table:table-cell>
          <table:table-cell table:formula="oooc:=&quot;.&quot;&amp;[.$A20]&amp;&quot;1&quot;&amp;[.V$1]&amp;&quot;.&quot;" office:value-type="string" office:string-value=".s1u.">
            <text:p>.s1u.</text:p>
          </table:table-cell>
          <table:table-cell table:formula="oooc:=&quot;.&quot;&amp;[.$A20]&amp;&quot;1&quot;&amp;[.W$1]&amp;&quot;.&quot;" office:value-type="string" office:string-value=".s1v.">
            <text:p>.s1v.</text:p>
          </table:table-cell>
          <table:table-cell table:formula="oooc:=&quot;.&quot;&amp;[.$A20]&amp;&quot;1&quot;&amp;[.X$1]&amp;&quot;.&quot;" office:value-type="string" office:string-value=".s1w.">
            <text:p>.s1w.</text:p>
          </table:table-cell>
          <table:table-cell table:formula="oooc:=&quot;.&quot;&amp;[.$A20]&amp;&quot;1&quot;&amp;[.Y$1]&amp;&quot;.&quot;" office:value-type="string" office:string-value=".s1x.">
            <text:p>.s1x.</text:p>
          </table:table-cell>
          <table:table-cell table:formula="oooc:=&quot;.&quot;&amp;[.$A20]&amp;&quot;1&quot;&amp;[.Z$1]&amp;&quot;.&quot;" office:value-type="string" office:string-value=".s1y.">
            <text:p>.s1y.</text:p>
          </table:table-cell>
          <table:table-cell table:formula="oooc:=&quot;.&quot;&amp;[.$A20]&amp;&quot;1&quot;&amp;[.AA$1]&amp;&quot;.&quot;" office:value-type="string" office:string-value=".s1z.">
            <text:p>.s1z.</text:p>
          </table:table-cell>
          <table:table-cell table:formula="oooc:=&quot;.&quot;&amp;[.$A20]&amp;&quot;1&quot;&amp;[.AB$1]&amp;&quot;.&quot;" office:value-type="string" office:string-value=".s1á.">
            <text:p>.s1á.</text:p>
          </table:table-cell>
          <table:table-cell table:formula="oooc:=&quot;.&quot;&amp;[.$A20]&amp;&quot;1&quot;&amp;[.AC$1]&amp;&quot;.&quot;" office:value-type="string" office:string-value=".s1é.">
            <text:p>.s1é.</text:p>
          </table:table-cell>
          <table:table-cell table:formula="oooc:=&quot;.&quot;&amp;[.$A20]&amp;&quot;1&quot;&amp;[.AD$1]&amp;&quot;.&quot;" office:value-type="string" office:string-value=".s1ë.">
            <text:p>.s1ë.</text:p>
          </table:table-cell>
          <table:table-cell table:formula="oooc:=&quot;.&quot;&amp;[.$A20]&amp;&quot;1&quot;&amp;[.AE$1]&amp;&quot;.&quot;" office:value-type="string" office:string-value=".s1í.">
            <text:p>.s1í.</text:p>
          </table:table-cell>
          <table:table-cell table:formula="oooc:=&quot;.&quot;&amp;[.$A20]&amp;&quot;1&quot;&amp;[.AF$1]&amp;&quot;.&quot;" office:value-type="string" office:string-value=".s1ó.">
            <text:p>.s1ó.</text:p>
          </table:table-cell>
          <table:table-cell table:formula="oooc:=&quot;.&quot;&amp;[.$A20]&amp;&quot;1&quot;&amp;[.AG$1]&amp;&quot;.&quot;" office:value-type="string" office:string-value=".s1ú.">
            <text:p>.s1ú.</text:p>
          </table:table-cell>
          <table:table-cell table:formula="oooc:=&quot;.&quot;&amp;[.$A20]&amp;&quot;1&quot;&amp;[.AH$1]&amp;&quot;.&quot;" office:value-type="string" office:string-value=".s1æ.">
            <text:p>.s1æ.</text:p>
          </table:table-cell>
          <table:table-cell table:formula="oooc:=&quot;.&quot;&amp;[.$A20]&amp;&quot;1&quot;&amp;[.AI$1]&amp;&quot;.&quot;" office:value-type="string" office:string-value=".s1ý.">
            <text:p>.s1ý.</text:p>
          </table:table-cell>
        </table:table-row>
        <table:table-row table:style-name="ro1">
          <table:table-cell office:value-type="string">
            <text:p>t</text:p>
          </table:table-cell>
          <table:table-cell table:formula="oooc:=&quot;.&quot;&amp;[.$A21]&amp;&quot;1&quot;&amp;[.B$1]&amp;&quot;.&quot;" office:value-type="string" office:string-value=".t1a.">
            <text:p>.t1a.</text:p>
          </table:table-cell>
          <table:table-cell table:formula="oooc:=&quot;.&quot;&amp;[.$A21]&amp;&quot;1&quot;&amp;[.C$1]&amp;&quot;.&quot;" office:value-type="string" office:string-value=".t1b.">
            <text:p>.t1b.</text:p>
          </table:table-cell>
          <table:table-cell table:formula="oooc:=&quot;.&quot;&amp;[.$A21]&amp;&quot;1&quot;&amp;[.D$1]&amp;&quot;.&quot;" office:value-type="string" office:string-value=".t1c.">
            <text:p>.t1c.</text:p>
          </table:table-cell>
          <table:table-cell table:formula="oooc:=&quot;.&quot;&amp;[.$A21]&amp;&quot;1&quot;&amp;[.E$1]&amp;&quot;.&quot;" office:value-type="string" office:string-value=".t1d.">
            <text:p>.t1d.</text:p>
          </table:table-cell>
          <table:table-cell table:formula="oooc:=&quot;.&quot;&amp;[.$A21]&amp;&quot;1&quot;&amp;[.F$1]&amp;&quot;.&quot;" office:value-type="string" office:string-value=".t1e.">
            <text:p>.t1e.</text:p>
          </table:table-cell>
          <table:table-cell table:formula="oooc:=&quot;.&quot;&amp;[.$A21]&amp;&quot;1&quot;&amp;[.G$1]&amp;&quot;.&quot;" office:value-type="string" office:string-value=".t1f.">
            <text:p>.t1f.</text:p>
          </table:table-cell>
          <table:table-cell table:formula="oooc:=&quot;.&quot;&amp;[.$A21]&amp;&quot;1&quot;&amp;[.H$1]&amp;&quot;.&quot;" office:value-type="string" office:string-value=".t1g.">
            <text:p>.t1g.</text:p>
          </table:table-cell>
          <table:table-cell table:formula="oooc:=&quot;.&quot;&amp;[.$A21]&amp;&quot;1&quot;&amp;[.I$1]&amp;&quot;.&quot;" office:value-type="string" office:string-value=".t1h.">
            <text:p>.t1h.</text:p>
          </table:table-cell>
          <table:table-cell table:formula="oooc:=&quot;.&quot;&amp;[.$A21]&amp;&quot;1&quot;&amp;[.J$1]&amp;&quot;.&quot;" office:value-type="string" office:string-value=".t1I.">
            <text:p>.t1I.</text:p>
          </table:table-cell>
          <table:table-cell table:formula="oooc:=&quot;.&quot;&amp;[.$A21]&amp;&quot;1&quot;&amp;[.K$1]&amp;&quot;.&quot;" office:value-type="string" office:string-value=".t1j.">
            <text:p>.t1j.</text:p>
          </table:table-cell>
          <table:table-cell table:formula="oooc:=&quot;.&quot;&amp;[.$A21]&amp;&quot;1&quot;&amp;[.L$1]&amp;&quot;.&quot;" office:value-type="string" office:string-value=".t1k.">
            <text:p>.t1k.</text:p>
          </table:table-cell>
          <table:table-cell table:formula="oooc:=&quot;.&quot;&amp;[.$A21]&amp;&quot;1&quot;&amp;[.M$1]&amp;&quot;.&quot;" office:value-type="string" office:string-value=".t1l.">
            <text:p>.t1l.</text:p>
          </table:table-cell>
          <table:table-cell table:formula="oooc:=&quot;.&quot;&amp;[.$A21]&amp;&quot;1&quot;&amp;[.N$1]&amp;&quot;.&quot;" office:value-type="string" office:string-value=".t1m.">
            <text:p>.t1m.</text:p>
          </table:table-cell>
          <table:table-cell table:formula="oooc:=&quot;.&quot;&amp;[.$A21]&amp;&quot;1&quot;&amp;[.O$1]&amp;&quot;.&quot;" office:value-type="string" office:string-value=".t1n.">
            <text:p>.t1n.</text:p>
          </table:table-cell>
          <table:table-cell table:formula="oooc:=&quot;.&quot;&amp;[.$A21]&amp;&quot;1&quot;&amp;[.P$1]&amp;&quot;.&quot;" office:value-type="string" office:string-value=".t1o.">
            <text:p>.t1o.</text:p>
          </table:table-cell>
          <table:table-cell table:formula="oooc:=&quot;.&quot;&amp;[.$A21]&amp;&quot;1&quot;&amp;[.Q$1]&amp;&quot;.&quot;" office:value-type="string" office:string-value=".t1p.">
            <text:p>.t1p.</text:p>
          </table:table-cell>
          <table:table-cell table:formula="oooc:=&quot;.&quot;&amp;[.$A21]&amp;&quot;1&quot;&amp;[.R$1]&amp;&quot;.&quot;" office:value-type="string" office:string-value=".t1q.">
            <text:p>.t1q.</text:p>
          </table:table-cell>
          <table:table-cell table:formula="oooc:=&quot;.&quot;&amp;[.$A21]&amp;&quot;1&quot;&amp;[.S$1]&amp;&quot;.&quot;" office:value-type="string" office:string-value=".t1r.">
            <text:p>.t1r.</text:p>
          </table:table-cell>
          <table:table-cell table:formula="oooc:=&quot;.&quot;&amp;[.$A21]&amp;&quot;1&quot;&amp;[.T$1]&amp;&quot;.&quot;" office:value-type="string" office:string-value=".t1s.">
            <text:p>.t1s.</text:p>
          </table:table-cell>
          <table:table-cell table:formula="oooc:=&quot;.&quot;&amp;[.$A21]&amp;&quot;1&quot;&amp;[.U$1]&amp;&quot;.&quot;" office:value-type="string" office:string-value=".t1t.">
            <text:p>.t1t.</text:p>
          </table:table-cell>
          <table:table-cell table:formula="oooc:=&quot;.&quot;&amp;[.$A21]&amp;&quot;1&quot;&amp;[.V$1]&amp;&quot;.&quot;" office:value-type="string" office:string-value=".t1u.">
            <text:p>.t1u.</text:p>
          </table:table-cell>
          <table:table-cell table:formula="oooc:=&quot;.&quot;&amp;[.$A21]&amp;&quot;1&quot;&amp;[.W$1]&amp;&quot;.&quot;" office:value-type="string" office:string-value=".t1v.">
            <text:p>.t1v.</text:p>
          </table:table-cell>
          <table:table-cell table:formula="oooc:=&quot;.&quot;&amp;[.$A21]&amp;&quot;1&quot;&amp;[.X$1]&amp;&quot;.&quot;" office:value-type="string" office:string-value=".t1w.">
            <text:p>.t1w.</text:p>
          </table:table-cell>
          <table:table-cell table:formula="oooc:=&quot;.&quot;&amp;[.$A21]&amp;&quot;1&quot;&amp;[.Y$1]&amp;&quot;.&quot;" office:value-type="string" office:string-value=".t1x.">
            <text:p>.t1x.</text:p>
          </table:table-cell>
          <table:table-cell table:formula="oooc:=&quot;.&quot;&amp;[.$A21]&amp;&quot;1&quot;&amp;[.Z$1]&amp;&quot;.&quot;" office:value-type="string" office:string-value=".t1y.">
            <text:p>.t1y.</text:p>
          </table:table-cell>
          <table:table-cell table:formula="oooc:=&quot;.&quot;&amp;[.$A21]&amp;&quot;1&quot;&amp;[.AA$1]&amp;&quot;.&quot;" office:value-type="string" office:string-value=".t1z.">
            <text:p>.t1z.</text:p>
          </table:table-cell>
          <table:table-cell table:formula="oooc:=&quot;.&quot;&amp;[.$A21]&amp;&quot;1&quot;&amp;[.AB$1]&amp;&quot;.&quot;" office:value-type="string" office:string-value=".t1á.">
            <text:p>.t1á.</text:p>
          </table:table-cell>
          <table:table-cell table:formula="oooc:=&quot;.&quot;&amp;[.$A21]&amp;&quot;1&quot;&amp;[.AC$1]&amp;&quot;.&quot;" office:value-type="string" office:string-value=".t1é.">
            <text:p>.t1é.</text:p>
          </table:table-cell>
          <table:table-cell table:formula="oooc:=&quot;.&quot;&amp;[.$A21]&amp;&quot;1&quot;&amp;[.AD$1]&amp;&quot;.&quot;" office:value-type="string" office:string-value=".t1ë.">
            <text:p>.t1ë.</text:p>
          </table:table-cell>
          <table:table-cell table:formula="oooc:=&quot;.&quot;&amp;[.$A21]&amp;&quot;1&quot;&amp;[.AE$1]&amp;&quot;.&quot;" office:value-type="string" office:string-value=".t1í.">
            <text:p>.t1í.</text:p>
          </table:table-cell>
          <table:table-cell table:formula="oooc:=&quot;.&quot;&amp;[.$A21]&amp;&quot;1&quot;&amp;[.AF$1]&amp;&quot;.&quot;" office:value-type="string" office:string-value=".t1ó.">
            <text:p>.t1ó.</text:p>
          </table:table-cell>
          <table:table-cell table:formula="oooc:=&quot;.&quot;&amp;[.$A21]&amp;&quot;1&quot;&amp;[.AG$1]&amp;&quot;.&quot;" office:value-type="string" office:string-value=".t1ú.">
            <text:p>.t1ú.</text:p>
          </table:table-cell>
          <table:table-cell table:formula="oooc:=&quot;.&quot;&amp;[.$A21]&amp;&quot;1&quot;&amp;[.AH$1]&amp;&quot;.&quot;" office:value-type="string" office:string-value=".t1æ.">
            <text:p>.t1æ.</text:p>
          </table:table-cell>
          <table:table-cell table:formula="oooc:=&quot;.&quot;&amp;[.$A21]&amp;&quot;1&quot;&amp;[.AI$1]&amp;&quot;.&quot;" office:value-type="string" office:string-value=".t1ý.">
            <text:p>.t1ý.</text:p>
          </table:table-cell>
        </table:table-row>
        <table:table-row table:style-name="ro1">
          <table:table-cell office:value-type="string">
            <text:p>u</text:p>
          </table:table-cell>
          <table:table-cell table:formula="oooc:=&quot;.&quot;&amp;[.$A22]&amp;&quot;1&quot;&amp;[.B$1]&amp;&quot;.&quot;" office:value-type="string" office:string-value=".u1a.">
            <text:p>.u1a.</text:p>
          </table:table-cell>
          <table:table-cell table:formula="oooc:=&quot;.&quot;&amp;[.$A22]&amp;&quot;1&quot;&amp;[.C$1]&amp;&quot;.&quot;" office:value-type="string" office:string-value=".u1b.">
            <text:p>.u1b.</text:p>
          </table:table-cell>
          <table:table-cell table:formula="oooc:=&quot;.&quot;&amp;[.$A22]&amp;&quot;1&quot;&amp;[.D$1]&amp;&quot;.&quot;" office:value-type="string" office:string-value=".u1c.">
            <text:p>.u1c.</text:p>
          </table:table-cell>
          <table:table-cell table:formula="oooc:=&quot;.&quot;&amp;[.$A22]&amp;&quot;1&quot;&amp;[.E$1]&amp;&quot;.&quot;" office:value-type="string" office:string-value=".u1d.">
            <text:p>.u1d.</text:p>
          </table:table-cell>
          <table:table-cell table:formula="oooc:=&quot;.&quot;&amp;[.$A22]&amp;&quot;1&quot;&amp;[.F$1]&amp;&quot;.&quot;" office:value-type="string" office:string-value=".u1e.">
            <text:p>.u1e.</text:p>
          </table:table-cell>
          <table:table-cell table:formula="oooc:=&quot;.&quot;&amp;[.$A22]&amp;&quot;1&quot;&amp;[.G$1]&amp;&quot;.&quot;" office:value-type="string" office:string-value=".u1f.">
            <text:p>.u1f.</text:p>
          </table:table-cell>
          <table:table-cell table:formula="oooc:=&quot;.&quot;&amp;[.$A22]&amp;&quot;1&quot;&amp;[.H$1]&amp;&quot;.&quot;" office:value-type="string" office:string-value=".u1g.">
            <text:p>.u1g.</text:p>
          </table:table-cell>
          <table:table-cell table:formula="oooc:=&quot;.&quot;&amp;[.$A22]&amp;&quot;1&quot;&amp;[.I$1]&amp;&quot;.&quot;" office:value-type="string" office:string-value=".u1h.">
            <text:p>.u1h.</text:p>
          </table:table-cell>
          <table:table-cell table:formula="oooc:=&quot;.&quot;&amp;[.$A22]&amp;&quot;1&quot;&amp;[.J$1]&amp;&quot;.&quot;" office:value-type="string" office:string-value=".u1I.">
            <text:p>.u1I.</text:p>
          </table:table-cell>
          <table:table-cell table:formula="oooc:=&quot;.&quot;&amp;[.$A22]&amp;&quot;1&quot;&amp;[.K$1]&amp;&quot;.&quot;" office:value-type="string" office:string-value=".u1j.">
            <text:p>.u1j.</text:p>
          </table:table-cell>
          <table:table-cell table:formula="oooc:=&quot;.&quot;&amp;[.$A22]&amp;&quot;1&quot;&amp;[.L$1]&amp;&quot;.&quot;" office:value-type="string" office:string-value=".u1k.">
            <text:p>.u1k.</text:p>
          </table:table-cell>
          <table:table-cell table:formula="oooc:=&quot;.&quot;&amp;[.$A22]&amp;&quot;1&quot;&amp;[.M$1]&amp;&quot;.&quot;" office:value-type="string" office:string-value=".u1l.">
            <text:p>.u1l.</text:p>
          </table:table-cell>
          <table:table-cell table:formula="oooc:=&quot;.&quot;&amp;[.$A22]&amp;&quot;1&quot;&amp;[.N$1]&amp;&quot;.&quot;" office:value-type="string" office:string-value=".u1m.">
            <text:p>.u1m.</text:p>
          </table:table-cell>
          <table:table-cell table:formula="oooc:=&quot;.&quot;&amp;[.$A22]&amp;&quot;1&quot;&amp;[.O$1]&amp;&quot;.&quot;" office:value-type="string" office:string-value=".u1n.">
            <text:p>.u1n.</text:p>
          </table:table-cell>
          <table:table-cell table:formula="oooc:=&quot;.&quot;&amp;[.$A22]&amp;&quot;1&quot;&amp;[.P$1]&amp;&quot;.&quot;" office:value-type="string" office:string-value=".u1o.">
            <text:p>.u1o.</text:p>
          </table:table-cell>
          <table:table-cell table:formula="oooc:=&quot;.&quot;&amp;[.$A22]&amp;&quot;1&quot;&amp;[.Q$1]&amp;&quot;.&quot;" office:value-type="string" office:string-value=".u1p.">
            <text:p>.u1p.</text:p>
          </table:table-cell>
          <table:table-cell table:formula="oooc:=&quot;.&quot;&amp;[.$A22]&amp;&quot;1&quot;&amp;[.R$1]&amp;&quot;.&quot;" office:value-type="string" office:string-value=".u1q.">
            <text:p>.u1q.</text:p>
          </table:table-cell>
          <table:table-cell table:formula="oooc:=&quot;.&quot;&amp;[.$A22]&amp;&quot;1&quot;&amp;[.S$1]&amp;&quot;.&quot;" office:value-type="string" office:string-value=".u1r.">
            <text:p>.u1r.</text:p>
          </table:table-cell>
          <table:table-cell table:formula="oooc:=&quot;.&quot;&amp;[.$A22]&amp;&quot;1&quot;&amp;[.T$1]&amp;&quot;.&quot;" office:value-type="string" office:string-value=".u1s.">
            <text:p>.u1s.</text:p>
          </table:table-cell>
          <table:table-cell table:formula="oooc:=&quot;.&quot;&amp;[.$A22]&amp;&quot;1&quot;&amp;[.U$1]&amp;&quot;.&quot;" office:value-type="string" office:string-value=".u1t.">
            <text:p>.u1t.</text:p>
          </table:table-cell>
          <table:table-cell table:formula="oooc:=&quot;.&quot;&amp;[.$A22]&amp;&quot;1&quot;&amp;[.V$1]&amp;&quot;.&quot;" office:value-type="string" office:string-value=".u1u.">
            <text:p>.u1u.</text:p>
          </table:table-cell>
          <table:table-cell table:formula="oooc:=&quot;.&quot;&amp;[.$A22]&amp;&quot;1&quot;&amp;[.W$1]&amp;&quot;.&quot;" office:value-type="string" office:string-value=".u1v.">
            <text:p>.u1v.</text:p>
          </table:table-cell>
          <table:table-cell table:formula="oooc:=&quot;.&quot;&amp;[.$A22]&amp;&quot;1&quot;&amp;[.X$1]&amp;&quot;.&quot;" office:value-type="string" office:string-value=".u1w.">
            <text:p>.u1w.</text:p>
          </table:table-cell>
          <table:table-cell table:formula="oooc:=&quot;.&quot;&amp;[.$A22]&amp;&quot;1&quot;&amp;[.Y$1]&amp;&quot;.&quot;" office:value-type="string" office:string-value=".u1x.">
            <text:p>.u1x.</text:p>
          </table:table-cell>
          <table:table-cell table:formula="oooc:=&quot;.&quot;&amp;[.$A22]&amp;&quot;1&quot;&amp;[.Z$1]&amp;&quot;.&quot;" office:value-type="string" office:string-value=".u1y.">
            <text:p>.u1y.</text:p>
          </table:table-cell>
          <table:table-cell table:formula="oooc:=&quot;.&quot;&amp;[.$A22]&amp;&quot;1&quot;&amp;[.AA$1]&amp;&quot;.&quot;" office:value-type="string" office:string-value=".u1z.">
            <text:p>.u1z.</text:p>
          </table:table-cell>
          <table:table-cell table:formula="oooc:=&quot;.&quot;&amp;[.$A22]&amp;&quot;1&quot;&amp;[.AB$1]&amp;&quot;.&quot;" office:value-type="string" office:string-value=".u1á.">
            <text:p>.u1á.</text:p>
          </table:table-cell>
          <table:table-cell table:formula="oooc:=&quot;.&quot;&amp;[.$A22]&amp;&quot;1&quot;&amp;[.AC$1]&amp;&quot;.&quot;" office:value-type="string" office:string-value=".u1é.">
            <text:p>.u1é.</text:p>
          </table:table-cell>
          <table:table-cell table:formula="oooc:=&quot;.&quot;&amp;[.$A22]&amp;&quot;1&quot;&amp;[.AD$1]&amp;&quot;.&quot;" office:value-type="string" office:string-value=".u1ë.">
            <text:p>.u1ë.</text:p>
          </table:table-cell>
          <table:table-cell table:formula="oooc:=&quot;.&quot;&amp;[.$A22]&amp;&quot;1&quot;&amp;[.AE$1]&amp;&quot;.&quot;" office:value-type="string" office:string-value=".u1í.">
            <text:p>.u1í.</text:p>
          </table:table-cell>
          <table:table-cell table:formula="oooc:=&quot;.&quot;&amp;[.$A22]&amp;&quot;1&quot;&amp;[.AF$1]&amp;&quot;.&quot;" office:value-type="string" office:string-value=".u1ó.">
            <text:p>.u1ó.</text:p>
          </table:table-cell>
          <table:table-cell table:formula="oooc:=&quot;.&quot;&amp;[.$A22]&amp;&quot;1&quot;&amp;[.AG$1]&amp;&quot;.&quot;" office:value-type="string" office:string-value=".u1ú.">
            <text:p>.u1ú.</text:p>
          </table:table-cell>
          <table:table-cell table:formula="oooc:=&quot;.&quot;&amp;[.$A22]&amp;&quot;1&quot;&amp;[.AH$1]&amp;&quot;.&quot;" office:value-type="string" office:string-value=".u1æ.">
            <text:p>.u1æ.</text:p>
          </table:table-cell>
          <table:table-cell table:formula="oooc:=&quot;.&quot;&amp;[.$A22]&amp;&quot;1&quot;&amp;[.AI$1]&amp;&quot;.&quot;" office:value-type="string" office:string-value=".u1ý.">
            <text:p>.u1ý.</text:p>
          </table:table-cell>
        </table:table-row>
        <table:table-row table:style-name="ro1">
          <table:table-cell office:value-type="string">
            <text:p>v</text:p>
          </table:table-cell>
          <table:table-cell table:formula="oooc:=&quot;.&quot;&amp;[.$A23]&amp;&quot;1&quot;&amp;[.B$1]&amp;&quot;.&quot;" office:value-type="string" office:string-value=".v1a.">
            <text:p>.v1a.</text:p>
          </table:table-cell>
          <table:table-cell table:formula="oooc:=&quot;.&quot;&amp;[.$A23]&amp;&quot;1&quot;&amp;[.C$1]&amp;&quot;.&quot;" office:value-type="string" office:string-value=".v1b.">
            <text:p>.v1b.</text:p>
          </table:table-cell>
          <table:table-cell table:formula="oooc:=&quot;.&quot;&amp;[.$A23]&amp;&quot;1&quot;&amp;[.D$1]&amp;&quot;.&quot;" office:value-type="string" office:string-value=".v1c.">
            <text:p>.v1c.</text:p>
          </table:table-cell>
          <table:table-cell table:formula="oooc:=&quot;.&quot;&amp;[.$A23]&amp;&quot;1&quot;&amp;[.E$1]&amp;&quot;.&quot;" office:value-type="string" office:string-value=".v1d.">
            <text:p>.v1d.</text:p>
          </table:table-cell>
          <table:table-cell table:formula="oooc:=&quot;.&quot;&amp;[.$A23]&amp;&quot;1&quot;&amp;[.F$1]&amp;&quot;.&quot;" office:value-type="string" office:string-value=".v1e.">
            <text:p>.v1e.</text:p>
          </table:table-cell>
          <table:table-cell table:formula="oooc:=&quot;.&quot;&amp;[.$A23]&amp;&quot;1&quot;&amp;[.G$1]&amp;&quot;.&quot;" office:value-type="string" office:string-value=".v1f.">
            <text:p>.v1f.</text:p>
          </table:table-cell>
          <table:table-cell table:formula="oooc:=&quot;.&quot;&amp;[.$A23]&amp;&quot;1&quot;&amp;[.H$1]&amp;&quot;.&quot;" office:value-type="string" office:string-value=".v1g.">
            <text:p>.v1g.</text:p>
          </table:table-cell>
          <table:table-cell table:formula="oooc:=&quot;.&quot;&amp;[.$A23]&amp;&quot;1&quot;&amp;[.I$1]&amp;&quot;.&quot;" office:value-type="string" office:string-value=".v1h.">
            <text:p>.v1h.</text:p>
          </table:table-cell>
          <table:table-cell table:formula="oooc:=&quot;.&quot;&amp;[.$A23]&amp;&quot;1&quot;&amp;[.J$1]&amp;&quot;.&quot;" office:value-type="string" office:string-value=".v1I.">
            <text:p>.v1I.</text:p>
          </table:table-cell>
          <table:table-cell table:formula="oooc:=&quot;.&quot;&amp;[.$A23]&amp;&quot;1&quot;&amp;[.K$1]&amp;&quot;.&quot;" office:value-type="string" office:string-value=".v1j.">
            <text:p>.v1j.</text:p>
          </table:table-cell>
          <table:table-cell table:formula="oooc:=&quot;.&quot;&amp;[.$A23]&amp;&quot;1&quot;&amp;[.L$1]&amp;&quot;.&quot;" office:value-type="string" office:string-value=".v1k.">
            <text:p>.v1k.</text:p>
          </table:table-cell>
          <table:table-cell table:formula="oooc:=&quot;.&quot;&amp;[.$A23]&amp;&quot;1&quot;&amp;[.M$1]&amp;&quot;.&quot;" office:value-type="string" office:string-value=".v1l.">
            <text:p>.v1l.</text:p>
          </table:table-cell>
          <table:table-cell table:formula="oooc:=&quot;.&quot;&amp;[.$A23]&amp;&quot;1&quot;&amp;[.N$1]&amp;&quot;.&quot;" office:value-type="string" office:string-value=".v1m.">
            <text:p>.v1m.</text:p>
          </table:table-cell>
          <table:table-cell table:formula="oooc:=&quot;.&quot;&amp;[.$A23]&amp;&quot;1&quot;&amp;[.O$1]&amp;&quot;.&quot;" office:value-type="string" office:string-value=".v1n.">
            <text:p>.v1n.</text:p>
          </table:table-cell>
          <table:table-cell table:formula="oooc:=&quot;.&quot;&amp;[.$A23]&amp;&quot;1&quot;&amp;[.P$1]&amp;&quot;.&quot;" office:value-type="string" office:string-value=".v1o.">
            <text:p>.v1o.</text:p>
          </table:table-cell>
          <table:table-cell table:formula="oooc:=&quot;.&quot;&amp;[.$A23]&amp;&quot;1&quot;&amp;[.Q$1]&amp;&quot;.&quot;" office:value-type="string" office:string-value=".v1p.">
            <text:p>.v1p.</text:p>
          </table:table-cell>
          <table:table-cell table:formula="oooc:=&quot;.&quot;&amp;[.$A23]&amp;&quot;1&quot;&amp;[.R$1]&amp;&quot;.&quot;" office:value-type="string" office:string-value=".v1q.">
            <text:p>.v1q.</text:p>
          </table:table-cell>
          <table:table-cell table:formula="oooc:=&quot;.&quot;&amp;[.$A23]&amp;&quot;1&quot;&amp;[.S$1]&amp;&quot;.&quot;" office:value-type="string" office:string-value=".v1r.">
            <text:p>.v1r.</text:p>
          </table:table-cell>
          <table:table-cell table:formula="oooc:=&quot;.&quot;&amp;[.$A23]&amp;&quot;1&quot;&amp;[.T$1]&amp;&quot;.&quot;" office:value-type="string" office:string-value=".v1s.">
            <text:p>.v1s.</text:p>
          </table:table-cell>
          <table:table-cell table:formula="oooc:=&quot;.&quot;&amp;[.$A23]&amp;&quot;1&quot;&amp;[.U$1]&amp;&quot;.&quot;" office:value-type="string" office:string-value=".v1t.">
            <text:p>.v1t.</text:p>
          </table:table-cell>
          <table:table-cell table:formula="oooc:=&quot;.&quot;&amp;[.$A23]&amp;&quot;1&quot;&amp;[.V$1]&amp;&quot;.&quot;" office:value-type="string" office:string-value=".v1u.">
            <text:p>.v1u.</text:p>
          </table:table-cell>
          <table:table-cell table:formula="oooc:=&quot;.&quot;&amp;[.$A23]&amp;&quot;1&quot;&amp;[.W$1]&amp;&quot;.&quot;" office:value-type="string" office:string-value=".v1v.">
            <text:p>.v1v.</text:p>
          </table:table-cell>
          <table:table-cell table:formula="oooc:=&quot;.&quot;&amp;[.$A23]&amp;&quot;1&quot;&amp;[.X$1]&amp;&quot;.&quot;" office:value-type="string" office:string-value=".v1w.">
            <text:p>.v1w.</text:p>
          </table:table-cell>
          <table:table-cell table:formula="oooc:=&quot;.&quot;&amp;[.$A23]&amp;&quot;1&quot;&amp;[.Y$1]&amp;&quot;.&quot;" office:value-type="string" office:string-value=".v1x.">
            <text:p>.v1x.</text:p>
          </table:table-cell>
          <table:table-cell table:formula="oooc:=&quot;.&quot;&amp;[.$A23]&amp;&quot;1&quot;&amp;[.Z$1]&amp;&quot;.&quot;" office:value-type="string" office:string-value=".v1y.">
            <text:p>.v1y.</text:p>
          </table:table-cell>
          <table:table-cell table:formula="oooc:=&quot;.&quot;&amp;[.$A23]&amp;&quot;1&quot;&amp;[.AA$1]&amp;&quot;.&quot;" office:value-type="string" office:string-value=".v1z.">
            <text:p>.v1z.</text:p>
          </table:table-cell>
          <table:table-cell table:formula="oooc:=&quot;.&quot;&amp;[.$A23]&amp;&quot;1&quot;&amp;[.AB$1]&amp;&quot;.&quot;" office:value-type="string" office:string-value=".v1á.">
            <text:p>.v1á.</text:p>
          </table:table-cell>
          <table:table-cell table:formula="oooc:=&quot;.&quot;&amp;[.$A23]&amp;&quot;1&quot;&amp;[.AC$1]&amp;&quot;.&quot;" office:value-type="string" office:string-value=".v1é.">
            <text:p>.v1é.</text:p>
          </table:table-cell>
          <table:table-cell table:formula="oooc:=&quot;.&quot;&amp;[.$A23]&amp;&quot;1&quot;&amp;[.AD$1]&amp;&quot;.&quot;" office:value-type="string" office:string-value=".v1ë.">
            <text:p>.v1ë.</text:p>
          </table:table-cell>
          <table:table-cell table:formula="oooc:=&quot;.&quot;&amp;[.$A23]&amp;&quot;1&quot;&amp;[.AE$1]&amp;&quot;.&quot;" office:value-type="string" office:string-value=".v1í.">
            <text:p>.v1í.</text:p>
          </table:table-cell>
          <table:table-cell table:formula="oooc:=&quot;.&quot;&amp;[.$A23]&amp;&quot;1&quot;&amp;[.AF$1]&amp;&quot;.&quot;" office:value-type="string" office:string-value=".v1ó.">
            <text:p>.v1ó.</text:p>
          </table:table-cell>
          <table:table-cell table:formula="oooc:=&quot;.&quot;&amp;[.$A23]&amp;&quot;1&quot;&amp;[.AG$1]&amp;&quot;.&quot;" office:value-type="string" office:string-value=".v1ú.">
            <text:p>.v1ú.</text:p>
          </table:table-cell>
          <table:table-cell table:formula="oooc:=&quot;.&quot;&amp;[.$A23]&amp;&quot;1&quot;&amp;[.AH$1]&amp;&quot;.&quot;" office:value-type="string" office:string-value=".v1æ.">
            <text:p>.v1æ.</text:p>
          </table:table-cell>
          <table:table-cell table:formula="oooc:=&quot;.&quot;&amp;[.$A23]&amp;&quot;1&quot;&amp;[.AI$1]&amp;&quot;.&quot;" office:value-type="string" office:string-value=".v1ý.">
            <text:p>.v1ý.</text:p>
          </table:table-cell>
        </table:table-row>
        <table:table-row table:style-name="ro1">
          <table:table-cell office:value-type="string">
            <text:p>w</text:p>
          </table:table-cell>
          <table:table-cell table:formula="oooc:=&quot;.&quot;&amp;[.$A24]&amp;&quot;1&quot;&amp;[.B$1]&amp;&quot;.&quot;" office:value-type="string" office:string-value=".w1a.">
            <text:p>.w1a.</text:p>
          </table:table-cell>
          <table:table-cell table:formula="oooc:=&quot;.&quot;&amp;[.$A24]&amp;&quot;1&quot;&amp;[.C$1]&amp;&quot;.&quot;" office:value-type="string" office:string-value=".w1b.">
            <text:p>.w1b.</text:p>
          </table:table-cell>
          <table:table-cell table:formula="oooc:=&quot;.&quot;&amp;[.$A24]&amp;&quot;1&quot;&amp;[.D$1]&amp;&quot;.&quot;" office:value-type="string" office:string-value=".w1c.">
            <text:p>.w1c.</text:p>
          </table:table-cell>
          <table:table-cell table:formula="oooc:=&quot;.&quot;&amp;[.$A24]&amp;&quot;1&quot;&amp;[.E$1]&amp;&quot;.&quot;" office:value-type="string" office:string-value=".w1d.">
            <text:p>.w1d.</text:p>
          </table:table-cell>
          <table:table-cell table:formula="oooc:=&quot;.&quot;&amp;[.$A24]&amp;&quot;1&quot;&amp;[.F$1]&amp;&quot;.&quot;" office:value-type="string" office:string-value=".w1e.">
            <text:p>.w1e.</text:p>
          </table:table-cell>
          <table:table-cell table:formula="oooc:=&quot;.&quot;&amp;[.$A24]&amp;&quot;1&quot;&amp;[.G$1]&amp;&quot;.&quot;" office:value-type="string" office:string-value=".w1f.">
            <text:p>.w1f.</text:p>
          </table:table-cell>
          <table:table-cell table:formula="oooc:=&quot;.&quot;&amp;[.$A24]&amp;&quot;1&quot;&amp;[.H$1]&amp;&quot;.&quot;" office:value-type="string" office:string-value=".w1g.">
            <text:p>.w1g.</text:p>
          </table:table-cell>
          <table:table-cell table:formula="oooc:=&quot;.&quot;&amp;[.$A24]&amp;&quot;1&quot;&amp;[.I$1]&amp;&quot;.&quot;" office:value-type="string" office:string-value=".w1h.">
            <text:p>.w1h.</text:p>
          </table:table-cell>
          <table:table-cell table:formula="oooc:=&quot;.&quot;&amp;[.$A24]&amp;&quot;1&quot;&amp;[.J$1]&amp;&quot;.&quot;" office:value-type="string" office:string-value=".w1I.">
            <text:p>.w1I.</text:p>
          </table:table-cell>
          <table:table-cell table:formula="oooc:=&quot;.&quot;&amp;[.$A24]&amp;&quot;1&quot;&amp;[.K$1]&amp;&quot;.&quot;" office:value-type="string" office:string-value=".w1j.">
            <text:p>.w1j.</text:p>
          </table:table-cell>
          <table:table-cell table:formula="oooc:=&quot;.&quot;&amp;[.$A24]&amp;&quot;1&quot;&amp;[.L$1]&amp;&quot;.&quot;" office:value-type="string" office:string-value=".w1k.">
            <text:p>.w1k.</text:p>
          </table:table-cell>
          <table:table-cell table:formula="oooc:=&quot;.&quot;&amp;[.$A24]&amp;&quot;1&quot;&amp;[.M$1]&amp;&quot;.&quot;" office:value-type="string" office:string-value=".w1l.">
            <text:p>.w1l.</text:p>
          </table:table-cell>
          <table:table-cell table:formula="oooc:=&quot;.&quot;&amp;[.$A24]&amp;&quot;1&quot;&amp;[.N$1]&amp;&quot;.&quot;" office:value-type="string" office:string-value=".w1m.">
            <text:p>.w1m.</text:p>
          </table:table-cell>
          <table:table-cell table:formula="oooc:=&quot;.&quot;&amp;[.$A24]&amp;&quot;1&quot;&amp;[.O$1]&amp;&quot;.&quot;" office:value-type="string" office:string-value=".w1n.">
            <text:p>.w1n.</text:p>
          </table:table-cell>
          <table:table-cell table:formula="oooc:=&quot;.&quot;&amp;[.$A24]&amp;&quot;1&quot;&amp;[.P$1]&amp;&quot;.&quot;" office:value-type="string" office:string-value=".w1o.">
            <text:p>.w1o.</text:p>
          </table:table-cell>
          <table:table-cell table:formula="oooc:=&quot;.&quot;&amp;[.$A24]&amp;&quot;1&quot;&amp;[.Q$1]&amp;&quot;.&quot;" office:value-type="string" office:string-value=".w1p.">
            <text:p>.w1p.</text:p>
          </table:table-cell>
          <table:table-cell table:formula="oooc:=&quot;.&quot;&amp;[.$A24]&amp;&quot;1&quot;&amp;[.R$1]&amp;&quot;.&quot;" office:value-type="string" office:string-value=".w1q.">
            <text:p>.w1q.</text:p>
          </table:table-cell>
          <table:table-cell table:formula="oooc:=&quot;.&quot;&amp;[.$A24]&amp;&quot;1&quot;&amp;[.S$1]&amp;&quot;.&quot;" office:value-type="string" office:string-value=".w1r.">
            <text:p>.w1r.</text:p>
          </table:table-cell>
          <table:table-cell table:formula="oooc:=&quot;.&quot;&amp;[.$A24]&amp;&quot;1&quot;&amp;[.T$1]&amp;&quot;.&quot;" office:value-type="string" office:string-value=".w1s.">
            <text:p>.w1s.</text:p>
          </table:table-cell>
          <table:table-cell table:formula="oooc:=&quot;.&quot;&amp;[.$A24]&amp;&quot;1&quot;&amp;[.U$1]&amp;&quot;.&quot;" office:value-type="string" office:string-value=".w1t.">
            <text:p>.w1t.</text:p>
          </table:table-cell>
          <table:table-cell table:formula="oooc:=&quot;.&quot;&amp;[.$A24]&amp;&quot;1&quot;&amp;[.V$1]&amp;&quot;.&quot;" office:value-type="string" office:string-value=".w1u.">
            <text:p>.w1u.</text:p>
          </table:table-cell>
          <table:table-cell table:formula="oooc:=&quot;.&quot;&amp;[.$A24]&amp;&quot;1&quot;&amp;[.W$1]&amp;&quot;.&quot;" office:value-type="string" office:string-value=".w1v.">
            <text:p>.w1v.</text:p>
          </table:table-cell>
          <table:table-cell table:formula="oooc:=&quot;.&quot;&amp;[.$A24]&amp;&quot;1&quot;&amp;[.X$1]&amp;&quot;.&quot;" office:value-type="string" office:string-value=".w1w.">
            <text:p>.w1w.</text:p>
          </table:table-cell>
          <table:table-cell table:formula="oooc:=&quot;.&quot;&amp;[.$A24]&amp;&quot;1&quot;&amp;[.Y$1]&amp;&quot;.&quot;" office:value-type="string" office:string-value=".w1x.">
            <text:p>.w1x.</text:p>
          </table:table-cell>
          <table:table-cell table:formula="oooc:=&quot;.&quot;&amp;[.$A24]&amp;&quot;1&quot;&amp;[.Z$1]&amp;&quot;.&quot;" office:value-type="string" office:string-value=".w1y.">
            <text:p>.w1y.</text:p>
          </table:table-cell>
          <table:table-cell table:formula="oooc:=&quot;.&quot;&amp;[.$A24]&amp;&quot;1&quot;&amp;[.AA$1]&amp;&quot;.&quot;" office:value-type="string" office:string-value=".w1z.">
            <text:p>.w1z.</text:p>
          </table:table-cell>
          <table:table-cell table:formula="oooc:=&quot;.&quot;&amp;[.$A24]&amp;&quot;1&quot;&amp;[.AB$1]&amp;&quot;.&quot;" office:value-type="string" office:string-value=".w1á.">
            <text:p>.w1á.</text:p>
          </table:table-cell>
          <table:table-cell table:formula="oooc:=&quot;.&quot;&amp;[.$A24]&amp;&quot;1&quot;&amp;[.AC$1]&amp;&quot;.&quot;" office:value-type="string" office:string-value=".w1é.">
            <text:p>.w1é.</text:p>
          </table:table-cell>
          <table:table-cell table:formula="oooc:=&quot;.&quot;&amp;[.$A24]&amp;&quot;1&quot;&amp;[.AD$1]&amp;&quot;.&quot;" office:value-type="string" office:string-value=".w1ë.">
            <text:p>.w1ë.</text:p>
          </table:table-cell>
          <table:table-cell table:formula="oooc:=&quot;.&quot;&amp;[.$A24]&amp;&quot;1&quot;&amp;[.AE$1]&amp;&quot;.&quot;" office:value-type="string" office:string-value=".w1í.">
            <text:p>.w1í.</text:p>
          </table:table-cell>
          <table:table-cell table:formula="oooc:=&quot;.&quot;&amp;[.$A24]&amp;&quot;1&quot;&amp;[.AF$1]&amp;&quot;.&quot;" office:value-type="string" office:string-value=".w1ó.">
            <text:p>.w1ó.</text:p>
          </table:table-cell>
          <table:table-cell table:formula="oooc:=&quot;.&quot;&amp;[.$A24]&amp;&quot;1&quot;&amp;[.AG$1]&amp;&quot;.&quot;" office:value-type="string" office:string-value=".w1ú.">
            <text:p>.w1ú.</text:p>
          </table:table-cell>
          <table:table-cell table:formula="oooc:=&quot;.&quot;&amp;[.$A24]&amp;&quot;1&quot;&amp;[.AH$1]&amp;&quot;.&quot;" office:value-type="string" office:string-value=".w1æ.">
            <text:p>.w1æ.</text:p>
          </table:table-cell>
          <table:table-cell table:formula="oooc:=&quot;.&quot;&amp;[.$A24]&amp;&quot;1&quot;&amp;[.AI$1]&amp;&quot;.&quot;" office:value-type="string" office:string-value=".w1ý.">
            <text:p>.w1ý.</text:p>
          </table:table-cell>
        </table:table-row>
        <table:table-row table:style-name="ro1">
          <table:table-cell office:value-type="string">
            <text:p>x</text:p>
          </table:table-cell>
          <table:table-cell table:formula="oooc:=&quot;.&quot;&amp;[.$A25]&amp;&quot;1&quot;&amp;[.B$1]&amp;&quot;.&quot;" office:value-type="string" office:string-value=".x1a.">
            <text:p>.x1a.</text:p>
          </table:table-cell>
          <table:table-cell table:formula="oooc:=&quot;.&quot;&amp;[.$A25]&amp;&quot;1&quot;&amp;[.C$1]&amp;&quot;.&quot;" office:value-type="string" office:string-value=".x1b.">
            <text:p>.x1b.</text:p>
          </table:table-cell>
          <table:table-cell table:formula="oooc:=&quot;.&quot;&amp;[.$A25]&amp;&quot;1&quot;&amp;[.D$1]&amp;&quot;.&quot;" office:value-type="string" office:string-value=".x1c.">
            <text:p>.x1c.</text:p>
          </table:table-cell>
          <table:table-cell table:formula="oooc:=&quot;.&quot;&amp;[.$A25]&amp;&quot;1&quot;&amp;[.E$1]&amp;&quot;.&quot;" office:value-type="string" office:string-value=".x1d.">
            <text:p>.x1d.</text:p>
          </table:table-cell>
          <table:table-cell table:formula="oooc:=&quot;.&quot;&amp;[.$A25]&amp;&quot;1&quot;&amp;[.F$1]&amp;&quot;.&quot;" office:value-type="string" office:string-value=".x1e.">
            <text:p>.x1e.</text:p>
          </table:table-cell>
          <table:table-cell table:formula="oooc:=&quot;.&quot;&amp;[.$A25]&amp;&quot;1&quot;&amp;[.G$1]&amp;&quot;.&quot;" office:value-type="string" office:string-value=".x1f.">
            <text:p>.x1f.</text:p>
          </table:table-cell>
          <table:table-cell table:formula="oooc:=&quot;.&quot;&amp;[.$A25]&amp;&quot;1&quot;&amp;[.H$1]&amp;&quot;.&quot;" office:value-type="string" office:string-value=".x1g.">
            <text:p>.x1g.</text:p>
          </table:table-cell>
          <table:table-cell table:formula="oooc:=&quot;.&quot;&amp;[.$A25]&amp;&quot;1&quot;&amp;[.I$1]&amp;&quot;.&quot;" office:value-type="string" office:string-value=".x1h.">
            <text:p>.x1h.</text:p>
          </table:table-cell>
          <table:table-cell table:formula="oooc:=&quot;.&quot;&amp;[.$A25]&amp;&quot;1&quot;&amp;[.J$1]&amp;&quot;.&quot;" office:value-type="string" office:string-value=".x1I.">
            <text:p>.x1I.</text:p>
          </table:table-cell>
          <table:table-cell table:formula="oooc:=&quot;.&quot;&amp;[.$A25]&amp;&quot;1&quot;&amp;[.K$1]&amp;&quot;.&quot;" office:value-type="string" office:string-value=".x1j.">
            <text:p>.x1j.</text:p>
          </table:table-cell>
          <table:table-cell table:formula="oooc:=&quot;.&quot;&amp;[.$A25]&amp;&quot;1&quot;&amp;[.L$1]&amp;&quot;.&quot;" office:value-type="string" office:string-value=".x1k.">
            <text:p>.x1k.</text:p>
          </table:table-cell>
          <table:table-cell table:formula="oooc:=&quot;.&quot;&amp;[.$A25]&amp;&quot;1&quot;&amp;[.M$1]&amp;&quot;.&quot;" office:value-type="string" office:string-value=".x1l.">
            <text:p>.x1l.</text:p>
          </table:table-cell>
          <table:table-cell table:formula="oooc:=&quot;.&quot;&amp;[.$A25]&amp;&quot;1&quot;&amp;[.N$1]&amp;&quot;.&quot;" office:value-type="string" office:string-value=".x1m.">
            <text:p>.x1m.</text:p>
          </table:table-cell>
          <table:table-cell table:formula="oooc:=&quot;.&quot;&amp;[.$A25]&amp;&quot;1&quot;&amp;[.O$1]&amp;&quot;.&quot;" office:value-type="string" office:string-value=".x1n.">
            <text:p>.x1n.</text:p>
          </table:table-cell>
          <table:table-cell table:formula="oooc:=&quot;.&quot;&amp;[.$A25]&amp;&quot;1&quot;&amp;[.P$1]&amp;&quot;.&quot;" office:value-type="string" office:string-value=".x1o.">
            <text:p>.x1o.</text:p>
          </table:table-cell>
          <table:table-cell table:formula="oooc:=&quot;.&quot;&amp;[.$A25]&amp;&quot;1&quot;&amp;[.Q$1]&amp;&quot;.&quot;" office:value-type="string" office:string-value=".x1p.">
            <text:p>.x1p.</text:p>
          </table:table-cell>
          <table:table-cell table:formula="oooc:=&quot;.&quot;&amp;[.$A25]&amp;&quot;1&quot;&amp;[.R$1]&amp;&quot;.&quot;" office:value-type="string" office:string-value=".x1q.">
            <text:p>.x1q.</text:p>
          </table:table-cell>
          <table:table-cell table:formula="oooc:=&quot;.&quot;&amp;[.$A25]&amp;&quot;1&quot;&amp;[.S$1]&amp;&quot;.&quot;" office:value-type="string" office:string-value=".x1r.">
            <text:p>.x1r.</text:p>
          </table:table-cell>
          <table:table-cell table:formula="oooc:=&quot;.&quot;&amp;[.$A25]&amp;&quot;1&quot;&amp;[.T$1]&amp;&quot;.&quot;" office:value-type="string" office:string-value=".x1s.">
            <text:p>.x1s.</text:p>
          </table:table-cell>
          <table:table-cell table:formula="oooc:=&quot;.&quot;&amp;[.$A25]&amp;&quot;1&quot;&amp;[.U$1]&amp;&quot;.&quot;" office:value-type="string" office:string-value=".x1t.">
            <text:p>.x1t.</text:p>
          </table:table-cell>
          <table:table-cell table:formula="oooc:=&quot;.&quot;&amp;[.$A25]&amp;&quot;1&quot;&amp;[.V$1]&amp;&quot;.&quot;" office:value-type="string" office:string-value=".x1u.">
            <text:p>.x1u.</text:p>
          </table:table-cell>
          <table:table-cell table:formula="oooc:=&quot;.&quot;&amp;[.$A25]&amp;&quot;1&quot;&amp;[.W$1]&amp;&quot;.&quot;" office:value-type="string" office:string-value=".x1v.">
            <text:p>.x1v.</text:p>
          </table:table-cell>
          <table:table-cell table:formula="oooc:=&quot;.&quot;&amp;[.$A25]&amp;&quot;1&quot;&amp;[.X$1]&amp;&quot;.&quot;" office:value-type="string" office:string-value=".x1w.">
            <text:p>.x1w.</text:p>
          </table:table-cell>
          <table:table-cell table:formula="oooc:=&quot;.&quot;&amp;[.$A25]&amp;&quot;1&quot;&amp;[.Y$1]&amp;&quot;.&quot;" office:value-type="string" office:string-value=".x1x.">
            <text:p>.x1x.</text:p>
          </table:table-cell>
          <table:table-cell table:formula="oooc:=&quot;.&quot;&amp;[.$A25]&amp;&quot;1&quot;&amp;[.Z$1]&amp;&quot;.&quot;" office:value-type="string" office:string-value=".x1y.">
            <text:p>.x1y.</text:p>
          </table:table-cell>
          <table:table-cell table:formula="oooc:=&quot;.&quot;&amp;[.$A25]&amp;&quot;1&quot;&amp;[.AA$1]&amp;&quot;.&quot;" office:value-type="string" office:string-value=".x1z.">
            <text:p>.x1z.</text:p>
          </table:table-cell>
          <table:table-cell table:formula="oooc:=&quot;.&quot;&amp;[.$A25]&amp;&quot;1&quot;&amp;[.AB$1]&amp;&quot;.&quot;" office:value-type="string" office:string-value=".x1á.">
            <text:p>.x1á.</text:p>
          </table:table-cell>
          <table:table-cell table:formula="oooc:=&quot;.&quot;&amp;[.$A25]&amp;&quot;1&quot;&amp;[.AC$1]&amp;&quot;.&quot;" office:value-type="string" office:string-value=".x1é.">
            <text:p>.x1é.</text:p>
          </table:table-cell>
          <table:table-cell table:formula="oooc:=&quot;.&quot;&amp;[.$A25]&amp;&quot;1&quot;&amp;[.AD$1]&amp;&quot;.&quot;" office:value-type="string" office:string-value=".x1ë.">
            <text:p>.x1ë.</text:p>
          </table:table-cell>
          <table:table-cell table:formula="oooc:=&quot;.&quot;&amp;[.$A25]&amp;&quot;1&quot;&amp;[.AE$1]&amp;&quot;.&quot;" office:value-type="string" office:string-value=".x1í.">
            <text:p>.x1í.</text:p>
          </table:table-cell>
          <table:table-cell table:formula="oooc:=&quot;.&quot;&amp;[.$A25]&amp;&quot;1&quot;&amp;[.AF$1]&amp;&quot;.&quot;" office:value-type="string" office:string-value=".x1ó.">
            <text:p>.x1ó.</text:p>
          </table:table-cell>
          <table:table-cell table:formula="oooc:=&quot;.&quot;&amp;[.$A25]&amp;&quot;1&quot;&amp;[.AG$1]&amp;&quot;.&quot;" office:value-type="string" office:string-value=".x1ú.">
            <text:p>.x1ú.</text:p>
          </table:table-cell>
          <table:table-cell table:formula="oooc:=&quot;.&quot;&amp;[.$A25]&amp;&quot;1&quot;&amp;[.AH$1]&amp;&quot;.&quot;" office:value-type="string" office:string-value=".x1æ.">
            <text:p>.x1æ.</text:p>
          </table:table-cell>
          <table:table-cell table:formula="oooc:=&quot;.&quot;&amp;[.$A25]&amp;&quot;1&quot;&amp;[.AI$1]&amp;&quot;.&quot;" office:value-type="string" office:string-value=".x1ý.">
            <text:p>.x1ý.</text:p>
          </table:table-cell>
        </table:table-row>
        <table:table-row table:style-name="ro1">
          <table:table-cell office:value-type="string">
            <text:p>y</text:p>
          </table:table-cell>
          <table:table-cell table:formula="oooc:=&quot;.&quot;&amp;[.$A26]&amp;&quot;1&quot;&amp;[.B$1]&amp;&quot;.&quot;" office:value-type="string" office:string-value=".y1a.">
            <text:p>.y1a.</text:p>
          </table:table-cell>
          <table:table-cell table:formula="oooc:=&quot;.&quot;&amp;[.$A26]&amp;&quot;1&quot;&amp;[.C$1]&amp;&quot;.&quot;" office:value-type="string" office:string-value=".y1b.">
            <text:p>.y1b.</text:p>
          </table:table-cell>
          <table:table-cell table:formula="oooc:=&quot;.&quot;&amp;[.$A26]&amp;&quot;1&quot;&amp;[.D$1]&amp;&quot;.&quot;" office:value-type="string" office:string-value=".y1c.">
            <text:p>.y1c.</text:p>
          </table:table-cell>
          <table:table-cell table:formula="oooc:=&quot;.&quot;&amp;[.$A26]&amp;&quot;1&quot;&amp;[.E$1]&amp;&quot;.&quot;" office:value-type="string" office:string-value=".y1d.">
            <text:p>.y1d.</text:p>
          </table:table-cell>
          <table:table-cell table:formula="oooc:=&quot;.&quot;&amp;[.$A26]&amp;&quot;1&quot;&amp;[.F$1]&amp;&quot;.&quot;" office:value-type="string" office:string-value=".y1e.">
            <text:p>.y1e.</text:p>
          </table:table-cell>
          <table:table-cell table:formula="oooc:=&quot;.&quot;&amp;[.$A26]&amp;&quot;1&quot;&amp;[.G$1]&amp;&quot;.&quot;" office:value-type="string" office:string-value=".y1f.">
            <text:p>.y1f.</text:p>
          </table:table-cell>
          <table:table-cell table:formula="oooc:=&quot;.&quot;&amp;[.$A26]&amp;&quot;1&quot;&amp;[.H$1]&amp;&quot;.&quot;" office:value-type="string" office:string-value=".y1g.">
            <text:p>.y1g.</text:p>
          </table:table-cell>
          <table:table-cell table:formula="oooc:=&quot;.&quot;&amp;[.$A26]&amp;&quot;1&quot;&amp;[.I$1]&amp;&quot;.&quot;" office:value-type="string" office:string-value=".y1h.">
            <text:p>.y1h.</text:p>
          </table:table-cell>
          <table:table-cell table:formula="oooc:=&quot;.&quot;&amp;[.$A26]&amp;&quot;1&quot;&amp;[.J$1]&amp;&quot;.&quot;" office:value-type="string" office:string-value=".y1I.">
            <text:p>.y1I.</text:p>
          </table:table-cell>
          <table:table-cell table:formula="oooc:=&quot;.&quot;&amp;[.$A26]&amp;&quot;1&quot;&amp;[.K$1]&amp;&quot;.&quot;" office:value-type="string" office:string-value=".y1j.">
            <text:p>.y1j.</text:p>
          </table:table-cell>
          <table:table-cell table:formula="oooc:=&quot;.&quot;&amp;[.$A26]&amp;&quot;1&quot;&amp;[.L$1]&amp;&quot;.&quot;" office:value-type="string" office:string-value=".y1k.">
            <text:p>.y1k.</text:p>
          </table:table-cell>
          <table:table-cell table:formula="oooc:=&quot;.&quot;&amp;[.$A26]&amp;&quot;1&quot;&amp;[.M$1]&amp;&quot;.&quot;" office:value-type="string" office:string-value=".y1l.">
            <text:p>.y1l.</text:p>
          </table:table-cell>
          <table:table-cell table:formula="oooc:=&quot;.&quot;&amp;[.$A26]&amp;&quot;1&quot;&amp;[.N$1]&amp;&quot;.&quot;" office:value-type="string" office:string-value=".y1m.">
            <text:p>.y1m.</text:p>
          </table:table-cell>
          <table:table-cell table:formula="oooc:=&quot;.&quot;&amp;[.$A26]&amp;&quot;1&quot;&amp;[.O$1]&amp;&quot;.&quot;" office:value-type="string" office:string-value=".y1n.">
            <text:p>.y1n.</text:p>
          </table:table-cell>
          <table:table-cell table:formula="oooc:=&quot;.&quot;&amp;[.$A26]&amp;&quot;1&quot;&amp;[.P$1]&amp;&quot;.&quot;" office:value-type="string" office:string-value=".y1o.">
            <text:p>.y1o.</text:p>
          </table:table-cell>
          <table:table-cell table:formula="oooc:=&quot;.&quot;&amp;[.$A26]&amp;&quot;1&quot;&amp;[.Q$1]&amp;&quot;.&quot;" office:value-type="string" office:string-value=".y1p.">
            <text:p>.y1p.</text:p>
          </table:table-cell>
          <table:table-cell table:formula="oooc:=&quot;.&quot;&amp;[.$A26]&amp;&quot;1&quot;&amp;[.R$1]&amp;&quot;.&quot;" office:value-type="string" office:string-value=".y1q.">
            <text:p>.y1q.</text:p>
          </table:table-cell>
          <table:table-cell table:formula="oooc:=&quot;.&quot;&amp;[.$A26]&amp;&quot;1&quot;&amp;[.S$1]&amp;&quot;.&quot;" office:value-type="string" office:string-value=".y1r.">
            <text:p>.y1r.</text:p>
          </table:table-cell>
          <table:table-cell table:formula="oooc:=&quot;.&quot;&amp;[.$A26]&amp;&quot;1&quot;&amp;[.T$1]&amp;&quot;.&quot;" office:value-type="string" office:string-value=".y1s.">
            <text:p>.y1s.</text:p>
          </table:table-cell>
          <table:table-cell table:formula="oooc:=&quot;.&quot;&amp;[.$A26]&amp;&quot;1&quot;&amp;[.U$1]&amp;&quot;.&quot;" office:value-type="string" office:string-value=".y1t.">
            <text:p>.y1t.</text:p>
          </table:table-cell>
          <table:table-cell table:formula="oooc:=&quot;.&quot;&amp;[.$A26]&amp;&quot;1&quot;&amp;[.V$1]&amp;&quot;.&quot;" office:value-type="string" office:string-value=".y1u.">
            <text:p>.y1u.</text:p>
          </table:table-cell>
          <table:table-cell table:formula="oooc:=&quot;.&quot;&amp;[.$A26]&amp;&quot;1&quot;&amp;[.W$1]&amp;&quot;.&quot;" office:value-type="string" office:string-value=".y1v.">
            <text:p>.y1v.</text:p>
          </table:table-cell>
          <table:table-cell table:formula="oooc:=&quot;.&quot;&amp;[.$A26]&amp;&quot;1&quot;&amp;[.X$1]&amp;&quot;.&quot;" office:value-type="string" office:string-value=".y1w.">
            <text:p>.y1w.</text:p>
          </table:table-cell>
          <table:table-cell table:formula="oooc:=&quot;.&quot;&amp;[.$A26]&amp;&quot;1&quot;&amp;[.Y$1]&amp;&quot;.&quot;" office:value-type="string" office:string-value=".y1x.">
            <text:p>.y1x.</text:p>
          </table:table-cell>
          <table:table-cell table:formula="oooc:=&quot;.&quot;&amp;[.$A26]&amp;&quot;1&quot;&amp;[.Z$1]&amp;&quot;.&quot;" office:value-type="string" office:string-value=".y1y.">
            <text:p>.y1y.</text:p>
          </table:table-cell>
          <table:table-cell table:formula="oooc:=&quot;.&quot;&amp;[.$A26]&amp;&quot;1&quot;&amp;[.AA$1]&amp;&quot;.&quot;" office:value-type="string" office:string-value=".y1z.">
            <text:p>.y1z.</text:p>
          </table:table-cell>
          <table:table-cell table:formula="oooc:=&quot;.&quot;&amp;[.$A26]&amp;&quot;1&quot;&amp;[.AB$1]&amp;&quot;.&quot;" office:value-type="string" office:string-value=".y1á.">
            <text:p>.y1á.</text:p>
          </table:table-cell>
          <table:table-cell table:formula="oooc:=&quot;.&quot;&amp;[.$A26]&amp;&quot;1&quot;&amp;[.AC$1]&amp;&quot;.&quot;" office:value-type="string" office:string-value=".y1é.">
            <text:p>.y1é.</text:p>
          </table:table-cell>
          <table:table-cell table:formula="oooc:=&quot;.&quot;&amp;[.$A26]&amp;&quot;1&quot;&amp;[.AD$1]&amp;&quot;.&quot;" office:value-type="string" office:string-value=".y1ë.">
            <text:p>.y1ë.</text:p>
          </table:table-cell>
          <table:table-cell table:formula="oooc:=&quot;.&quot;&amp;[.$A26]&amp;&quot;1&quot;&amp;[.AE$1]&amp;&quot;.&quot;" office:value-type="string" office:string-value=".y1í.">
            <text:p>.y1í.</text:p>
          </table:table-cell>
          <table:table-cell table:formula="oooc:=&quot;.&quot;&amp;[.$A26]&amp;&quot;1&quot;&amp;[.AF$1]&amp;&quot;.&quot;" office:value-type="string" office:string-value=".y1ó.">
            <text:p>.y1ó.</text:p>
          </table:table-cell>
          <table:table-cell table:formula="oooc:=&quot;.&quot;&amp;[.$A26]&amp;&quot;1&quot;&amp;[.AG$1]&amp;&quot;.&quot;" office:value-type="string" office:string-value=".y1ú.">
            <text:p>.y1ú.</text:p>
          </table:table-cell>
          <table:table-cell table:formula="oooc:=&quot;.&quot;&amp;[.$A26]&amp;&quot;1&quot;&amp;[.AH$1]&amp;&quot;.&quot;" office:value-type="string" office:string-value=".y1æ.">
            <text:p>.y1æ.</text:p>
          </table:table-cell>
          <table:table-cell table:formula="oooc:=&quot;.&quot;&amp;[.$A26]&amp;&quot;1&quot;&amp;[.AI$1]&amp;&quot;.&quot;" office:value-type="string" office:string-value=".y1ý.">
            <text:p>.y1ý.</text:p>
          </table:table-cell>
        </table:table-row>
        <table:table-row table:style-name="ro1">
          <table:table-cell office:value-type="string">
            <text:p>z</text:p>
          </table:table-cell>
          <table:table-cell table:formula="oooc:=&quot;.&quot;&amp;[.$A27]&amp;&quot;1&quot;&amp;[.B$1]&amp;&quot;.&quot;" office:value-type="string" office:string-value=".z1a.">
            <text:p>.z1a.</text:p>
          </table:table-cell>
          <table:table-cell table:formula="oooc:=&quot;.&quot;&amp;[.$A27]&amp;&quot;1&quot;&amp;[.C$1]&amp;&quot;.&quot;" office:value-type="string" office:string-value=".z1b.">
            <text:p>.z1b.</text:p>
          </table:table-cell>
          <table:table-cell table:formula="oooc:=&quot;.&quot;&amp;[.$A27]&amp;&quot;1&quot;&amp;[.D$1]&amp;&quot;.&quot;" office:value-type="string" office:string-value=".z1c.">
            <text:p>.z1c.</text:p>
          </table:table-cell>
          <table:table-cell table:formula="oooc:=&quot;.&quot;&amp;[.$A27]&amp;&quot;1&quot;&amp;[.E$1]&amp;&quot;.&quot;" office:value-type="string" office:string-value=".z1d.">
            <text:p>.z1d.</text:p>
          </table:table-cell>
          <table:table-cell table:formula="oooc:=&quot;.&quot;&amp;[.$A27]&amp;&quot;1&quot;&amp;[.F$1]&amp;&quot;.&quot;" office:value-type="string" office:string-value=".z1e.">
            <text:p>.z1e.</text:p>
          </table:table-cell>
          <table:table-cell table:formula="oooc:=&quot;.&quot;&amp;[.$A27]&amp;&quot;1&quot;&amp;[.G$1]&amp;&quot;.&quot;" office:value-type="string" office:string-value=".z1f.">
            <text:p>.z1f.</text:p>
          </table:table-cell>
          <table:table-cell table:formula="oooc:=&quot;.&quot;&amp;[.$A27]&amp;&quot;1&quot;&amp;[.H$1]&amp;&quot;.&quot;" office:value-type="string" office:string-value=".z1g.">
            <text:p>.z1g.</text:p>
          </table:table-cell>
          <table:table-cell table:formula="oooc:=&quot;.&quot;&amp;[.$A27]&amp;&quot;1&quot;&amp;[.I$1]&amp;&quot;.&quot;" office:value-type="string" office:string-value=".z1h.">
            <text:p>.z1h.</text:p>
          </table:table-cell>
          <table:table-cell table:formula="oooc:=&quot;.&quot;&amp;[.$A27]&amp;&quot;1&quot;&amp;[.J$1]&amp;&quot;.&quot;" office:value-type="string" office:string-value=".z1I.">
            <text:p>.z1I.</text:p>
          </table:table-cell>
          <table:table-cell table:formula="oooc:=&quot;.&quot;&amp;[.$A27]&amp;&quot;1&quot;&amp;[.K$1]&amp;&quot;.&quot;" office:value-type="string" office:string-value=".z1j.">
            <text:p>.z1j.</text:p>
          </table:table-cell>
          <table:table-cell table:formula="oooc:=&quot;.&quot;&amp;[.$A27]&amp;&quot;1&quot;&amp;[.L$1]&amp;&quot;.&quot;" office:value-type="string" office:string-value=".z1k.">
            <text:p>.z1k.</text:p>
          </table:table-cell>
          <table:table-cell table:formula="oooc:=&quot;.&quot;&amp;[.$A27]&amp;&quot;1&quot;&amp;[.M$1]&amp;&quot;.&quot;" office:value-type="string" office:string-value=".z1l.">
            <text:p>.z1l.</text:p>
          </table:table-cell>
          <table:table-cell table:formula="oooc:=&quot;.&quot;&amp;[.$A27]&amp;&quot;1&quot;&amp;[.N$1]&amp;&quot;.&quot;" office:value-type="string" office:string-value=".z1m.">
            <text:p>.z1m.</text:p>
          </table:table-cell>
          <table:table-cell table:formula="oooc:=&quot;.&quot;&amp;[.$A27]&amp;&quot;1&quot;&amp;[.O$1]&amp;&quot;.&quot;" office:value-type="string" office:string-value=".z1n.">
            <text:p>.z1n.</text:p>
          </table:table-cell>
          <table:table-cell table:formula="oooc:=&quot;.&quot;&amp;[.$A27]&amp;&quot;1&quot;&amp;[.P$1]&amp;&quot;.&quot;" office:value-type="string" office:string-value=".z1o.">
            <text:p>.z1o.</text:p>
          </table:table-cell>
          <table:table-cell table:formula="oooc:=&quot;.&quot;&amp;[.$A27]&amp;&quot;1&quot;&amp;[.Q$1]&amp;&quot;.&quot;" office:value-type="string" office:string-value=".z1p.">
            <text:p>.z1p.</text:p>
          </table:table-cell>
          <table:table-cell table:formula="oooc:=&quot;.&quot;&amp;[.$A27]&amp;&quot;1&quot;&amp;[.R$1]&amp;&quot;.&quot;" office:value-type="string" office:string-value=".z1q.">
            <text:p>.z1q.</text:p>
          </table:table-cell>
          <table:table-cell table:formula="oooc:=&quot;.&quot;&amp;[.$A27]&amp;&quot;1&quot;&amp;[.S$1]&amp;&quot;.&quot;" office:value-type="string" office:string-value=".z1r.">
            <text:p>.z1r.</text:p>
          </table:table-cell>
          <table:table-cell table:formula="oooc:=&quot;.&quot;&amp;[.$A27]&amp;&quot;1&quot;&amp;[.T$1]&amp;&quot;.&quot;" office:value-type="string" office:string-value=".z1s.">
            <text:p>.z1s.</text:p>
          </table:table-cell>
          <table:table-cell table:formula="oooc:=&quot;.&quot;&amp;[.$A27]&amp;&quot;1&quot;&amp;[.U$1]&amp;&quot;.&quot;" office:value-type="string" office:string-value=".z1t.">
            <text:p>.z1t.</text:p>
          </table:table-cell>
          <table:table-cell table:formula="oooc:=&quot;.&quot;&amp;[.$A27]&amp;&quot;1&quot;&amp;[.V$1]&amp;&quot;.&quot;" office:value-type="string" office:string-value=".z1u.">
            <text:p>.z1u.</text:p>
          </table:table-cell>
          <table:table-cell table:formula="oooc:=&quot;.&quot;&amp;[.$A27]&amp;&quot;1&quot;&amp;[.W$1]&amp;&quot;.&quot;" office:value-type="string" office:string-value=".z1v.">
            <text:p>.z1v.</text:p>
          </table:table-cell>
          <table:table-cell table:formula="oooc:=&quot;.&quot;&amp;[.$A27]&amp;&quot;1&quot;&amp;[.X$1]&amp;&quot;.&quot;" office:value-type="string" office:string-value=".z1w.">
            <text:p>.z1w.</text:p>
          </table:table-cell>
          <table:table-cell table:formula="oooc:=&quot;.&quot;&amp;[.$A27]&amp;&quot;1&quot;&amp;[.Y$1]&amp;&quot;.&quot;" office:value-type="string" office:string-value=".z1x.">
            <text:p>.z1x.</text:p>
          </table:table-cell>
          <table:table-cell table:formula="oooc:=&quot;.&quot;&amp;[.$A27]&amp;&quot;1&quot;&amp;[.Z$1]&amp;&quot;.&quot;" office:value-type="string" office:string-value=".z1y.">
            <text:p>.z1y.</text:p>
          </table:table-cell>
          <table:table-cell table:formula="oooc:=&quot;.&quot;&amp;[.$A27]&amp;&quot;1&quot;&amp;[.AA$1]&amp;&quot;.&quot;" office:value-type="string" office:string-value=".z1z.">
            <text:p>.z1z.</text:p>
          </table:table-cell>
          <table:table-cell table:formula="oooc:=&quot;.&quot;&amp;[.$A27]&amp;&quot;1&quot;&amp;[.AB$1]&amp;&quot;.&quot;" office:value-type="string" office:string-value=".z1á.">
            <text:p>.z1á.</text:p>
          </table:table-cell>
          <table:table-cell table:formula="oooc:=&quot;.&quot;&amp;[.$A27]&amp;&quot;1&quot;&amp;[.AC$1]&amp;&quot;.&quot;" office:value-type="string" office:string-value=".z1é.">
            <text:p>.z1é.</text:p>
          </table:table-cell>
          <table:table-cell table:formula="oooc:=&quot;.&quot;&amp;[.$A27]&amp;&quot;1&quot;&amp;[.AD$1]&amp;&quot;.&quot;" office:value-type="string" office:string-value=".z1ë.">
            <text:p>.z1ë.</text:p>
          </table:table-cell>
          <table:table-cell table:formula="oooc:=&quot;.&quot;&amp;[.$A27]&amp;&quot;1&quot;&amp;[.AE$1]&amp;&quot;.&quot;" office:value-type="string" office:string-value=".z1í.">
            <text:p>.z1í.</text:p>
          </table:table-cell>
          <table:table-cell table:formula="oooc:=&quot;.&quot;&amp;[.$A27]&amp;&quot;1&quot;&amp;[.AF$1]&amp;&quot;.&quot;" office:value-type="string" office:string-value=".z1ó.">
            <text:p>.z1ó.</text:p>
          </table:table-cell>
          <table:table-cell table:formula="oooc:=&quot;.&quot;&amp;[.$A27]&amp;&quot;1&quot;&amp;[.AG$1]&amp;&quot;.&quot;" office:value-type="string" office:string-value=".z1ú.">
            <text:p>.z1ú.</text:p>
          </table:table-cell>
          <table:table-cell table:formula="oooc:=&quot;.&quot;&amp;[.$A27]&amp;&quot;1&quot;&amp;[.AH$1]&amp;&quot;.&quot;" office:value-type="string" office:string-value=".z1æ.">
            <text:p>.z1æ.</text:p>
          </table:table-cell>
          <table:table-cell table:formula="oooc:=&quot;.&quot;&amp;[.$A27]&amp;&quot;1&quot;&amp;[.AI$1]&amp;&quot;.&quot;" office:value-type="string" office:string-value=".z1ý.">
            <text:p>.z1ý.</text:p>
          </table:table-cell>
        </table:table-row>
        <table:table-row table:style-name="ro1">
          <table:table-cell office:value-type="string">
            <text:p>á</text:p>
          </table:table-cell>
          <table:table-cell table:formula="oooc:=&quot;.&quot;&amp;[.$A28]&amp;&quot;1&quot;&amp;[.B$1]&amp;&quot;.&quot;" office:value-type="string" office:string-value=".á1a.">
            <text:p>.á1a.</text:p>
          </table:table-cell>
          <table:table-cell table:formula="oooc:=&quot;.&quot;&amp;[.$A28]&amp;&quot;1&quot;&amp;[.C$1]&amp;&quot;.&quot;" office:value-type="string" office:string-value=".á1b.">
            <text:p>.á1b.</text:p>
          </table:table-cell>
          <table:table-cell table:formula="oooc:=&quot;.&quot;&amp;[.$A28]&amp;&quot;1&quot;&amp;[.D$1]&amp;&quot;.&quot;" office:value-type="string" office:string-value=".á1c.">
            <text:p>.á1c.</text:p>
          </table:table-cell>
          <table:table-cell table:formula="oooc:=&quot;.&quot;&amp;[.$A28]&amp;&quot;1&quot;&amp;[.E$1]&amp;&quot;.&quot;" office:value-type="string" office:string-value=".á1d.">
            <text:p>.á1d.</text:p>
          </table:table-cell>
          <table:table-cell table:formula="oooc:=&quot;.&quot;&amp;[.$A28]&amp;&quot;1&quot;&amp;[.F$1]&amp;&quot;.&quot;" office:value-type="string" office:string-value=".á1e.">
            <text:p>.á1e.</text:p>
          </table:table-cell>
          <table:table-cell table:formula="oooc:=&quot;.&quot;&amp;[.$A28]&amp;&quot;1&quot;&amp;[.G$1]&amp;&quot;.&quot;" office:value-type="string" office:string-value=".á1f.">
            <text:p>.á1f.</text:p>
          </table:table-cell>
          <table:table-cell table:formula="oooc:=&quot;.&quot;&amp;[.$A28]&amp;&quot;1&quot;&amp;[.H$1]&amp;&quot;.&quot;" office:value-type="string" office:string-value=".á1g.">
            <text:p>.á1g.</text:p>
          </table:table-cell>
          <table:table-cell table:formula="oooc:=&quot;.&quot;&amp;[.$A28]&amp;&quot;1&quot;&amp;[.I$1]&amp;&quot;.&quot;" office:value-type="string" office:string-value=".á1h.">
            <text:p>.á1h.</text:p>
          </table:table-cell>
          <table:table-cell table:formula="oooc:=&quot;.&quot;&amp;[.$A28]&amp;&quot;1&quot;&amp;[.J$1]&amp;&quot;.&quot;" office:value-type="string" office:string-value=".á1I.">
            <text:p>.á1I.</text:p>
          </table:table-cell>
          <table:table-cell table:formula="oooc:=&quot;.&quot;&amp;[.$A28]&amp;&quot;1&quot;&amp;[.K$1]&amp;&quot;.&quot;" office:value-type="string" office:string-value=".á1j.">
            <text:p>.á1j.</text:p>
          </table:table-cell>
          <table:table-cell table:formula="oooc:=&quot;.&quot;&amp;[.$A28]&amp;&quot;1&quot;&amp;[.L$1]&amp;&quot;.&quot;" office:value-type="string" office:string-value=".á1k.">
            <text:p>.á1k.</text:p>
          </table:table-cell>
          <table:table-cell table:formula="oooc:=&quot;.&quot;&amp;[.$A28]&amp;&quot;1&quot;&amp;[.M$1]&amp;&quot;.&quot;" office:value-type="string" office:string-value=".á1l.">
            <text:p>.á1l.</text:p>
          </table:table-cell>
          <table:table-cell table:formula="oooc:=&quot;.&quot;&amp;[.$A28]&amp;&quot;1&quot;&amp;[.N$1]&amp;&quot;.&quot;" office:value-type="string" office:string-value=".á1m.">
            <text:p>.á1m.</text:p>
          </table:table-cell>
          <table:table-cell table:formula="oooc:=&quot;.&quot;&amp;[.$A28]&amp;&quot;1&quot;&amp;[.O$1]&amp;&quot;.&quot;" office:value-type="string" office:string-value=".á1n.">
            <text:p>.á1n.</text:p>
          </table:table-cell>
          <table:table-cell table:formula="oooc:=&quot;.&quot;&amp;[.$A28]&amp;&quot;1&quot;&amp;[.P$1]&amp;&quot;.&quot;" office:value-type="string" office:string-value=".á1o.">
            <text:p>.á1o.</text:p>
          </table:table-cell>
          <table:table-cell table:formula="oooc:=&quot;.&quot;&amp;[.$A28]&amp;&quot;1&quot;&amp;[.Q$1]&amp;&quot;.&quot;" office:value-type="string" office:string-value=".á1p.">
            <text:p>.á1p.</text:p>
          </table:table-cell>
          <table:table-cell table:formula="oooc:=&quot;.&quot;&amp;[.$A28]&amp;&quot;1&quot;&amp;[.R$1]&amp;&quot;.&quot;" office:value-type="string" office:string-value=".á1q.">
            <text:p>.á1q.</text:p>
          </table:table-cell>
          <table:table-cell table:formula="oooc:=&quot;.&quot;&amp;[.$A28]&amp;&quot;1&quot;&amp;[.S$1]&amp;&quot;.&quot;" office:value-type="string" office:string-value=".á1r.">
            <text:p>.á1r.</text:p>
          </table:table-cell>
          <table:table-cell table:formula="oooc:=&quot;.&quot;&amp;[.$A28]&amp;&quot;1&quot;&amp;[.T$1]&amp;&quot;.&quot;" office:value-type="string" office:string-value=".á1s.">
            <text:p>.á1s.</text:p>
          </table:table-cell>
          <table:table-cell table:formula="oooc:=&quot;.&quot;&amp;[.$A28]&amp;&quot;1&quot;&amp;[.U$1]&amp;&quot;.&quot;" office:value-type="string" office:string-value=".á1t.">
            <text:p>.á1t.</text:p>
          </table:table-cell>
          <table:table-cell table:formula="oooc:=&quot;.&quot;&amp;[.$A28]&amp;&quot;1&quot;&amp;[.V$1]&amp;&quot;.&quot;" office:value-type="string" office:string-value=".á1u.">
            <text:p>.á1u.</text:p>
          </table:table-cell>
          <table:table-cell table:formula="oooc:=&quot;.&quot;&amp;[.$A28]&amp;&quot;1&quot;&amp;[.W$1]&amp;&quot;.&quot;" office:value-type="string" office:string-value=".á1v.">
            <text:p>.á1v.</text:p>
          </table:table-cell>
          <table:table-cell table:formula="oooc:=&quot;.&quot;&amp;[.$A28]&amp;&quot;1&quot;&amp;[.X$1]&amp;&quot;.&quot;" office:value-type="string" office:string-value=".á1w.">
            <text:p>.á1w.</text:p>
          </table:table-cell>
          <table:table-cell table:formula="oooc:=&quot;.&quot;&amp;[.$A28]&amp;&quot;1&quot;&amp;[.Y$1]&amp;&quot;.&quot;" office:value-type="string" office:string-value=".á1x.">
            <text:p>.á1x.</text:p>
          </table:table-cell>
          <table:table-cell table:formula="oooc:=&quot;.&quot;&amp;[.$A28]&amp;&quot;1&quot;&amp;[.Z$1]&amp;&quot;.&quot;" office:value-type="string" office:string-value=".á1y.">
            <text:p>.á1y.</text:p>
          </table:table-cell>
          <table:table-cell table:formula="oooc:=&quot;.&quot;&amp;[.$A28]&amp;&quot;1&quot;&amp;[.AA$1]&amp;&quot;.&quot;" office:value-type="string" office:string-value=".á1z.">
            <text:p>.á1z.</text:p>
          </table:table-cell>
          <table:table-cell table:formula="oooc:=&quot;.&quot;&amp;[.$A28]&amp;&quot;1&quot;&amp;[.AB$1]&amp;&quot;.&quot;" office:value-type="string" office:string-value=".á1á.">
            <text:p>.á1á.</text:p>
          </table:table-cell>
          <table:table-cell table:formula="oooc:=&quot;.&quot;&amp;[.$A28]&amp;&quot;1&quot;&amp;[.AC$1]&amp;&quot;.&quot;" office:value-type="string" office:string-value=".á1é.">
            <text:p>.á1é.</text:p>
          </table:table-cell>
          <table:table-cell table:formula="oooc:=&quot;.&quot;&amp;[.$A28]&amp;&quot;1&quot;&amp;[.AD$1]&amp;&quot;.&quot;" office:value-type="string" office:string-value=".á1ë.">
            <text:p>.á1ë.</text:p>
          </table:table-cell>
          <table:table-cell table:formula="oooc:=&quot;.&quot;&amp;[.$A28]&amp;&quot;1&quot;&amp;[.AE$1]&amp;&quot;.&quot;" office:value-type="string" office:string-value=".á1í.">
            <text:p>.á1í.</text:p>
          </table:table-cell>
          <table:table-cell table:formula="oooc:=&quot;.&quot;&amp;[.$A28]&amp;&quot;1&quot;&amp;[.AF$1]&amp;&quot;.&quot;" office:value-type="string" office:string-value=".á1ó.">
            <text:p>.á1ó.</text:p>
          </table:table-cell>
          <table:table-cell table:formula="oooc:=&quot;.&quot;&amp;[.$A28]&amp;&quot;1&quot;&amp;[.AG$1]&amp;&quot;.&quot;" office:value-type="string" office:string-value=".á1ú.">
            <text:p>.á1ú.</text:p>
          </table:table-cell>
          <table:table-cell table:formula="oooc:=&quot;.&quot;&amp;[.$A28]&amp;&quot;1&quot;&amp;[.AH$1]&amp;&quot;.&quot;" office:value-type="string" office:string-value=".á1æ.">
            <text:p>.á1æ.</text:p>
          </table:table-cell>
          <table:table-cell table:formula="oooc:=&quot;.&quot;&amp;[.$A28]&amp;&quot;1&quot;&amp;[.AI$1]&amp;&quot;.&quot;" office:value-type="string" office:string-value=".á1ý.">
            <text:p>.á1ý.</text:p>
          </table:table-cell>
        </table:table-row>
        <table:table-row table:style-name="ro1">
          <table:table-cell office:value-type="string">
            <text:p>é</text:p>
          </table:table-cell>
          <table:table-cell table:formula="oooc:=&quot;.&quot;&amp;[.$A29]&amp;&quot;1&quot;&amp;[.B$1]&amp;&quot;.&quot;" office:value-type="string" office:string-value=".é1a.">
            <text:p>.é1a.</text:p>
          </table:table-cell>
          <table:table-cell table:formula="oooc:=&quot;.&quot;&amp;[.$A29]&amp;&quot;1&quot;&amp;[.C$1]&amp;&quot;.&quot;" office:value-type="string" office:string-value=".é1b.">
            <text:p>.é1b.</text:p>
          </table:table-cell>
          <table:table-cell table:formula="oooc:=&quot;.&quot;&amp;[.$A29]&amp;&quot;1&quot;&amp;[.D$1]&amp;&quot;.&quot;" office:value-type="string" office:string-value=".é1c.">
            <text:p>.é1c.</text:p>
          </table:table-cell>
          <table:table-cell table:formula="oooc:=&quot;.&quot;&amp;[.$A29]&amp;&quot;1&quot;&amp;[.E$1]&amp;&quot;.&quot;" office:value-type="string" office:string-value=".é1d.">
            <text:p>.é1d.</text:p>
          </table:table-cell>
          <table:table-cell table:formula="oooc:=&quot;.&quot;&amp;[.$A29]&amp;&quot;1&quot;&amp;[.F$1]&amp;&quot;.&quot;" office:value-type="string" office:string-value=".é1e.">
            <text:p>.é1e.</text:p>
          </table:table-cell>
          <table:table-cell table:formula="oooc:=&quot;.&quot;&amp;[.$A29]&amp;&quot;1&quot;&amp;[.G$1]&amp;&quot;.&quot;" office:value-type="string" office:string-value=".é1f.">
            <text:p>.é1f.</text:p>
          </table:table-cell>
          <table:table-cell table:formula="oooc:=&quot;.&quot;&amp;[.$A29]&amp;&quot;1&quot;&amp;[.H$1]&amp;&quot;.&quot;" office:value-type="string" office:string-value=".é1g.">
            <text:p>.é1g.</text:p>
          </table:table-cell>
          <table:table-cell table:formula="oooc:=&quot;.&quot;&amp;[.$A29]&amp;&quot;1&quot;&amp;[.I$1]&amp;&quot;.&quot;" office:value-type="string" office:string-value=".é1h.">
            <text:p>.é1h.</text:p>
          </table:table-cell>
          <table:table-cell table:formula="oooc:=&quot;.&quot;&amp;[.$A29]&amp;&quot;1&quot;&amp;[.J$1]&amp;&quot;.&quot;" office:value-type="string" office:string-value=".é1I.">
            <text:p>.é1I.</text:p>
          </table:table-cell>
          <table:table-cell table:formula="oooc:=&quot;.&quot;&amp;[.$A29]&amp;&quot;1&quot;&amp;[.K$1]&amp;&quot;.&quot;" office:value-type="string" office:string-value=".é1j.">
            <text:p>.é1j.</text:p>
          </table:table-cell>
          <table:table-cell table:formula="oooc:=&quot;.&quot;&amp;[.$A29]&amp;&quot;1&quot;&amp;[.L$1]&amp;&quot;.&quot;" office:value-type="string" office:string-value=".é1k.">
            <text:p>.é1k.</text:p>
          </table:table-cell>
          <table:table-cell table:formula="oooc:=&quot;.&quot;&amp;[.$A29]&amp;&quot;1&quot;&amp;[.M$1]&amp;&quot;.&quot;" office:value-type="string" office:string-value=".é1l.">
            <text:p>.é1l.</text:p>
          </table:table-cell>
          <table:table-cell table:formula="oooc:=&quot;.&quot;&amp;[.$A29]&amp;&quot;1&quot;&amp;[.N$1]&amp;&quot;.&quot;" office:value-type="string" office:string-value=".é1m.">
            <text:p>.é1m.</text:p>
          </table:table-cell>
          <table:table-cell table:formula="oooc:=&quot;.&quot;&amp;[.$A29]&amp;&quot;1&quot;&amp;[.O$1]&amp;&quot;.&quot;" office:value-type="string" office:string-value=".é1n.">
            <text:p>.é1n.</text:p>
          </table:table-cell>
          <table:table-cell table:formula="oooc:=&quot;.&quot;&amp;[.$A29]&amp;&quot;1&quot;&amp;[.P$1]&amp;&quot;.&quot;" office:value-type="string" office:string-value=".é1o.">
            <text:p>.é1o.</text:p>
          </table:table-cell>
          <table:table-cell table:formula="oooc:=&quot;.&quot;&amp;[.$A29]&amp;&quot;1&quot;&amp;[.Q$1]&amp;&quot;.&quot;" office:value-type="string" office:string-value=".é1p.">
            <text:p>.é1p.</text:p>
          </table:table-cell>
          <table:table-cell table:formula="oooc:=&quot;.&quot;&amp;[.$A29]&amp;&quot;1&quot;&amp;[.R$1]&amp;&quot;.&quot;" office:value-type="string" office:string-value=".é1q.">
            <text:p>.é1q.</text:p>
          </table:table-cell>
          <table:table-cell table:formula="oooc:=&quot;.&quot;&amp;[.$A29]&amp;&quot;1&quot;&amp;[.S$1]&amp;&quot;.&quot;" office:value-type="string" office:string-value=".é1r.">
            <text:p>.é1r.</text:p>
          </table:table-cell>
          <table:table-cell table:formula="oooc:=&quot;.&quot;&amp;[.$A29]&amp;&quot;1&quot;&amp;[.T$1]&amp;&quot;.&quot;" office:value-type="string" office:string-value=".é1s.">
            <text:p>.é1s.</text:p>
          </table:table-cell>
          <table:table-cell table:formula="oooc:=&quot;.&quot;&amp;[.$A29]&amp;&quot;1&quot;&amp;[.U$1]&amp;&quot;.&quot;" office:value-type="string" office:string-value=".é1t.">
            <text:p>.é1t.</text:p>
          </table:table-cell>
          <table:table-cell table:formula="oooc:=&quot;.&quot;&amp;[.$A29]&amp;&quot;1&quot;&amp;[.V$1]&amp;&quot;.&quot;" office:value-type="string" office:string-value=".é1u.">
            <text:p>.é1u.</text:p>
          </table:table-cell>
          <table:table-cell table:formula="oooc:=&quot;.&quot;&amp;[.$A29]&amp;&quot;1&quot;&amp;[.W$1]&amp;&quot;.&quot;" office:value-type="string" office:string-value=".é1v.">
            <text:p>.é1v.</text:p>
          </table:table-cell>
          <table:table-cell table:formula="oooc:=&quot;.&quot;&amp;[.$A29]&amp;&quot;1&quot;&amp;[.X$1]&amp;&quot;.&quot;" office:value-type="string" office:string-value=".é1w.">
            <text:p>.é1w.</text:p>
          </table:table-cell>
          <table:table-cell table:formula="oooc:=&quot;.&quot;&amp;[.$A29]&amp;&quot;1&quot;&amp;[.Y$1]&amp;&quot;.&quot;" office:value-type="string" office:string-value=".é1x.">
            <text:p>.é1x.</text:p>
          </table:table-cell>
          <table:table-cell table:formula="oooc:=&quot;.&quot;&amp;[.$A29]&amp;&quot;1&quot;&amp;[.Z$1]&amp;&quot;.&quot;" office:value-type="string" office:string-value=".é1y.">
            <text:p>.é1y.</text:p>
          </table:table-cell>
          <table:table-cell table:formula="oooc:=&quot;.&quot;&amp;[.$A29]&amp;&quot;1&quot;&amp;[.AA$1]&amp;&quot;.&quot;" office:value-type="string" office:string-value=".é1z.">
            <text:p>.é1z.</text:p>
          </table:table-cell>
          <table:table-cell table:formula="oooc:=&quot;.&quot;&amp;[.$A29]&amp;&quot;1&quot;&amp;[.AB$1]&amp;&quot;.&quot;" office:value-type="string" office:string-value=".é1á.">
            <text:p>.é1á.</text:p>
          </table:table-cell>
          <table:table-cell table:formula="oooc:=&quot;.&quot;&amp;[.$A29]&amp;&quot;1&quot;&amp;[.AC$1]&amp;&quot;.&quot;" office:value-type="string" office:string-value=".é1é.">
            <text:p>.é1é.</text:p>
          </table:table-cell>
          <table:table-cell table:formula="oooc:=&quot;.&quot;&amp;[.$A29]&amp;&quot;1&quot;&amp;[.AD$1]&amp;&quot;.&quot;" office:value-type="string" office:string-value=".é1ë.">
            <text:p>.é1ë.</text:p>
          </table:table-cell>
          <table:table-cell table:formula="oooc:=&quot;.&quot;&amp;[.$A29]&amp;&quot;1&quot;&amp;[.AE$1]&amp;&quot;.&quot;" office:value-type="string" office:string-value=".é1í.">
            <text:p>.é1í.</text:p>
          </table:table-cell>
          <table:table-cell table:formula="oooc:=&quot;.&quot;&amp;[.$A29]&amp;&quot;1&quot;&amp;[.AF$1]&amp;&quot;.&quot;" office:value-type="string" office:string-value=".é1ó.">
            <text:p>.é1ó.</text:p>
          </table:table-cell>
          <table:table-cell table:formula="oooc:=&quot;.&quot;&amp;[.$A29]&amp;&quot;1&quot;&amp;[.AG$1]&amp;&quot;.&quot;" office:value-type="string" office:string-value=".é1ú.">
            <text:p>.é1ú.</text:p>
          </table:table-cell>
          <table:table-cell table:formula="oooc:=&quot;.&quot;&amp;[.$A29]&amp;&quot;1&quot;&amp;[.AH$1]&amp;&quot;.&quot;" office:value-type="string" office:string-value=".é1æ.">
            <text:p>.é1æ.</text:p>
          </table:table-cell>
          <table:table-cell table:formula="oooc:=&quot;.&quot;&amp;[.$A29]&amp;&quot;1&quot;&amp;[.AI$1]&amp;&quot;.&quot;" office:value-type="string" office:string-value=".é1ý.">
            <text:p>.é1ý.</text:p>
          </table:table-cell>
        </table:table-row>
        <table:table-row table:style-name="ro1">
          <table:table-cell office:value-type="string">
            <text:p>ë</text:p>
          </table:table-cell>
          <table:table-cell table:formula="oooc:=&quot;.&quot;&amp;[.$A30]&amp;&quot;1&quot;&amp;[.B$1]&amp;&quot;.&quot;" office:value-type="string" office:string-value=".ë1a.">
            <text:p>.ë1a.</text:p>
          </table:table-cell>
          <table:table-cell table:formula="oooc:=&quot;.&quot;&amp;[.$A30]&amp;&quot;1&quot;&amp;[.C$1]&amp;&quot;.&quot;" office:value-type="string" office:string-value=".ë1b.">
            <text:p>.ë1b.</text:p>
          </table:table-cell>
          <table:table-cell table:formula="oooc:=&quot;.&quot;&amp;[.$A30]&amp;&quot;1&quot;&amp;[.D$1]&amp;&quot;.&quot;" office:value-type="string" office:string-value=".ë1c.">
            <text:p>.ë1c.</text:p>
          </table:table-cell>
          <table:table-cell table:formula="oooc:=&quot;.&quot;&amp;[.$A30]&amp;&quot;1&quot;&amp;[.E$1]&amp;&quot;.&quot;" office:value-type="string" office:string-value=".ë1d.">
            <text:p>.ë1d.</text:p>
          </table:table-cell>
          <table:table-cell table:formula="oooc:=&quot;.&quot;&amp;[.$A30]&amp;&quot;1&quot;&amp;[.F$1]&amp;&quot;.&quot;" office:value-type="string" office:string-value=".ë1e.">
            <text:p>.ë1e.</text:p>
          </table:table-cell>
          <table:table-cell table:formula="oooc:=&quot;.&quot;&amp;[.$A30]&amp;&quot;1&quot;&amp;[.G$1]&amp;&quot;.&quot;" office:value-type="string" office:string-value=".ë1f.">
            <text:p>.ë1f.</text:p>
          </table:table-cell>
          <table:table-cell table:formula="oooc:=&quot;.&quot;&amp;[.$A30]&amp;&quot;1&quot;&amp;[.H$1]&amp;&quot;.&quot;" office:value-type="string" office:string-value=".ë1g.">
            <text:p>.ë1g.</text:p>
          </table:table-cell>
          <table:table-cell table:formula="oooc:=&quot;.&quot;&amp;[.$A30]&amp;&quot;1&quot;&amp;[.I$1]&amp;&quot;.&quot;" office:value-type="string" office:string-value=".ë1h.">
            <text:p>.ë1h.</text:p>
          </table:table-cell>
          <table:table-cell table:formula="oooc:=&quot;.&quot;&amp;[.$A30]&amp;&quot;1&quot;&amp;[.J$1]&amp;&quot;.&quot;" office:value-type="string" office:string-value=".ë1I.">
            <text:p>.ë1I.</text:p>
          </table:table-cell>
          <table:table-cell table:formula="oooc:=&quot;.&quot;&amp;[.$A30]&amp;&quot;1&quot;&amp;[.K$1]&amp;&quot;.&quot;" office:value-type="string" office:string-value=".ë1j.">
            <text:p>.ë1j.</text:p>
          </table:table-cell>
          <table:table-cell table:formula="oooc:=&quot;.&quot;&amp;[.$A30]&amp;&quot;1&quot;&amp;[.L$1]&amp;&quot;.&quot;" office:value-type="string" office:string-value=".ë1k.">
            <text:p>.ë1k.</text:p>
          </table:table-cell>
          <table:table-cell table:formula="oooc:=&quot;.&quot;&amp;[.$A30]&amp;&quot;1&quot;&amp;[.M$1]&amp;&quot;.&quot;" office:value-type="string" office:string-value=".ë1l.">
            <text:p>.ë1l.</text:p>
          </table:table-cell>
          <table:table-cell table:formula="oooc:=&quot;.&quot;&amp;[.$A30]&amp;&quot;1&quot;&amp;[.N$1]&amp;&quot;.&quot;" office:value-type="string" office:string-value=".ë1m.">
            <text:p>.ë1m.</text:p>
          </table:table-cell>
          <table:table-cell table:formula="oooc:=&quot;.&quot;&amp;[.$A30]&amp;&quot;1&quot;&amp;[.O$1]&amp;&quot;.&quot;" office:value-type="string" office:string-value=".ë1n.">
            <text:p>.ë1n.</text:p>
          </table:table-cell>
          <table:table-cell table:formula="oooc:=&quot;.&quot;&amp;[.$A30]&amp;&quot;1&quot;&amp;[.P$1]&amp;&quot;.&quot;" office:value-type="string" office:string-value=".ë1o.">
            <text:p>.ë1o.</text:p>
          </table:table-cell>
          <table:table-cell table:formula="oooc:=&quot;.&quot;&amp;[.$A30]&amp;&quot;1&quot;&amp;[.Q$1]&amp;&quot;.&quot;" office:value-type="string" office:string-value=".ë1p.">
            <text:p>.ë1p.</text:p>
          </table:table-cell>
          <table:table-cell table:formula="oooc:=&quot;.&quot;&amp;[.$A30]&amp;&quot;1&quot;&amp;[.R$1]&amp;&quot;.&quot;" office:value-type="string" office:string-value=".ë1q.">
            <text:p>.ë1q.</text:p>
          </table:table-cell>
          <table:table-cell table:formula="oooc:=&quot;.&quot;&amp;[.$A30]&amp;&quot;1&quot;&amp;[.S$1]&amp;&quot;.&quot;" office:value-type="string" office:string-value=".ë1r.">
            <text:p>.ë1r.</text:p>
          </table:table-cell>
          <table:table-cell table:formula="oooc:=&quot;.&quot;&amp;[.$A30]&amp;&quot;1&quot;&amp;[.T$1]&amp;&quot;.&quot;" office:value-type="string" office:string-value=".ë1s.">
            <text:p>.ë1s.</text:p>
          </table:table-cell>
          <table:table-cell table:formula="oooc:=&quot;.&quot;&amp;[.$A30]&amp;&quot;1&quot;&amp;[.U$1]&amp;&quot;.&quot;" office:value-type="string" office:string-value=".ë1t.">
            <text:p>.ë1t.</text:p>
          </table:table-cell>
          <table:table-cell table:formula="oooc:=&quot;.&quot;&amp;[.$A30]&amp;&quot;1&quot;&amp;[.V$1]&amp;&quot;.&quot;" office:value-type="string" office:string-value=".ë1u.">
            <text:p>.ë1u.</text:p>
          </table:table-cell>
          <table:table-cell table:formula="oooc:=&quot;.&quot;&amp;[.$A30]&amp;&quot;1&quot;&amp;[.W$1]&amp;&quot;.&quot;" office:value-type="string" office:string-value=".ë1v.">
            <text:p>.ë1v.</text:p>
          </table:table-cell>
          <table:table-cell table:formula="oooc:=&quot;.&quot;&amp;[.$A30]&amp;&quot;1&quot;&amp;[.X$1]&amp;&quot;.&quot;" office:value-type="string" office:string-value=".ë1w.">
            <text:p>.ë1w.</text:p>
          </table:table-cell>
          <table:table-cell table:formula="oooc:=&quot;.&quot;&amp;[.$A30]&amp;&quot;1&quot;&amp;[.Y$1]&amp;&quot;.&quot;" office:value-type="string" office:string-value=".ë1x.">
            <text:p>.ë1x.</text:p>
          </table:table-cell>
          <table:table-cell table:formula="oooc:=&quot;.&quot;&amp;[.$A30]&amp;&quot;1&quot;&amp;[.Z$1]&amp;&quot;.&quot;" office:value-type="string" office:string-value=".ë1y.">
            <text:p>.ë1y.</text:p>
          </table:table-cell>
          <table:table-cell table:formula="oooc:=&quot;.&quot;&amp;[.$A30]&amp;&quot;1&quot;&amp;[.AA$1]&amp;&quot;.&quot;" office:value-type="string" office:string-value=".ë1z.">
            <text:p>.ë1z.</text:p>
          </table:table-cell>
          <table:table-cell table:formula="oooc:=&quot;.&quot;&amp;[.$A30]&amp;&quot;1&quot;&amp;[.AB$1]&amp;&quot;.&quot;" office:value-type="string" office:string-value=".ë1á.">
            <text:p>.ë1á.</text:p>
          </table:table-cell>
          <table:table-cell table:formula="oooc:=&quot;.&quot;&amp;[.$A30]&amp;&quot;1&quot;&amp;[.AC$1]&amp;&quot;.&quot;" office:value-type="string" office:string-value=".ë1é.">
            <text:p>.ë1é.</text:p>
          </table:table-cell>
          <table:table-cell table:formula="oooc:=&quot;.&quot;&amp;[.$A30]&amp;&quot;1&quot;&amp;[.AD$1]&amp;&quot;.&quot;" office:value-type="string" office:string-value=".ë1ë.">
            <text:p>.ë1ë.</text:p>
          </table:table-cell>
          <table:table-cell table:formula="oooc:=&quot;.&quot;&amp;[.$A30]&amp;&quot;1&quot;&amp;[.AE$1]&amp;&quot;.&quot;" office:value-type="string" office:string-value=".ë1í.">
            <text:p>.ë1í.</text:p>
          </table:table-cell>
          <table:table-cell table:formula="oooc:=&quot;.&quot;&amp;[.$A30]&amp;&quot;1&quot;&amp;[.AF$1]&amp;&quot;.&quot;" office:value-type="string" office:string-value=".ë1ó.">
            <text:p>.ë1ó.</text:p>
          </table:table-cell>
          <table:table-cell table:formula="oooc:=&quot;.&quot;&amp;[.$A30]&amp;&quot;1&quot;&amp;[.AG$1]&amp;&quot;.&quot;" office:value-type="string" office:string-value=".ë1ú.">
            <text:p>.ë1ú.</text:p>
          </table:table-cell>
          <table:table-cell table:formula="oooc:=&quot;.&quot;&amp;[.$A30]&amp;&quot;1&quot;&amp;[.AH$1]&amp;&quot;.&quot;" office:value-type="string" office:string-value=".ë1æ.">
            <text:p>.ë1æ.</text:p>
          </table:table-cell>
          <table:table-cell table:formula="oooc:=&quot;.&quot;&amp;[.$A30]&amp;&quot;1&quot;&amp;[.AI$1]&amp;&quot;.&quot;" office:value-type="string" office:string-value=".ë1ý.">
            <text:p>.ë1ý.</text:p>
          </table:table-cell>
        </table:table-row>
        <table:table-row table:style-name="ro1">
          <table:table-cell office:value-type="string">
            <text:p>í</text:p>
          </table:table-cell>
          <table:table-cell table:formula="oooc:=&quot;.&quot;&amp;[.$A31]&amp;&quot;1&quot;&amp;[.B$1]&amp;&quot;.&quot;" office:value-type="string" office:string-value=".í1a.">
            <text:p>.í1a.</text:p>
          </table:table-cell>
          <table:table-cell table:formula="oooc:=&quot;.&quot;&amp;[.$A31]&amp;&quot;1&quot;&amp;[.C$1]&amp;&quot;.&quot;" office:value-type="string" office:string-value=".í1b.">
            <text:p>.í1b.</text:p>
          </table:table-cell>
          <table:table-cell table:formula="oooc:=&quot;.&quot;&amp;[.$A31]&amp;&quot;1&quot;&amp;[.D$1]&amp;&quot;.&quot;" office:value-type="string" office:string-value=".í1c.">
            <text:p>.í1c.</text:p>
          </table:table-cell>
          <table:table-cell table:formula="oooc:=&quot;.&quot;&amp;[.$A31]&amp;&quot;1&quot;&amp;[.E$1]&amp;&quot;.&quot;" office:value-type="string" office:string-value=".í1d.">
            <text:p>.í1d.</text:p>
          </table:table-cell>
          <table:table-cell table:formula="oooc:=&quot;.&quot;&amp;[.$A31]&amp;&quot;1&quot;&amp;[.F$1]&amp;&quot;.&quot;" office:value-type="string" office:string-value=".í1e.">
            <text:p>.í1e.</text:p>
          </table:table-cell>
          <table:table-cell table:formula="oooc:=&quot;.&quot;&amp;[.$A31]&amp;&quot;1&quot;&amp;[.G$1]&amp;&quot;.&quot;" office:value-type="string" office:string-value=".í1f.">
            <text:p>.í1f.</text:p>
          </table:table-cell>
          <table:table-cell table:formula="oooc:=&quot;.&quot;&amp;[.$A31]&amp;&quot;1&quot;&amp;[.H$1]&amp;&quot;.&quot;" office:value-type="string" office:string-value=".í1g.">
            <text:p>.í1g.</text:p>
          </table:table-cell>
          <table:table-cell table:formula="oooc:=&quot;.&quot;&amp;[.$A31]&amp;&quot;1&quot;&amp;[.I$1]&amp;&quot;.&quot;" office:value-type="string" office:string-value=".í1h.">
            <text:p>.í1h.</text:p>
          </table:table-cell>
          <table:table-cell table:formula="oooc:=&quot;.&quot;&amp;[.$A31]&amp;&quot;1&quot;&amp;[.J$1]&amp;&quot;.&quot;" office:value-type="string" office:string-value=".í1I.">
            <text:p>.í1I.</text:p>
          </table:table-cell>
          <table:table-cell table:formula="oooc:=&quot;.&quot;&amp;[.$A31]&amp;&quot;1&quot;&amp;[.K$1]&amp;&quot;.&quot;" office:value-type="string" office:string-value=".í1j.">
            <text:p>.í1j.</text:p>
          </table:table-cell>
          <table:table-cell table:formula="oooc:=&quot;.&quot;&amp;[.$A31]&amp;&quot;1&quot;&amp;[.L$1]&amp;&quot;.&quot;" office:value-type="string" office:string-value=".í1k.">
            <text:p>.í1k.</text:p>
          </table:table-cell>
          <table:table-cell table:formula="oooc:=&quot;.&quot;&amp;[.$A31]&amp;&quot;1&quot;&amp;[.M$1]&amp;&quot;.&quot;" office:value-type="string" office:string-value=".í1l.">
            <text:p>.í1l.</text:p>
          </table:table-cell>
          <table:table-cell table:formula="oooc:=&quot;.&quot;&amp;[.$A31]&amp;&quot;1&quot;&amp;[.N$1]&amp;&quot;.&quot;" office:value-type="string" office:string-value=".í1m.">
            <text:p>.í1m.</text:p>
          </table:table-cell>
          <table:table-cell table:formula="oooc:=&quot;.&quot;&amp;[.$A31]&amp;&quot;1&quot;&amp;[.O$1]&amp;&quot;.&quot;" office:value-type="string" office:string-value=".í1n.">
            <text:p>.í1n.</text:p>
          </table:table-cell>
          <table:table-cell table:formula="oooc:=&quot;.&quot;&amp;[.$A31]&amp;&quot;1&quot;&amp;[.P$1]&amp;&quot;.&quot;" office:value-type="string" office:string-value=".í1o.">
            <text:p>.í1o.</text:p>
          </table:table-cell>
          <table:table-cell table:formula="oooc:=&quot;.&quot;&amp;[.$A31]&amp;&quot;1&quot;&amp;[.Q$1]&amp;&quot;.&quot;" office:value-type="string" office:string-value=".í1p.">
            <text:p>.í1p.</text:p>
          </table:table-cell>
          <table:table-cell table:formula="oooc:=&quot;.&quot;&amp;[.$A31]&amp;&quot;1&quot;&amp;[.R$1]&amp;&quot;.&quot;" office:value-type="string" office:string-value=".í1q.">
            <text:p>.í1q.</text:p>
          </table:table-cell>
          <table:table-cell table:formula="oooc:=&quot;.&quot;&amp;[.$A31]&amp;&quot;1&quot;&amp;[.S$1]&amp;&quot;.&quot;" office:value-type="string" office:string-value=".í1r.">
            <text:p>.í1r.</text:p>
          </table:table-cell>
          <table:table-cell table:formula="oooc:=&quot;.&quot;&amp;[.$A31]&amp;&quot;1&quot;&amp;[.T$1]&amp;&quot;.&quot;" office:value-type="string" office:string-value=".í1s.">
            <text:p>.í1s.</text:p>
          </table:table-cell>
          <table:table-cell table:formula="oooc:=&quot;.&quot;&amp;[.$A31]&amp;&quot;1&quot;&amp;[.U$1]&amp;&quot;.&quot;" office:value-type="string" office:string-value=".í1t.">
            <text:p>.í1t.</text:p>
          </table:table-cell>
          <table:table-cell table:formula="oooc:=&quot;.&quot;&amp;[.$A31]&amp;&quot;1&quot;&amp;[.V$1]&amp;&quot;.&quot;" office:value-type="string" office:string-value=".í1u.">
            <text:p>.í1u.</text:p>
          </table:table-cell>
          <table:table-cell table:formula="oooc:=&quot;.&quot;&amp;[.$A31]&amp;&quot;1&quot;&amp;[.W$1]&amp;&quot;.&quot;" office:value-type="string" office:string-value=".í1v.">
            <text:p>.í1v.</text:p>
          </table:table-cell>
          <table:table-cell table:formula="oooc:=&quot;.&quot;&amp;[.$A31]&amp;&quot;1&quot;&amp;[.X$1]&amp;&quot;.&quot;" office:value-type="string" office:string-value=".í1w.">
            <text:p>.í1w.</text:p>
          </table:table-cell>
          <table:table-cell table:formula="oooc:=&quot;.&quot;&amp;[.$A31]&amp;&quot;1&quot;&amp;[.Y$1]&amp;&quot;.&quot;" office:value-type="string" office:string-value=".í1x.">
            <text:p>.í1x.</text:p>
          </table:table-cell>
          <table:table-cell table:formula="oooc:=&quot;.&quot;&amp;[.$A31]&amp;&quot;1&quot;&amp;[.Z$1]&amp;&quot;.&quot;" office:value-type="string" office:string-value=".í1y.">
            <text:p>.í1y.</text:p>
          </table:table-cell>
          <table:table-cell table:formula="oooc:=&quot;.&quot;&amp;[.$A31]&amp;&quot;1&quot;&amp;[.AA$1]&amp;&quot;.&quot;" office:value-type="string" office:string-value=".í1z.">
            <text:p>.í1z.</text:p>
          </table:table-cell>
          <table:table-cell table:formula="oooc:=&quot;.&quot;&amp;[.$A31]&amp;&quot;1&quot;&amp;[.AB$1]&amp;&quot;.&quot;" office:value-type="string" office:string-value=".í1á.">
            <text:p>.í1á.</text:p>
          </table:table-cell>
          <table:table-cell table:formula="oooc:=&quot;.&quot;&amp;[.$A31]&amp;&quot;1&quot;&amp;[.AC$1]&amp;&quot;.&quot;" office:value-type="string" office:string-value=".í1é.">
            <text:p>.í1é.</text:p>
          </table:table-cell>
          <table:table-cell table:formula="oooc:=&quot;.&quot;&amp;[.$A31]&amp;&quot;1&quot;&amp;[.AD$1]&amp;&quot;.&quot;" office:value-type="string" office:string-value=".í1ë.">
            <text:p>.í1ë.</text:p>
          </table:table-cell>
          <table:table-cell table:formula="oooc:=&quot;.&quot;&amp;[.$A31]&amp;&quot;1&quot;&amp;[.AE$1]&amp;&quot;.&quot;" office:value-type="string" office:string-value=".í1í.">
            <text:p>.í1í.</text:p>
          </table:table-cell>
          <table:table-cell table:formula="oooc:=&quot;.&quot;&amp;[.$A31]&amp;&quot;1&quot;&amp;[.AF$1]&amp;&quot;.&quot;" office:value-type="string" office:string-value=".í1ó.">
            <text:p>.í1ó.</text:p>
          </table:table-cell>
          <table:table-cell table:formula="oooc:=&quot;.&quot;&amp;[.$A31]&amp;&quot;1&quot;&amp;[.AG$1]&amp;&quot;.&quot;" office:value-type="string" office:string-value=".í1ú.">
            <text:p>.í1ú.</text:p>
          </table:table-cell>
          <table:table-cell table:formula="oooc:=&quot;.&quot;&amp;[.$A31]&amp;&quot;1&quot;&amp;[.AH$1]&amp;&quot;.&quot;" office:value-type="string" office:string-value=".í1æ.">
            <text:p>.í1æ.</text:p>
          </table:table-cell>
          <table:table-cell table:formula="oooc:=&quot;.&quot;&amp;[.$A31]&amp;&quot;1&quot;&amp;[.AI$1]&amp;&quot;.&quot;" office:value-type="string" office:string-value=".í1ý.">
            <text:p>.í1ý.</text:p>
          </table:table-cell>
        </table:table-row>
        <table:table-row table:style-name="ro1">
          <table:table-cell office:value-type="string">
            <text:p>ó</text:p>
          </table:table-cell>
          <table:table-cell table:formula="oooc:=&quot;.&quot;&amp;[.$A32]&amp;&quot;1&quot;&amp;[.B$1]&amp;&quot;.&quot;" office:value-type="string" office:string-value=".ó1a.">
            <text:p>.ó1a.</text:p>
          </table:table-cell>
          <table:table-cell table:formula="oooc:=&quot;.&quot;&amp;[.$A32]&amp;&quot;1&quot;&amp;[.C$1]&amp;&quot;.&quot;" office:value-type="string" office:string-value=".ó1b.">
            <text:p>.ó1b.</text:p>
          </table:table-cell>
          <table:table-cell table:formula="oooc:=&quot;.&quot;&amp;[.$A32]&amp;&quot;1&quot;&amp;[.D$1]&amp;&quot;.&quot;" office:value-type="string" office:string-value=".ó1c.">
            <text:p>.ó1c.</text:p>
          </table:table-cell>
          <table:table-cell table:formula="oooc:=&quot;.&quot;&amp;[.$A32]&amp;&quot;1&quot;&amp;[.E$1]&amp;&quot;.&quot;" office:value-type="string" office:string-value=".ó1d.">
            <text:p>.ó1d.</text:p>
          </table:table-cell>
          <table:table-cell table:formula="oooc:=&quot;.&quot;&amp;[.$A32]&amp;&quot;1&quot;&amp;[.F$1]&amp;&quot;.&quot;" office:value-type="string" office:string-value=".ó1e.">
            <text:p>.ó1e.</text:p>
          </table:table-cell>
          <table:table-cell table:formula="oooc:=&quot;.&quot;&amp;[.$A32]&amp;&quot;1&quot;&amp;[.G$1]&amp;&quot;.&quot;" office:value-type="string" office:string-value=".ó1f.">
            <text:p>.ó1f.</text:p>
          </table:table-cell>
          <table:table-cell table:formula="oooc:=&quot;.&quot;&amp;[.$A32]&amp;&quot;1&quot;&amp;[.H$1]&amp;&quot;.&quot;" office:value-type="string" office:string-value=".ó1g.">
            <text:p>.ó1g.</text:p>
          </table:table-cell>
          <table:table-cell table:formula="oooc:=&quot;.&quot;&amp;[.$A32]&amp;&quot;1&quot;&amp;[.I$1]&amp;&quot;.&quot;" office:value-type="string" office:string-value=".ó1h.">
            <text:p>.ó1h.</text:p>
          </table:table-cell>
          <table:table-cell table:formula="oooc:=&quot;.&quot;&amp;[.$A32]&amp;&quot;1&quot;&amp;[.J$1]&amp;&quot;.&quot;" office:value-type="string" office:string-value=".ó1I.">
            <text:p>.ó1I.</text:p>
          </table:table-cell>
          <table:table-cell table:formula="oooc:=&quot;.&quot;&amp;[.$A32]&amp;&quot;1&quot;&amp;[.K$1]&amp;&quot;.&quot;" office:value-type="string" office:string-value=".ó1j.">
            <text:p>.ó1j.</text:p>
          </table:table-cell>
          <table:table-cell table:formula="oooc:=&quot;.&quot;&amp;[.$A32]&amp;&quot;1&quot;&amp;[.L$1]&amp;&quot;.&quot;" office:value-type="string" office:string-value=".ó1k.">
            <text:p>.ó1k.</text:p>
          </table:table-cell>
          <table:table-cell table:formula="oooc:=&quot;.&quot;&amp;[.$A32]&amp;&quot;1&quot;&amp;[.M$1]&amp;&quot;.&quot;" office:value-type="string" office:string-value=".ó1l.">
            <text:p>.ó1l.</text:p>
          </table:table-cell>
          <table:table-cell table:formula="oooc:=&quot;.&quot;&amp;[.$A32]&amp;&quot;1&quot;&amp;[.N$1]&amp;&quot;.&quot;" office:value-type="string" office:string-value=".ó1m.">
            <text:p>.ó1m.</text:p>
          </table:table-cell>
          <table:table-cell table:formula="oooc:=&quot;.&quot;&amp;[.$A32]&amp;&quot;1&quot;&amp;[.O$1]&amp;&quot;.&quot;" office:value-type="string" office:string-value=".ó1n.">
            <text:p>.ó1n.</text:p>
          </table:table-cell>
          <table:table-cell table:formula="oooc:=&quot;.&quot;&amp;[.$A32]&amp;&quot;1&quot;&amp;[.P$1]&amp;&quot;.&quot;" office:value-type="string" office:string-value=".ó1o.">
            <text:p>.ó1o.</text:p>
          </table:table-cell>
          <table:table-cell table:formula="oooc:=&quot;.&quot;&amp;[.$A32]&amp;&quot;1&quot;&amp;[.Q$1]&amp;&quot;.&quot;" office:value-type="string" office:string-value=".ó1p.">
            <text:p>.ó1p.</text:p>
          </table:table-cell>
          <table:table-cell table:formula="oooc:=&quot;.&quot;&amp;[.$A32]&amp;&quot;1&quot;&amp;[.R$1]&amp;&quot;.&quot;" office:value-type="string" office:string-value=".ó1q.">
            <text:p>.ó1q.</text:p>
          </table:table-cell>
          <table:table-cell table:formula="oooc:=&quot;.&quot;&amp;[.$A32]&amp;&quot;1&quot;&amp;[.S$1]&amp;&quot;.&quot;" office:value-type="string" office:string-value=".ó1r.">
            <text:p>.ó1r.</text:p>
          </table:table-cell>
          <table:table-cell table:formula="oooc:=&quot;.&quot;&amp;[.$A32]&amp;&quot;1&quot;&amp;[.T$1]&amp;&quot;.&quot;" office:value-type="string" office:string-value=".ó1s.">
            <text:p>.ó1s.</text:p>
          </table:table-cell>
          <table:table-cell table:formula="oooc:=&quot;.&quot;&amp;[.$A32]&amp;&quot;1&quot;&amp;[.U$1]&amp;&quot;.&quot;" office:value-type="string" office:string-value=".ó1t.">
            <text:p>.ó1t.</text:p>
          </table:table-cell>
          <table:table-cell table:formula="oooc:=&quot;.&quot;&amp;[.$A32]&amp;&quot;1&quot;&amp;[.V$1]&amp;&quot;.&quot;" office:value-type="string" office:string-value=".ó1u.">
            <text:p>.ó1u.</text:p>
          </table:table-cell>
          <table:table-cell table:formula="oooc:=&quot;.&quot;&amp;[.$A32]&amp;&quot;1&quot;&amp;[.W$1]&amp;&quot;.&quot;" office:value-type="string" office:string-value=".ó1v.">
            <text:p>.ó1v.</text:p>
          </table:table-cell>
          <table:table-cell table:formula="oooc:=&quot;.&quot;&amp;[.$A32]&amp;&quot;1&quot;&amp;[.X$1]&amp;&quot;.&quot;" office:value-type="string" office:string-value=".ó1w.">
            <text:p>.ó1w.</text:p>
          </table:table-cell>
          <table:table-cell table:formula="oooc:=&quot;.&quot;&amp;[.$A32]&amp;&quot;1&quot;&amp;[.Y$1]&amp;&quot;.&quot;" office:value-type="string" office:string-value=".ó1x.">
            <text:p>.ó1x.</text:p>
          </table:table-cell>
          <table:table-cell table:formula="oooc:=&quot;.&quot;&amp;[.$A32]&amp;&quot;1&quot;&amp;[.Z$1]&amp;&quot;.&quot;" office:value-type="string" office:string-value=".ó1y.">
            <text:p>.ó1y.</text:p>
          </table:table-cell>
          <table:table-cell table:formula="oooc:=&quot;.&quot;&amp;[.$A32]&amp;&quot;1&quot;&amp;[.AA$1]&amp;&quot;.&quot;" office:value-type="string" office:string-value=".ó1z.">
            <text:p>.ó1z.</text:p>
          </table:table-cell>
          <table:table-cell table:formula="oooc:=&quot;.&quot;&amp;[.$A32]&amp;&quot;1&quot;&amp;[.AB$1]&amp;&quot;.&quot;" office:value-type="string" office:string-value=".ó1á.">
            <text:p>.ó1á.</text:p>
          </table:table-cell>
          <table:table-cell table:formula="oooc:=&quot;.&quot;&amp;[.$A32]&amp;&quot;1&quot;&amp;[.AC$1]&amp;&quot;.&quot;" office:value-type="string" office:string-value=".ó1é.">
            <text:p>.ó1é.</text:p>
          </table:table-cell>
          <table:table-cell table:formula="oooc:=&quot;.&quot;&amp;[.$A32]&amp;&quot;1&quot;&amp;[.AD$1]&amp;&quot;.&quot;" office:value-type="string" office:string-value=".ó1ë.">
            <text:p>.ó1ë.</text:p>
          </table:table-cell>
          <table:table-cell table:formula="oooc:=&quot;.&quot;&amp;[.$A32]&amp;&quot;1&quot;&amp;[.AE$1]&amp;&quot;.&quot;" office:value-type="string" office:string-value=".ó1í.">
            <text:p>.ó1í.</text:p>
          </table:table-cell>
          <table:table-cell table:formula="oooc:=&quot;.&quot;&amp;[.$A32]&amp;&quot;1&quot;&amp;[.AF$1]&amp;&quot;.&quot;" office:value-type="string" office:string-value=".ó1ó.">
            <text:p>.ó1ó.</text:p>
          </table:table-cell>
          <table:table-cell table:formula="oooc:=&quot;.&quot;&amp;[.$A32]&amp;&quot;1&quot;&amp;[.AG$1]&amp;&quot;.&quot;" office:value-type="string" office:string-value=".ó1ú.">
            <text:p>.ó1ú.</text:p>
          </table:table-cell>
          <table:table-cell table:formula="oooc:=&quot;.&quot;&amp;[.$A32]&amp;&quot;1&quot;&amp;[.AH$1]&amp;&quot;.&quot;" office:value-type="string" office:string-value=".ó1æ.">
            <text:p>.ó1æ.</text:p>
          </table:table-cell>
          <table:table-cell table:formula="oooc:=&quot;.&quot;&amp;[.$A32]&amp;&quot;1&quot;&amp;[.AI$1]&amp;&quot;.&quot;" office:value-type="string" office:string-value=".ó1ý.">
            <text:p>.ó1ý.</text:p>
          </table:table-cell>
        </table:table-row>
        <table:table-row table:style-name="ro1">
          <table:table-cell office:value-type="string">
            <text:p>ú</text:p>
          </table:table-cell>
          <table:table-cell table:formula="oooc:=&quot;.&quot;&amp;[.$A33]&amp;&quot;1&quot;&amp;[.B$1]&amp;&quot;.&quot;" office:value-type="string" office:string-value=".ú1a.">
            <text:p>.ú1a.</text:p>
          </table:table-cell>
          <table:table-cell table:formula="oooc:=&quot;.&quot;&amp;[.$A33]&amp;&quot;1&quot;&amp;[.C$1]&amp;&quot;.&quot;" office:value-type="string" office:string-value=".ú1b.">
            <text:p>.ú1b.</text:p>
          </table:table-cell>
          <table:table-cell table:formula="oooc:=&quot;.&quot;&amp;[.$A33]&amp;&quot;1&quot;&amp;[.D$1]&amp;&quot;.&quot;" office:value-type="string" office:string-value=".ú1c.">
            <text:p>.ú1c.</text:p>
          </table:table-cell>
          <table:table-cell table:formula="oooc:=&quot;.&quot;&amp;[.$A33]&amp;&quot;1&quot;&amp;[.E$1]&amp;&quot;.&quot;" office:value-type="string" office:string-value=".ú1d.">
            <text:p>.ú1d.</text:p>
          </table:table-cell>
          <table:table-cell table:formula="oooc:=&quot;.&quot;&amp;[.$A33]&amp;&quot;1&quot;&amp;[.F$1]&amp;&quot;.&quot;" office:value-type="string" office:string-value=".ú1e.">
            <text:p>.ú1e.</text:p>
          </table:table-cell>
          <table:table-cell table:formula="oooc:=&quot;.&quot;&amp;[.$A33]&amp;&quot;1&quot;&amp;[.G$1]&amp;&quot;.&quot;" office:value-type="string" office:string-value=".ú1f.">
            <text:p>.ú1f.</text:p>
          </table:table-cell>
          <table:table-cell table:formula="oooc:=&quot;.&quot;&amp;[.$A33]&amp;&quot;1&quot;&amp;[.H$1]&amp;&quot;.&quot;" office:value-type="string" office:string-value=".ú1g.">
            <text:p>.ú1g.</text:p>
          </table:table-cell>
          <table:table-cell table:formula="oooc:=&quot;.&quot;&amp;[.$A33]&amp;&quot;1&quot;&amp;[.I$1]&amp;&quot;.&quot;" office:value-type="string" office:string-value=".ú1h.">
            <text:p>.ú1h.</text:p>
          </table:table-cell>
          <table:table-cell table:formula="oooc:=&quot;.&quot;&amp;[.$A33]&amp;&quot;1&quot;&amp;[.J$1]&amp;&quot;.&quot;" office:value-type="string" office:string-value=".ú1I.">
            <text:p>.ú1I.</text:p>
          </table:table-cell>
          <table:table-cell table:formula="oooc:=&quot;.&quot;&amp;[.$A33]&amp;&quot;1&quot;&amp;[.K$1]&amp;&quot;.&quot;" office:value-type="string" office:string-value=".ú1j.">
            <text:p>.ú1j.</text:p>
          </table:table-cell>
          <table:table-cell table:formula="oooc:=&quot;.&quot;&amp;[.$A33]&amp;&quot;1&quot;&amp;[.L$1]&amp;&quot;.&quot;" office:value-type="string" office:string-value=".ú1k.">
            <text:p>.ú1k.</text:p>
          </table:table-cell>
          <table:table-cell table:formula="oooc:=&quot;.&quot;&amp;[.$A33]&amp;&quot;1&quot;&amp;[.M$1]&amp;&quot;.&quot;" office:value-type="string" office:string-value=".ú1l.">
            <text:p>.ú1l.</text:p>
          </table:table-cell>
          <table:table-cell table:formula="oooc:=&quot;.&quot;&amp;[.$A33]&amp;&quot;1&quot;&amp;[.N$1]&amp;&quot;.&quot;" office:value-type="string" office:string-value=".ú1m.">
            <text:p>.ú1m.</text:p>
          </table:table-cell>
          <table:table-cell table:formula="oooc:=&quot;.&quot;&amp;[.$A33]&amp;&quot;1&quot;&amp;[.O$1]&amp;&quot;.&quot;" office:value-type="string" office:string-value=".ú1n.">
            <text:p>.ú1n.</text:p>
          </table:table-cell>
          <table:table-cell table:formula="oooc:=&quot;.&quot;&amp;[.$A33]&amp;&quot;1&quot;&amp;[.P$1]&amp;&quot;.&quot;" office:value-type="string" office:string-value=".ú1o.">
            <text:p>.ú1o.</text:p>
          </table:table-cell>
          <table:table-cell table:formula="oooc:=&quot;.&quot;&amp;[.$A33]&amp;&quot;1&quot;&amp;[.Q$1]&amp;&quot;.&quot;" office:value-type="string" office:string-value=".ú1p.">
            <text:p>.ú1p.</text:p>
          </table:table-cell>
          <table:table-cell table:formula="oooc:=&quot;.&quot;&amp;[.$A33]&amp;&quot;1&quot;&amp;[.R$1]&amp;&quot;.&quot;" office:value-type="string" office:string-value=".ú1q.">
            <text:p>.ú1q.</text:p>
          </table:table-cell>
          <table:table-cell table:formula="oooc:=&quot;.&quot;&amp;[.$A33]&amp;&quot;1&quot;&amp;[.S$1]&amp;&quot;.&quot;" office:value-type="string" office:string-value=".ú1r.">
            <text:p>.ú1r.</text:p>
          </table:table-cell>
          <table:table-cell table:formula="oooc:=&quot;.&quot;&amp;[.$A33]&amp;&quot;1&quot;&amp;[.T$1]&amp;&quot;.&quot;" office:value-type="string" office:string-value=".ú1s.">
            <text:p>.ú1s.</text:p>
          </table:table-cell>
          <table:table-cell table:formula="oooc:=&quot;.&quot;&amp;[.$A33]&amp;&quot;1&quot;&amp;[.U$1]&amp;&quot;.&quot;" office:value-type="string" office:string-value=".ú1t.">
            <text:p>.ú1t.</text:p>
          </table:table-cell>
          <table:table-cell table:formula="oooc:=&quot;.&quot;&amp;[.$A33]&amp;&quot;1&quot;&amp;[.V$1]&amp;&quot;.&quot;" office:value-type="string" office:string-value=".ú1u.">
            <text:p>.ú1u.</text:p>
          </table:table-cell>
          <table:table-cell table:formula="oooc:=&quot;.&quot;&amp;[.$A33]&amp;&quot;1&quot;&amp;[.W$1]&amp;&quot;.&quot;" office:value-type="string" office:string-value=".ú1v.">
            <text:p>.ú1v.</text:p>
          </table:table-cell>
          <table:table-cell table:formula="oooc:=&quot;.&quot;&amp;[.$A33]&amp;&quot;1&quot;&amp;[.X$1]&amp;&quot;.&quot;" office:value-type="string" office:string-value=".ú1w.">
            <text:p>.ú1w.</text:p>
          </table:table-cell>
          <table:table-cell table:formula="oooc:=&quot;.&quot;&amp;[.$A33]&amp;&quot;1&quot;&amp;[.Y$1]&amp;&quot;.&quot;" office:value-type="string" office:string-value=".ú1x.">
            <text:p>.ú1x.</text:p>
          </table:table-cell>
          <table:table-cell table:formula="oooc:=&quot;.&quot;&amp;[.$A33]&amp;&quot;1&quot;&amp;[.Z$1]&amp;&quot;.&quot;" office:value-type="string" office:string-value=".ú1y.">
            <text:p>.ú1y.</text:p>
          </table:table-cell>
          <table:table-cell table:formula="oooc:=&quot;.&quot;&amp;[.$A33]&amp;&quot;1&quot;&amp;[.AA$1]&amp;&quot;.&quot;" office:value-type="string" office:string-value=".ú1z.">
            <text:p>.ú1z.</text:p>
          </table:table-cell>
          <table:table-cell table:formula="oooc:=&quot;.&quot;&amp;[.$A33]&amp;&quot;1&quot;&amp;[.AB$1]&amp;&quot;.&quot;" office:value-type="string" office:string-value=".ú1á.">
            <text:p>.ú1á.</text:p>
          </table:table-cell>
          <table:table-cell table:formula="oooc:=&quot;.&quot;&amp;[.$A33]&amp;&quot;1&quot;&amp;[.AC$1]&amp;&quot;.&quot;" office:value-type="string" office:string-value=".ú1é.">
            <text:p>.ú1é.</text:p>
          </table:table-cell>
          <table:table-cell table:formula="oooc:=&quot;.&quot;&amp;[.$A33]&amp;&quot;1&quot;&amp;[.AD$1]&amp;&quot;.&quot;" office:value-type="string" office:string-value=".ú1ë.">
            <text:p>.ú1ë.</text:p>
          </table:table-cell>
          <table:table-cell table:formula="oooc:=&quot;.&quot;&amp;[.$A33]&amp;&quot;1&quot;&amp;[.AE$1]&amp;&quot;.&quot;" office:value-type="string" office:string-value=".ú1í.">
            <text:p>.ú1í.</text:p>
          </table:table-cell>
          <table:table-cell table:formula="oooc:=&quot;.&quot;&amp;[.$A33]&amp;&quot;1&quot;&amp;[.AF$1]&amp;&quot;.&quot;" office:value-type="string" office:string-value=".ú1ó.">
            <text:p>.ú1ó.</text:p>
          </table:table-cell>
          <table:table-cell table:formula="oooc:=&quot;.&quot;&amp;[.$A33]&amp;&quot;1&quot;&amp;[.AG$1]&amp;&quot;.&quot;" office:value-type="string" office:string-value=".ú1ú.">
            <text:p>.ú1ú.</text:p>
          </table:table-cell>
          <table:table-cell table:formula="oooc:=&quot;.&quot;&amp;[.$A33]&amp;&quot;1&quot;&amp;[.AH$1]&amp;&quot;.&quot;" office:value-type="string" office:string-value=".ú1æ.">
            <text:p>.ú1æ.</text:p>
          </table:table-cell>
          <table:table-cell table:formula="oooc:=&quot;.&quot;&amp;[.$A33]&amp;&quot;1&quot;&amp;[.AI$1]&amp;&quot;.&quot;" office:value-type="string" office:string-value=".ú1ý.">
            <text:p>.ú1ý.</text:p>
          </table:table-cell>
        </table:table-row>
        <table:table-row table:style-name="ro1">
          <table:table-cell office:value-type="string">
            <text:p>æ</text:p>
          </table:table-cell>
          <table:table-cell table:formula="oooc:=&quot;.&quot;&amp;[.$A34]&amp;&quot;1&quot;&amp;[.B$1]&amp;&quot;.&quot;" office:value-type="string" office:string-value=".æ1a.">
            <text:p>.æ1a.</text:p>
          </table:table-cell>
          <table:table-cell table:formula="oooc:=&quot;.&quot;&amp;[.$A34]&amp;&quot;1&quot;&amp;[.C$1]&amp;&quot;.&quot;" office:value-type="string" office:string-value=".æ1b.">
            <text:p>.æ1b.</text:p>
          </table:table-cell>
          <table:table-cell table:formula="oooc:=&quot;.&quot;&amp;[.$A34]&amp;&quot;1&quot;&amp;[.D$1]&amp;&quot;.&quot;" office:value-type="string" office:string-value=".æ1c.">
            <text:p>.æ1c.</text:p>
          </table:table-cell>
          <table:table-cell table:formula="oooc:=&quot;.&quot;&amp;[.$A34]&amp;&quot;1&quot;&amp;[.E$1]&amp;&quot;.&quot;" office:value-type="string" office:string-value=".æ1d.">
            <text:p>.æ1d.</text:p>
          </table:table-cell>
          <table:table-cell table:formula="oooc:=&quot;.&quot;&amp;[.$A34]&amp;&quot;1&quot;&amp;[.F$1]&amp;&quot;.&quot;" office:value-type="string" office:string-value=".æ1e.">
            <text:p>.æ1e.</text:p>
          </table:table-cell>
          <table:table-cell table:formula="oooc:=&quot;.&quot;&amp;[.$A34]&amp;&quot;1&quot;&amp;[.G$1]&amp;&quot;.&quot;" office:value-type="string" office:string-value=".æ1f.">
            <text:p>.æ1f.</text:p>
          </table:table-cell>
          <table:table-cell table:formula="oooc:=&quot;.&quot;&amp;[.$A34]&amp;&quot;1&quot;&amp;[.H$1]&amp;&quot;.&quot;" office:value-type="string" office:string-value=".æ1g.">
            <text:p>.æ1g.</text:p>
          </table:table-cell>
          <table:table-cell table:formula="oooc:=&quot;.&quot;&amp;[.$A34]&amp;&quot;1&quot;&amp;[.I$1]&amp;&quot;.&quot;" office:value-type="string" office:string-value=".æ1h.">
            <text:p>.æ1h.</text:p>
          </table:table-cell>
          <table:table-cell table:formula="oooc:=&quot;.&quot;&amp;[.$A34]&amp;&quot;1&quot;&amp;[.J$1]&amp;&quot;.&quot;" office:value-type="string" office:string-value=".æ1I.">
            <text:p>.æ1I.</text:p>
          </table:table-cell>
          <table:table-cell table:formula="oooc:=&quot;.&quot;&amp;[.$A34]&amp;&quot;1&quot;&amp;[.K$1]&amp;&quot;.&quot;" office:value-type="string" office:string-value=".æ1j.">
            <text:p>.æ1j.</text:p>
          </table:table-cell>
          <table:table-cell table:formula="oooc:=&quot;.&quot;&amp;[.$A34]&amp;&quot;1&quot;&amp;[.L$1]&amp;&quot;.&quot;" office:value-type="string" office:string-value=".æ1k.">
            <text:p>.æ1k.</text:p>
          </table:table-cell>
          <table:table-cell table:formula="oooc:=&quot;.&quot;&amp;[.$A34]&amp;&quot;1&quot;&amp;[.M$1]&amp;&quot;.&quot;" office:value-type="string" office:string-value=".æ1l.">
            <text:p>.æ1l.</text:p>
          </table:table-cell>
          <table:table-cell table:formula="oooc:=&quot;.&quot;&amp;[.$A34]&amp;&quot;1&quot;&amp;[.N$1]&amp;&quot;.&quot;" office:value-type="string" office:string-value=".æ1m.">
            <text:p>.æ1m.</text:p>
          </table:table-cell>
          <table:table-cell table:formula="oooc:=&quot;.&quot;&amp;[.$A34]&amp;&quot;1&quot;&amp;[.O$1]&amp;&quot;.&quot;" office:value-type="string" office:string-value=".æ1n.">
            <text:p>.æ1n.</text:p>
          </table:table-cell>
          <table:table-cell table:formula="oooc:=&quot;.&quot;&amp;[.$A34]&amp;&quot;1&quot;&amp;[.P$1]&amp;&quot;.&quot;" office:value-type="string" office:string-value=".æ1o.">
            <text:p>.æ1o.</text:p>
          </table:table-cell>
          <table:table-cell table:formula="oooc:=&quot;.&quot;&amp;[.$A34]&amp;&quot;1&quot;&amp;[.Q$1]&amp;&quot;.&quot;" office:value-type="string" office:string-value=".æ1p.">
            <text:p>.æ1p.</text:p>
          </table:table-cell>
          <table:table-cell table:formula="oooc:=&quot;.&quot;&amp;[.$A34]&amp;&quot;1&quot;&amp;[.R$1]&amp;&quot;.&quot;" office:value-type="string" office:string-value=".æ1q.">
            <text:p>.æ1q.</text:p>
          </table:table-cell>
          <table:table-cell table:formula="oooc:=&quot;.&quot;&amp;[.$A34]&amp;&quot;1&quot;&amp;[.S$1]&amp;&quot;.&quot;" office:value-type="string" office:string-value=".æ1r.">
            <text:p>.æ1r.</text:p>
          </table:table-cell>
          <table:table-cell table:formula="oooc:=&quot;.&quot;&amp;[.$A34]&amp;&quot;1&quot;&amp;[.T$1]&amp;&quot;.&quot;" office:value-type="string" office:string-value=".æ1s.">
            <text:p>.æ1s.</text:p>
          </table:table-cell>
          <table:table-cell table:formula="oooc:=&quot;.&quot;&amp;[.$A34]&amp;&quot;1&quot;&amp;[.U$1]&amp;&quot;.&quot;" office:value-type="string" office:string-value=".æ1t.">
            <text:p>.æ1t.</text:p>
          </table:table-cell>
          <table:table-cell table:formula="oooc:=&quot;.&quot;&amp;[.$A34]&amp;&quot;1&quot;&amp;[.V$1]&amp;&quot;.&quot;" office:value-type="string" office:string-value=".æ1u.">
            <text:p>.æ1u.</text:p>
          </table:table-cell>
          <table:table-cell table:formula="oooc:=&quot;.&quot;&amp;[.$A34]&amp;&quot;1&quot;&amp;[.W$1]&amp;&quot;.&quot;" office:value-type="string" office:string-value=".æ1v.">
            <text:p>.æ1v.</text:p>
          </table:table-cell>
          <table:table-cell table:formula="oooc:=&quot;.&quot;&amp;[.$A34]&amp;&quot;1&quot;&amp;[.X$1]&amp;&quot;.&quot;" office:value-type="string" office:string-value=".æ1w.">
            <text:p>.æ1w.</text:p>
          </table:table-cell>
          <table:table-cell table:formula="oooc:=&quot;.&quot;&amp;[.$A34]&amp;&quot;1&quot;&amp;[.Y$1]&amp;&quot;.&quot;" office:value-type="string" office:string-value=".æ1x.">
            <text:p>.æ1x.</text:p>
          </table:table-cell>
          <table:table-cell table:formula="oooc:=&quot;.&quot;&amp;[.$A34]&amp;&quot;1&quot;&amp;[.Z$1]&amp;&quot;.&quot;" office:value-type="string" office:string-value=".æ1y.">
            <text:p>.æ1y.</text:p>
          </table:table-cell>
          <table:table-cell table:formula="oooc:=&quot;.&quot;&amp;[.$A34]&amp;&quot;1&quot;&amp;[.AA$1]&amp;&quot;.&quot;" office:value-type="string" office:string-value=".æ1z.">
            <text:p>.æ1z.</text:p>
          </table:table-cell>
          <table:table-cell table:formula="oooc:=&quot;.&quot;&amp;[.$A34]&amp;&quot;1&quot;&amp;[.AB$1]&amp;&quot;.&quot;" office:value-type="string" office:string-value=".æ1á.">
            <text:p>.æ1á.</text:p>
          </table:table-cell>
          <table:table-cell table:formula="oooc:=&quot;.&quot;&amp;[.$A34]&amp;&quot;1&quot;&amp;[.AC$1]&amp;&quot;.&quot;" office:value-type="string" office:string-value=".æ1é.">
            <text:p>.æ1é.</text:p>
          </table:table-cell>
          <table:table-cell table:formula="oooc:=&quot;.&quot;&amp;[.$A34]&amp;&quot;1&quot;&amp;[.AD$1]&amp;&quot;.&quot;" office:value-type="string" office:string-value=".æ1ë.">
            <text:p>.æ1ë.</text:p>
          </table:table-cell>
          <table:table-cell table:formula="oooc:=&quot;.&quot;&amp;[.$A34]&amp;&quot;1&quot;&amp;[.AE$1]&amp;&quot;.&quot;" office:value-type="string" office:string-value=".æ1í.">
            <text:p>.æ1í.</text:p>
          </table:table-cell>
          <table:table-cell table:formula="oooc:=&quot;.&quot;&amp;[.$A34]&amp;&quot;1&quot;&amp;[.AF$1]&amp;&quot;.&quot;" office:value-type="string" office:string-value=".æ1ó.">
            <text:p>.æ1ó.</text:p>
          </table:table-cell>
          <table:table-cell table:formula="oooc:=&quot;.&quot;&amp;[.$A34]&amp;&quot;1&quot;&amp;[.AG$1]&amp;&quot;.&quot;" office:value-type="string" office:string-value=".æ1ú.">
            <text:p>.æ1ú.</text:p>
          </table:table-cell>
          <table:table-cell table:formula="oooc:=&quot;.&quot;&amp;[.$A34]&amp;&quot;1&quot;&amp;[.AH$1]&amp;&quot;.&quot;" office:value-type="string" office:string-value=".æ1æ.">
            <text:p>.æ1æ.</text:p>
          </table:table-cell>
          <table:table-cell table:formula="oooc:=&quot;.&quot;&amp;[.$A34]&amp;&quot;1&quot;&amp;[.AI$1]&amp;&quot;.&quot;" office:value-type="string" office:string-value=".æ1ý.">
            <text:p>.æ1ý.</text:p>
          </table:table-cell>
        </table:table-row>
        <table:table-row table:style-name="ro1">
          <table:table-cell office:value-type="string">
            <text:p>ý</text:p>
          </table:table-cell>
          <table:table-cell table:formula="oooc:=&quot;.&quot;&amp;[.$A35]&amp;&quot;1&quot;&amp;[.B$1]&amp;&quot;.&quot;" office:value-type="string" office:string-value=".ý1a.">
            <text:p>.ý1a.</text:p>
          </table:table-cell>
          <table:table-cell table:formula="oooc:=&quot;.&quot;&amp;[.$A35]&amp;&quot;1&quot;&amp;[.C$1]&amp;&quot;.&quot;" office:value-type="string" office:string-value=".ý1b.">
            <text:p>.ý1b.</text:p>
          </table:table-cell>
          <table:table-cell table:formula="oooc:=&quot;.&quot;&amp;[.$A35]&amp;&quot;1&quot;&amp;[.D$1]&amp;&quot;.&quot;" office:value-type="string" office:string-value=".ý1c.">
            <text:p>.ý1c.</text:p>
          </table:table-cell>
          <table:table-cell table:formula="oooc:=&quot;.&quot;&amp;[.$A35]&amp;&quot;1&quot;&amp;[.E$1]&amp;&quot;.&quot;" office:value-type="string" office:string-value=".ý1d.">
            <text:p>.ý1d.</text:p>
          </table:table-cell>
          <table:table-cell table:formula="oooc:=&quot;.&quot;&amp;[.$A35]&amp;&quot;1&quot;&amp;[.F$1]&amp;&quot;.&quot;" office:value-type="string" office:string-value=".ý1e.">
            <text:p>.ý1e.</text:p>
          </table:table-cell>
          <table:table-cell table:formula="oooc:=&quot;.&quot;&amp;[.$A35]&amp;&quot;1&quot;&amp;[.G$1]&amp;&quot;.&quot;" office:value-type="string" office:string-value=".ý1f.">
            <text:p>.ý1f.</text:p>
          </table:table-cell>
          <table:table-cell table:formula="oooc:=&quot;.&quot;&amp;[.$A35]&amp;&quot;1&quot;&amp;[.H$1]&amp;&quot;.&quot;" office:value-type="string" office:string-value=".ý1g.">
            <text:p>.ý1g.</text:p>
          </table:table-cell>
          <table:table-cell table:formula="oooc:=&quot;.&quot;&amp;[.$A35]&amp;&quot;1&quot;&amp;[.I$1]&amp;&quot;.&quot;" office:value-type="string" office:string-value=".ý1h.">
            <text:p>.ý1h.</text:p>
          </table:table-cell>
          <table:table-cell table:formula="oooc:=&quot;.&quot;&amp;[.$A35]&amp;&quot;1&quot;&amp;[.J$1]&amp;&quot;.&quot;" office:value-type="string" office:string-value=".ý1I.">
            <text:p>.ý1I.</text:p>
          </table:table-cell>
          <table:table-cell table:formula="oooc:=&quot;.&quot;&amp;[.$A35]&amp;&quot;1&quot;&amp;[.K$1]&amp;&quot;.&quot;" office:value-type="string" office:string-value=".ý1j.">
            <text:p>.ý1j.</text:p>
          </table:table-cell>
          <table:table-cell table:formula="oooc:=&quot;.&quot;&amp;[.$A35]&amp;&quot;1&quot;&amp;[.L$1]&amp;&quot;.&quot;" office:value-type="string" office:string-value=".ý1k.">
            <text:p>.ý1k.</text:p>
          </table:table-cell>
          <table:table-cell table:formula="oooc:=&quot;.&quot;&amp;[.$A35]&amp;&quot;1&quot;&amp;[.M$1]&amp;&quot;.&quot;" office:value-type="string" office:string-value=".ý1l.">
            <text:p>.ý1l.</text:p>
          </table:table-cell>
          <table:table-cell table:formula="oooc:=&quot;.&quot;&amp;[.$A35]&amp;&quot;1&quot;&amp;[.N$1]&amp;&quot;.&quot;" office:value-type="string" office:string-value=".ý1m.">
            <text:p>.ý1m.</text:p>
          </table:table-cell>
          <table:table-cell table:formula="oooc:=&quot;.&quot;&amp;[.$A35]&amp;&quot;1&quot;&amp;[.O$1]&amp;&quot;.&quot;" office:value-type="string" office:string-value=".ý1n.">
            <text:p>.ý1n.</text:p>
          </table:table-cell>
          <table:table-cell table:formula="oooc:=&quot;.&quot;&amp;[.$A35]&amp;&quot;1&quot;&amp;[.P$1]&amp;&quot;.&quot;" office:value-type="string" office:string-value=".ý1o.">
            <text:p>.ý1o.</text:p>
          </table:table-cell>
          <table:table-cell table:formula="oooc:=&quot;.&quot;&amp;[.$A35]&amp;&quot;1&quot;&amp;[.Q$1]&amp;&quot;.&quot;" office:value-type="string" office:string-value=".ý1p.">
            <text:p>.ý1p.</text:p>
          </table:table-cell>
          <table:table-cell table:formula="oooc:=&quot;.&quot;&amp;[.$A35]&amp;&quot;1&quot;&amp;[.R$1]&amp;&quot;.&quot;" office:value-type="string" office:string-value=".ý1q.">
            <text:p>.ý1q.</text:p>
          </table:table-cell>
          <table:table-cell table:formula="oooc:=&quot;.&quot;&amp;[.$A35]&amp;&quot;1&quot;&amp;[.S$1]&amp;&quot;.&quot;" office:value-type="string" office:string-value=".ý1r.">
            <text:p>.ý1r.</text:p>
          </table:table-cell>
          <table:table-cell table:formula="oooc:=&quot;.&quot;&amp;[.$A35]&amp;&quot;1&quot;&amp;[.T$1]&amp;&quot;.&quot;" office:value-type="string" office:string-value=".ý1s.">
            <text:p>.ý1s.</text:p>
          </table:table-cell>
          <table:table-cell table:formula="oooc:=&quot;.&quot;&amp;[.$A35]&amp;&quot;1&quot;&amp;[.U$1]&amp;&quot;.&quot;" office:value-type="string" office:string-value=".ý1t.">
            <text:p>.ý1t.</text:p>
          </table:table-cell>
          <table:table-cell table:formula="oooc:=&quot;.&quot;&amp;[.$A35]&amp;&quot;1&quot;&amp;[.V$1]&amp;&quot;.&quot;" office:value-type="string" office:string-value=".ý1u.">
            <text:p>.ý1u.</text:p>
          </table:table-cell>
          <table:table-cell table:formula="oooc:=&quot;.&quot;&amp;[.$A35]&amp;&quot;1&quot;&amp;[.W$1]&amp;&quot;.&quot;" office:value-type="string" office:string-value=".ý1v.">
            <text:p>.ý1v.</text:p>
          </table:table-cell>
          <table:table-cell table:formula="oooc:=&quot;.&quot;&amp;[.$A35]&amp;&quot;1&quot;&amp;[.X$1]&amp;&quot;.&quot;" office:value-type="string" office:string-value=".ý1w.">
            <text:p>.ý1w.</text:p>
          </table:table-cell>
          <table:table-cell table:formula="oooc:=&quot;.&quot;&amp;[.$A35]&amp;&quot;1&quot;&amp;[.Y$1]&amp;&quot;.&quot;" office:value-type="string" office:string-value=".ý1x.">
            <text:p>.ý1x.</text:p>
          </table:table-cell>
          <table:table-cell table:formula="oooc:=&quot;.&quot;&amp;[.$A35]&amp;&quot;1&quot;&amp;[.Z$1]&amp;&quot;.&quot;" office:value-type="string" office:string-value=".ý1y.">
            <text:p>.ý1y.</text:p>
          </table:table-cell>
          <table:table-cell table:formula="oooc:=&quot;.&quot;&amp;[.$A35]&amp;&quot;1&quot;&amp;[.AA$1]&amp;&quot;.&quot;" office:value-type="string" office:string-value=".ý1z.">
            <text:p>.ý1z.</text:p>
          </table:table-cell>
          <table:table-cell table:formula="oooc:=&quot;.&quot;&amp;[.$A35]&amp;&quot;1&quot;&amp;[.AB$1]&amp;&quot;.&quot;" office:value-type="string" office:string-value=".ý1á.">
            <text:p>.ý1á.</text:p>
          </table:table-cell>
          <table:table-cell table:formula="oooc:=&quot;.&quot;&amp;[.$A35]&amp;&quot;1&quot;&amp;[.AC$1]&amp;&quot;.&quot;" office:value-type="string" office:string-value=".ý1é.">
            <text:p>.ý1é.</text:p>
          </table:table-cell>
          <table:table-cell table:formula="oooc:=&quot;.&quot;&amp;[.$A35]&amp;&quot;1&quot;&amp;[.AD$1]&amp;&quot;.&quot;" office:value-type="string" office:string-value=".ý1ë.">
            <text:p>.ý1ë.</text:p>
          </table:table-cell>
          <table:table-cell table:formula="oooc:=&quot;.&quot;&amp;[.$A35]&amp;&quot;1&quot;&amp;[.AE$1]&amp;&quot;.&quot;" office:value-type="string" office:string-value=".ý1í.">
            <text:p>.ý1í.</text:p>
          </table:table-cell>
          <table:table-cell table:formula="oooc:=&quot;.&quot;&amp;[.$A35]&amp;&quot;1&quot;&amp;[.AF$1]&amp;&quot;.&quot;" office:value-type="string" office:string-value=".ý1ó.">
            <text:p>.ý1ó.</text:p>
          </table:table-cell>
          <table:table-cell table:formula="oooc:=&quot;.&quot;&amp;[.$A35]&amp;&quot;1&quot;&amp;[.AG$1]&amp;&quot;.&quot;" office:value-type="string" office:string-value=".ý1ú.">
            <text:p>.ý1ú.</text:p>
          </table:table-cell>
          <table:table-cell table:formula="oooc:=&quot;.&quot;&amp;[.$A35]&amp;&quot;1&quot;&amp;[.AH$1]&amp;&quot;.&quot;" office:value-type="string" office:string-value=".ý1æ.">
            <text:p>.ý1æ.</text:p>
          </table:table-cell>
          <table:table-cell table:formula="oooc:=&quot;.&quot;&amp;[.$A35]&amp;&quot;1&quot;&amp;[.AI$1]&amp;&quot;.&quot;" office:value-type="string" office:string-value=".ý1ý.">
            <text:p>.ý1ý.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6-01">06/01/2008</text:date>, <text:time>18:56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initial-creator>David Siefker</meta:initial-creator>
    <meta:creation-date>2008-06-01T18:36:03</meta:creation-date>
    <dc:creator>David Siefker</dc:creator>
    <dc:date>2008-06-01T18:56:53</dc:date>
    <meta:editing-cycles>1</meta:editing-cycles>
    <meta:editing-duration>PT20M51S</meta:editing-duration>
    <meta:user-defined meta:name="Info 1"/>
    <meta:user-defined meta:name="Info 2"/>
    <meta:user-defined meta:name="Info 3"/>
    <meta:user-defined meta:name="Info 4"/>
    <meta:document-statistic meta:table-count="3" meta:cell-count="1224"/>
  </office:meta>
</office:document-meta>
</file>